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Normal" style:font-family-generic="roman" style:font-pitch="variable" style:font-charset="x-symbol"/>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Roboto Condensed" svg:font-family="'Roboto Condensed', sans-serif"/>
    <style:font-face style:name="Roboto" svg:font-family="Roboto, 'Open Sans', Helvetica, Arial, sans-serif"/>
    <style:font-face style:name="Source Sans Pro" svg:font-family="'Source Sans Pro', sans-serif"/>
    <style:font-face style:name="apple-system" svg:font-family="apple-system, BlinkMacSystemFont, 'Segoe UI', Roboto, Helvetica, Arial, sans-serif"/>
    <style:font-face style:name="sans-serif" svg:font-family="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2" fo:font-size="12pt" fo:font-weight="normal" style:font-size-asian="12pt" style:font-weight-asian="normal" style:font-size-complex="12pt" style:font-weight-complex="normal"/>
    </style:style>
    <style:style style:name="P2" style:family="paragraph" style:parent-style-name="Standard">
      <style:text-properties style:font-name="Arial2" fo:font-size="12pt" fo:font-weight="normal" officeooo:rsid="00096873" officeooo:paragraph-rsid="00096873" style:font-size-asian="12pt" style:font-weight-asian="normal" style:font-size-complex="12pt" style:font-weight-complex="normal"/>
    </style:style>
    <style:style style:name="P3" style:family="paragraph" style:parent-style-name="Standard">
      <style:text-properties style:font-name="Arial2" fo:font-size="12pt" fo:font-weight="bold" style:font-size-asian="12pt" style:font-weight-asian="bold" style:font-size-complex="12pt"/>
    </style:style>
    <style:style style:name="P4" style:family="paragraph" style:parent-style-name="Standard_20__28_user_29_">
      <style:text-properties style:font-name="Arial2" fo:font-size="12pt" fo:font-weight="bold" style:font-size-asian="12pt" style:font-weight-asian="bold" style:font-size-complex="12pt"/>
    </style:style>
    <style:style style:name="P5" style:family="paragraph" style:parent-style-name="Standard_20__28_user_29_">
      <style:text-properties style:font-name="Arial2" fo:font-size="12pt" fo:font-weight="bold" style:font-size-asian="12pt" style:font-weight-asian="bold" style:font-size-complex="12pt" style:font-weight-complex="bold"/>
    </style:style>
    <style:style style:name="P6" style:family="paragraph" style:parent-style-name="Standard_20__28_user_29_">
      <style:text-properties style:font-name="Arial2" fo:font-size="12pt" fo:font-weight="bold" officeooo:rsid="00096873" officeooo:paragraph-rsid="00096873" style:font-size-asian="12pt" style:font-weight-asian="bold" style:font-size-complex="12pt"/>
    </style:style>
    <style:style style:name="P7" style:family="paragraph" style:parent-style-name="Standard_20__28_user_29_">
      <style:text-properties style:font-name="Arial2" fo:font-size="12pt" fo:font-weight="normal" style:font-size-asian="12pt" style:font-weight-asian="normal" style:font-size-complex="12pt" style:font-weight-complex="normal"/>
    </style:style>
    <style:style style:name="P8" style:family="paragraph" style:parent-style-name="Standard_20__28_user_29_">
      <style:text-properties style:font-name="Arial2" fo:font-size="12pt" fo:font-weight="normal" officeooo:rsid="00096873" officeooo:paragraph-rsid="00096873" style:font-size-asian="12pt" style:font-weight-asian="normal" style:font-size-complex="12pt" style:font-weight-complex="normal"/>
    </style:style>
    <style:style style:name="P9" style:family="paragraph" style:parent-style-name="Standard_20__28_user_29_">
      <style:text-properties style:font-name="Arial2" fo:font-size="12pt" fo:font-weight="normal" officeooo:paragraph-rsid="000e2dff" style:font-size-asian="12pt" style:font-weight-asian="normal" style:font-size-complex="12pt" style:font-weight-complex="normal"/>
    </style:style>
    <style:style style:name="P10" style:family="paragraph" style:parent-style-name="Standard_20__28_user_29_">
      <style:text-properties style:font-name="Arial2" fo:font-size="14pt" fo:font-weight="bold" style:font-size-asian="14pt" style:font-weight-asian="bold" style:font-size-complex="14pt" style:font-weight-complex="bold"/>
    </style:style>
    <style:style style:name="P11" style:family="paragraph" style:parent-style-name="Standard_20__28_user_29_">
      <style:text-properties style:font-name="Arial2" fo:font-size="14pt" style:font-size-asian="14pt" style:font-size-complex="14pt"/>
    </style:style>
    <style:style style:name="P12" style:family="paragraph" style:parent-style-name="Standard_20__28_user_29_">
      <style:paragraph-properties fo:margin-left="1.251cm" fo:margin-right="0cm" fo:text-indent="0cm" style:auto-text-indent="false"/>
      <style:text-properties style:font-name="Arial2" fo:font-weight="bold" style:font-weight-asian="bold"/>
    </style:style>
    <style:style style:name="P13" style:family="paragraph" style:parent-style-name="Standard_20__28_user_29_">
      <style:paragraph-properties fo:margin-left="1.251cm" fo:margin-right="0cm" fo:text-indent="0cm" style:auto-text-indent="false"/>
      <style:text-properties style:font-name="Arial2" fo:font-size="14pt" fo:font-weight="bold" style:font-size-asian="14pt" style:font-weight-asian="bold" style:font-size-complex="14pt"/>
    </style:style>
    <style:style style:name="P14" style:family="paragraph" style:parent-style-name="Standard">
      <style:paragraph-properties fo:margin-left="0cm" fo:margin-right="0cm" fo:margin-top="0cm" fo:margin-bottom="0cm" loext:contextual-spacing="false" fo:orphans="2" fo:widows="2" fo:text-indent="0cm" style:auto-text-indent="false"/>
      <style:text-properties officeooo:paragraph-rsid="00239a6c"/>
    </style:style>
    <style:style style:name="P15" style:family="paragraph" style:parent-style-name="Standard_20__28_user_29_">
      <style:paragraph-properties fo:margin-left="0cm" fo:margin-right="0cm" fo:margin-top="0cm" fo:margin-bottom="0cm" loext:contextual-spacing="false"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1eec22" style:font-weight-asian="bold"/>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239a6c" style:font-weight-asian="bold" style:font-weight-complex="bold"/>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38a659" style:font-weight-asian="bold" style:font-weight-complex="bold"/>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rsid="000de8cf" officeooo:paragraph-rsid="0026de2a" style:font-weight-asian="bold"/>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eec22" officeooo:paragraph-rsid="001eec22" style:font-size-asian="12pt" style:font-weight-asian="bold" style:font-size-complex="12pt" style:font-weight-complex="normal"/>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normal" officeooo:rsid="001a0edf" officeooo:paragraph-rsid="00239a6c"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4pt" fo:font-weight="bold" officeooo:paragraph-rsid="0020abc2" style:font-size-asian="14pt" style:font-weight-asian="bold" style:font-size-complex="14pt"/>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0abc2"/>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39a6c"/>
    </style:style>
    <style:style style:name="P2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578bd"/>
    </style:style>
    <style:style style:name="P2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39f84e"/>
    </style:style>
    <style:style style:name="P2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406e1d"/>
    </style:style>
    <style:style style:name="P30" style:family="paragraph" style:parent-style-name="Text_20_body">
      <style:paragraph-properties fo:margin-left="0cm" fo:margin-right="0cm" fo:margin-top="0cm" fo:margin-bottom="0cm" loext:contextual-spacing="false" fo:orphans="2" fo:widows="2" fo:text-indent="0cm" style:auto-text-indent="false"/>
      <style:text-properties style:font-name="Arial3" fo:font-size="12pt" fo:font-weight="bold" officeooo:paragraph-rsid="001eec22" style:font-size-asian="12pt" style:font-weight-asian="bold" style:font-size-complex="12pt"/>
    </style:style>
    <style:style style:name="P31"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578bd" style:font-size-asian="16.5pt" style:font-style-asian="normal" style:font-weight-asian="bold"/>
    </style:style>
    <style:style style:name="P32"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6de2a" style:font-size-asian="16.5pt" style:font-style-asian="normal" style:font-weight-asian="bold"/>
    </style:style>
    <style:style style:name="P33"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239a6c" style:font-size-asian="15pt" style:font-style-asian="normal" style:font-weight-asian="bold"/>
    </style:style>
    <style:style style:name="P34"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47aa44" style:font-size-asian="12pt" style:font-style-asian="normal" style:font-weight-asian="bold" style:font-size-complex="12pt" style:font-weight-complex="bold"/>
    </style:style>
    <style:style style:name="P35" style:family="paragraph" style:parent-style-name="Heading_20_1">
      <style:paragraph-properties fo:margin-left="0cm" fo:margin-right="0cm" fo:text-indent="0cm" style:auto-text-indent="false"/>
      <style:text-properties fo:color="#242424" style:font-name="Arial2" fo:font-size="12pt" fo:font-weight="bold" officeooo:paragraph-rsid="0020abc2" style:font-size-asian="12pt" style:font-weight-asian="bold" style:font-size-complex="12pt"/>
    </style:style>
    <style:style style:name="P36" style:family="paragraph" style:parent-style-name="Standard_20__28_user_29_">
      <style:paragraph-properties fo:margin-left="0cm" fo:margin-right="0cm" fo:text-indent="0cm" style:auto-text-indent="false"/>
      <style:text-properties style:font-name="Arial2" fo:font-weight="bold" officeooo:rsid="000afeb8" officeooo:paragraph-rsid="001a0edf" style:font-weight-asian="bold"/>
    </style:style>
    <style:style style:name="P37"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style>
    <style:style style:name="P38" style:family="paragraph" style:parent-style-name="Standard_20__28_user_29_">
      <style:paragraph-properties fo:margin-left="0cm" fo:margin-right="0cm" fo:text-indent="0cm" style:auto-text-indent="false"/>
      <style:text-properties style:font-name="Arial2" fo:font-weight="bold" officeooo:rsid="001a0ab2" officeooo:paragraph-rsid="001a0ab2" style:font-weight-asian="bold"/>
    </style:style>
    <style:style style:name="P39"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font-weight-complex="bold"/>
    </style:style>
    <style:style style:name="P40" style:family="paragraph" style:parent-style-name="Standard_20__28_user_29_">
      <style:paragraph-properties fo:margin-left="0cm" fo:margin-right="0cm" fo:text-indent="0cm" style:auto-text-indent="false"/>
      <style:text-properties style:font-name="Arial2" fo:font-weight="bold" officeooo:rsid="0038a659" officeooo:paragraph-rsid="0038a659" style:font-weight-asian="bold" style:font-weight-complex="bold"/>
    </style:style>
    <style:style style:name="P41" style:family="paragraph" style:parent-style-name="Standard_20__28_user_29_">
      <style:paragraph-properties fo:margin-left="0cm" fo:margin-right="0cm" fo:text-indent="0cm" style:auto-text-indent="false"/>
      <style:text-properties style:font-name="Arial2" fo:font-weight="bold" officeooo:paragraph-rsid="0047aa44" style:font-weight-asian="bold" style:font-weight-complex="bold"/>
    </style:style>
    <style:style style:name="P42" style:family="paragraph" style:parent-style-name="Standard_20__28_user_29_">
      <style:paragraph-properties fo:margin-left="0cm" fo:margin-right="0cm" fo:text-indent="0cm" style:auto-text-indent="false"/>
      <style:text-properties style:font-name="Arial2" officeooo:rsid="000afeb8" officeooo:paragraph-rsid="00228fc1"/>
    </style:style>
    <style:style style:name="P43" style:family="paragraph" style:parent-style-name="Standard_20__28_user_29_">
      <style:paragraph-properties fo:margin-left="0cm" fo:margin-right="0cm" fo:text-indent="0cm" style:auto-text-indent="false"/>
      <style:text-properties style:font-name="Arial2" officeooo:rsid="001a0edf" officeooo:paragraph-rsid="00228fc1"/>
    </style:style>
    <style:style style:name="P44" style:family="paragraph" style:parent-style-name="Standard_20__28_user_29_">
      <style:paragraph-properties fo:margin-left="0cm" fo:margin-right="0cm" fo:text-indent="0cm" style:auto-text-indent="false"/>
      <style:text-properties style:font-name="Arial2" fo:font-size="14pt" fo:font-weight="bold" style:font-size-asian="14pt" style:font-weight-asian="bold" style:font-size-complex="14pt"/>
    </style:style>
    <style:style style:name="P45" style:family="paragraph" style:parent-style-name="Standard_20__28_user_29_">
      <style:paragraph-properties fo:margin-left="0cm" fo:margin-right="0cm" fo:text-indent="0cm" style:auto-text-indent="false"/>
      <style:text-properties style:font-name="Arial2" fo:font-size="14pt" fo:font-weight="bold" officeooo:paragraph-rsid="0018d240" style:font-size-asian="14pt" style:font-weight-asian="bold" style:font-size-complex="14pt"/>
    </style:style>
    <style:style style:name="P46" style:family="paragraph" style:parent-style-name="Standard_20__28_user_29_">
      <style:paragraph-properties fo:margin-left="0cm" fo:margin-right="0cm" fo:text-indent="0cm" style:auto-text-indent="false"/>
      <style:text-properties style:font-name="Arial2" fo:font-size="14pt" fo:font-weight="bold" officeooo:paragraph-rsid="001a0ab2" style:font-size-asian="14pt" style:font-weight-asian="bold" style:font-size-complex="14pt"/>
    </style:style>
    <style:style style:name="P47" style:family="paragraph" style:parent-style-name="Standard_20__28_user_29_">
      <style:paragraph-properties fo:margin-left="0cm" fo:margin-right="0cm" fo:text-indent="0cm" style:auto-text-indent="false"/>
      <style:text-properties style:font-name="Arial2" fo:font-size="14pt" fo:font-weight="normal" style:font-size-asian="14pt" style:font-weight-asian="normal" style:font-size-complex="14pt" style:font-weight-complex="normal"/>
    </style:style>
    <style:style style:name="P48" style:family="paragraph" style:parent-style-name="Standard_20__28_user_29_">
      <style:paragraph-properties fo:margin-left="0cm" fo:margin-right="0cm" fo:text-indent="0cm" style:auto-text-indent="false"/>
      <style:text-properties style:font-name="Arial2" officeooo:paragraph-rsid="001a0ab2"/>
    </style:style>
    <style:style style:name="P49" style:family="paragraph" style:parent-style-name="Standard_20__28_user_29_">
      <style:paragraph-properties fo:margin-left="0cm" fo:margin-right="0cm" fo:text-indent="0cm" style:auto-text-indent="false"/>
      <style:text-properties style:font-name="Arial2" fo:font-weight="normal" officeooo:rsid="0030a40c" officeooo:paragraph-rsid="003e7fcd" style:font-weight-asian="normal" style:font-weight-complex="normal"/>
    </style:style>
    <style:style style:name="P50" style:family="paragraph" style:parent-style-name="Standard_20__28_user_29_">
      <style:paragraph-properties fo:margin-left="0cm" fo:margin-right="0cm" fo:text-indent="0cm" style:auto-text-indent="false"/>
      <style:text-properties style:font-name="Arial2" fo:font-weight="normal" officeooo:paragraph-rsid="0030a40c" style:font-weight-asian="normal" style:font-weight-complex="normal"/>
    </style:style>
    <style:style style:name="P51" style:family="paragraph" style:parent-style-name="Standard_20__28_user_29_">
      <style:paragraph-properties fo:margin-left="0cm" fo:margin-right="0cm" fo:text-indent="0cm" style:auto-text-indent="false"/>
      <style:text-properties style:font-name="Arial2" fo:font-weight="normal" officeooo:rsid="004d5427" officeooo:paragraph-rsid="004d5427" style:font-weight-asian="normal" style:font-weight-complex="normal"/>
    </style:style>
    <style:style style:name="P52" style:family="paragraph" style:parent-style-name="Standard_20__28_user_29_">
      <style:paragraph-properties fo:margin-left="0cm" fo:margin-right="0cm" fo:text-indent="0cm" style:auto-text-indent="false"/>
      <style:text-properties style:font-name="Arial2" fo:font-size="12pt" fo:font-weight="normal" officeooo:rsid="001a0edf" officeooo:paragraph-rsid="001a0edf" style:font-size-asian="12pt" style:font-weight-asian="normal" style:font-size-complex="12pt" style:font-weight-complex="normal"/>
    </style:style>
    <style:style style:name="P53" style:family="paragraph" style:parent-style-name="Standard_20__28_user_29_">
      <style:paragraph-properties fo:margin-left="0cm" fo:margin-right="0cm" fo:text-indent="0cm" style:auto-text-indent="false"/>
      <style:text-properties style:font-name="Arial2" fo:font-size="12pt" fo:font-weight="normal" officeooo:rsid="001ced80" officeooo:paragraph-rsid="001ced80" style:font-size-asian="12pt" style:font-weight-asian="normal" style:font-size-complex="12pt" style:font-weight-complex="normal"/>
    </style:style>
    <style:style style:name="P54" style:family="paragraph" style:parent-style-name="Standard_20__28_user_29_">
      <style:paragraph-properties fo:margin-left="0cm" fo:margin-right="0cm" fo:text-indent="0cm" style:auto-text-indent="false"/>
      <style:text-properties style:font-name="Arial2" fo:font-size="12pt" fo:font-weight="normal" officeooo:rsid="001d616c" officeooo:paragraph-rsid="001d616c" style:font-size-asian="12pt" style:font-weight-asian="normal" style:font-size-complex="12pt" style:font-weight-complex="normal"/>
    </style:style>
    <style:style style:name="P55" style:family="paragraph" style:parent-style-name="Standard_20__28_user_29_">
      <style:paragraph-properties fo:margin-left="0cm" fo:margin-right="0cm" fo:text-indent="0cm" style:auto-text-indent="false"/>
      <style:text-properties style:font-name="Arial2" fo:font-size="12pt" fo:font-weight="normal" officeooo:rsid="001eec22" officeooo:paragraph-rsid="001eec22" style:font-size-asian="12pt" style:font-weight-asian="normal" style:font-size-complex="12pt" style:font-weight-complex="normal"/>
    </style:style>
    <style:style style:name="P56" style:family="paragraph" style:parent-style-name="Standard_20__28_user_29_">
      <style:paragraph-properties fo:margin-left="0cm" fo:margin-right="0cm" fo:text-indent="0cm" style:auto-text-indent="false"/>
      <style:text-properties style:use-window-font-color="true" style:font-name="Arial2" fo:font-weight="normal" officeooo:rsid="004b30a2" officeooo:paragraph-rsid="004b30a2" style:font-weight-asian="normal" style:font-weight-complex="normal"/>
    </style:style>
    <style:style style:name="P57" style:family="paragraph" style:parent-style-name="Standard_20__28_user_29_">
      <style:paragraph-properties fo:margin-left="0cm" fo:margin-right="0cm" fo:text-indent="0cm" style:auto-text-indent="false"/>
      <style:text-properties style:use-window-font-color="true" style:font-name="Arial3" fo:font-size="12pt" fo:font-weight="normal" officeooo:rsid="001a0edf" officeooo:paragraph-rsid="001a0edf" style:font-size-asian="12pt" style:font-weight-asian="normal" style:font-size-complex="12pt" style:font-weight-complex="normal"/>
    </style:style>
    <style:style style:name="P58" style:family="paragraph" style:parent-style-name="Standard_20__28_user_29_">
      <style:paragraph-properties fo:margin-left="0cm" fo:margin-right="0cm" fo:text-indent="0cm" style:auto-text-indent="false"/>
      <style:text-properties style:font-name="Arial3" fo:font-size="12pt" fo:font-weight="bold" officeooo:paragraph-rsid="0018d240" style:font-size-asian="12pt" style:font-weight-asian="bold" style:font-size-complex="12pt"/>
    </style:style>
    <style:style style:name="P59" style:family="paragraph" style:parent-style-name="Standard_20__28_user_29_">
      <style:paragraph-properties fo:margin-left="0cm" fo:margin-right="0cm"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60" style:family="paragraph" style:parent-style-name="Standard_20__28_user_29_">
      <style:paragraph-properties fo:margin-left="0cm" fo:margin-right="0cm"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61" style:family="paragraph" style:parent-style-name="Standard_20__28_user_29_">
      <style:paragraph-properties fo:margin-left="0cm" fo:margin-right="0cm" fo:text-indent="0cm" style:auto-text-indent="false"/>
      <style:text-properties style:font-name="Arial3" fo:font-size="12pt" fo:font-weight="normal" officeooo:rsid="00319d68" officeooo:paragraph-rsid="00319d68" style:font-size-asian="12pt" style:font-weight-asian="normal" style:font-size-complex="12pt" style:font-weight-complex="normal"/>
    </style:style>
    <style:style style:name="P62"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1eec22"/>
    </style:style>
    <style:style style:name="P63" style:family="paragraph" style:parent-style-name="Standard_20__28_user_29_">
      <style:paragraph-properties fo:margin-left="0cm" fo:margin-right="0cm" fo:text-indent="0cm" style:auto-text-indent="false"/>
      <style:text-properties fo:font-variant="normal" fo:text-transform="none" style:use-window-font-color="true" style:font-name="Arial2" fo:font-size="12pt" fo:letter-spacing="normal" fo:font-style="normal" fo:font-weight="bold" officeooo:paragraph-rsid="0047aa44" style:font-size-asian="12pt" style:font-style-asian="normal" style:font-weight-asian="bold" style:font-size-complex="12pt" style:font-weight-complex="bold"/>
    </style:style>
    <style:style style:name="P64"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65" style:family="paragraph" style:parent-style-name="Standard_20__28_user_29_">
      <style:paragraph-properties fo:margin-left="0cm" fo:margin-right="0cm" fo:text-indent="0cm" style:auto-text-indent="false"/>
      <style:text-properties officeooo:paragraph-rsid="00471342"/>
    </style:style>
    <style:style style:name="P66" style:family="paragraph" style:parent-style-name="Standard_20__28_user_29_">
      <style:paragraph-properties fo:margin-left="0cm" fo:margin-right="0cm" fo:text-indent="0cm" style:auto-text-indent="false"/>
      <style:text-properties officeooo:paragraph-rsid="004b30a2"/>
    </style:style>
    <style:style style:name="P67"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68" style:family="paragraph" style:parent-style-name="Text_20_body">
      <style:paragraph-properties fo:margin-left="0cm" fo:margin-right="0cm" fo:orphans="2" fo:widows="2" fo:text-indent="0cm" style:auto-text-indent="false"/>
      <style:text-properties fo:font-variant="normal" fo:text-transform="none" fo:color="#444444" style:font-name="apple-system" fo:font-size="12pt" fo:letter-spacing="normal" fo:font-style="normal" fo:font-weight="normal" officeooo:paragraph-rsid="002578bd" style:font-weight-asian="bold" style:font-weight-complex="bold"/>
    </style:style>
    <style:style style:name="P69"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70"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bold"/>
    </style:style>
    <style:style style:name="P71"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normal" style:font-weight-complex="normal"/>
    </style:style>
    <style:style style:name="P72" style:family="paragraph" style:parent-style-name="Text_20_body">
      <style:paragraph-properties fo:margin-left="0cm" fo:margin-right="0cm" fo:orphans="2" fo:widows="2" fo:text-indent="0cm" style:auto-text-indent="false"/>
    </style:style>
    <style:style style:name="P73" style:family="paragraph" style:parent-style-name="Text_20_body">
      <style:paragraph-properties fo:margin-left="0cm" fo:margin-right="0cm" fo:text-indent="0cm" style:auto-text-indent="false"/>
      <style:text-properties officeooo:paragraph-rsid="00342aae"/>
    </style:style>
    <style:style style:name="P74" style:family="paragraph" style:parent-style-name="Text_20_body">
      <style:paragraph-properties fo:margin-left="0cm" fo:margin-right="0cm" fo:line-height="100%" fo:orphans="2" fo:widows="2" fo:text-indent="0cm" style:auto-text-indent="false"/>
    </style:style>
    <style:style style:name="P75"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412aeb"/>
    </style:style>
    <style:style style:name="P76"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3b7fcc"/>
    </style:style>
    <style:style style:name="P77"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use-window-font-color="true" style:font-name="Arial3" fo:font-size="12pt" fo:font-weight="normal" officeooo:paragraph-rsid="0039f84e" style:font-size-asian="12pt" style:font-weight-asian="normal" style:font-size-complex="12pt" style:font-weight-complex="normal"/>
    </style:style>
    <style:style style:name="P78"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paragraph-rsid="0039f84e"/>
    </style:style>
    <style:style style:name="P79"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rsid="0039f84e" officeooo:paragraph-rsid="00406e1d"/>
    </style:style>
    <style:style style:name="P80" style:family="paragraph" style:parent-style-name="Standard_20__28_user_29_">
      <style:paragraph-properties fo:margin-left="2.501cm" fo:margin-right="0cm" fo:text-indent="0cm" style:auto-text-indent="false"/>
      <style:text-properties style:font-name="Arial2" fo:font-weight="bold" officeooo:paragraph-rsid="0018d240" style:font-weight-asian="bold"/>
    </style:style>
    <style:style style:name="P81" style:family="paragraph" style:parent-style-name="Standard_20__28_user_29_">
      <style:paragraph-properties fo:margin-left="2.501cm" fo:margin-right="0cm" fo:text-indent="0cm" style:auto-text-indent="false"/>
      <style:text-properties style:font-name="Arial2" fo:font-weight="bold" officeooo:paragraph-rsid="001a0ab2" style:font-weight-asian="bold"/>
    </style:style>
    <style:style style:name="P82" style:family="paragraph" style:parent-style-name="Standard_20__28_user_29_">
      <style:paragraph-properties fo:margin-left="1.251cm" fo:margin-right="0cm" fo:text-indent="1.251cm" style:auto-text-indent="false"/>
      <style:text-properties style:font-name="Arial2" fo:font-size="14pt" fo:font-weight="normal" style:font-size-asian="14pt" style:font-weight-asian="normal" style:font-size-complex="14pt" style:font-weight-complex="normal"/>
    </style:style>
    <style:style style:name="P83" style:family="paragraph" style:parent-style-name="Text_20_body">
      <style:text-properties style:use-window-font-color="true" officeooo:rsid="00431271" officeooo:paragraph-rsid="0046ded6"/>
    </style:style>
    <style:style style:name="P84" style:family="paragraph" style:parent-style-name="Text_20_body">
      <style:text-properties officeooo:paragraph-rsid="004669a9"/>
    </style:style>
    <style:style style:name="P85" style:family="paragraph" style:parent-style-name="Standard">
      <style:text-properties officeooo:paragraph-rsid="00714f7b"/>
    </style:style>
    <style:style style:name="P86" style:family="paragraph" style:parent-style-name="Standard">
      <style:text-properties officeooo:rsid="007317f1" officeooo:paragraph-rsid="007317f1"/>
    </style:style>
    <style:style style:name="P87" style:family="paragraph" style:parent-style-name="Standard">
      <style:text-properties officeooo:rsid="007317f1" officeooo:paragraph-rsid="007cca49"/>
    </style:style>
    <style:style style:name="P88" style:family="paragraph" style:parent-style-name="Standard">
      <style:text-properties officeooo:paragraph-rsid="007317f1"/>
    </style:style>
    <style:style style:name="P89" style:family="paragraph" style:parent-style-name="Standard">
      <style:text-properties fo:font-weight="bold" officeooo:paragraph-rsid="00714f7b" style:font-weight-asian="bold" style:font-weight-complex="bold"/>
    </style:style>
    <style:style style:name="P90" style:family="paragraph" style:parent-style-name="Standard">
      <style:text-properties officeooo:rsid="00819ea8" officeooo:paragraph-rsid="00819ea8"/>
    </style:style>
    <style:style style:name="P91" style:family="paragraph" style:parent-style-name="Standard">
      <style:text-properties officeooo:rsid="008582df" officeooo:paragraph-rsid="008582df"/>
    </style:style>
    <style:style style:name="P92" style:family="paragraph" style:parent-style-name="Standard">
      <style:text-properties officeooo:rsid="0086f8e6" officeooo:paragraph-rsid="0086f8e6"/>
    </style:style>
    <style:style style:name="P93" style:family="paragraph" style:parent-style-name="Standard">
      <style:paragraph-properties fo:margin-left="0cm" fo:margin-right="0cm" fo:text-indent="0cm" style:auto-text-indent="false"/>
      <style:text-properties officeooo:rsid="00819ea8" officeooo:paragraph-rsid="00819ea8"/>
    </style:style>
    <style:style style:name="P94" style:family="paragraph" style:parent-style-name="Standard">
      <style:paragraph-properties fo:margin-left="0cm" fo:margin-right="0cm" fo:text-indent="0cm" style:auto-text-indent="false"/>
      <style:text-properties officeooo:rsid="008257eb" officeooo:paragraph-rsid="008257eb"/>
    </style:style>
    <style:style style:name="P95" style:family="paragraph" style:parent-style-name="Standard">
      <style:paragraph-properties fo:margin-left="0cm" fo:margin-right="0cm" fo:text-indent="0cm" style:auto-text-indent="false"/>
      <style:text-properties officeooo:paragraph-rsid="00827943"/>
    </style:style>
    <style:style style:name="P96" style:family="paragraph" style:parent-style-name="Standard">
      <style:paragraph-properties fo:margin-left="0cm" fo:margin-right="0cm" fo:text-indent="0cm" style:auto-text-indent="false"/>
      <style:text-properties officeooo:rsid="008582df" officeooo:paragraph-rsid="008582df"/>
    </style:style>
    <style:style style:name="P97" style:family="paragraph" style:parent-style-name="Standard">
      <style:paragraph-properties fo:margin-left="0cm" fo:margin-right="0cm" fo:text-indent="0cm" style:auto-text-indent="false"/>
      <style:text-properties officeooo:rsid="00866bf2" officeooo:paragraph-rsid="00866bf2"/>
    </style:style>
    <style:style style:name="P98" style:family="paragraph" style:parent-style-name="Standard">
      <style:paragraph-properties fo:margin-left="0cm" fo:margin-right="0cm" fo:text-indent="0cm" style:auto-text-indent="false"/>
      <style:text-properties officeooo:rsid="008abbbf" officeooo:paragraph-rsid="008abbbf"/>
    </style:style>
    <style:style style:name="P99" style:family="paragraph" style:parent-style-name="Standard">
      <style:paragraph-properties fo:margin-left="0cm" fo:margin-right="0cm" fo:text-indent="0cm" style:auto-text-indent="false"/>
      <style:text-properties officeooo:rsid="008d1863" officeooo:paragraph-rsid="008d1863"/>
    </style:style>
    <style:style style:name="P100"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01"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239a6c" style:font-size-asian="15pt" style:font-style-asian="normal" style:font-weight-asian="bold"/>
    </style:style>
    <style:style style:name="P102" style:family="paragraph" style:parent-style-name="Heading_20_2">
      <style:paragraph-properties fo:margin-left="0cm" fo:margin-right="0cm" fo:text-indent="0cm" style:auto-text-indent="false"/>
      <style:text-properties fo:font-variant="normal" fo:text-transform="none" fo:color="#555555" style:font-name="EquityCapsB" fo:font-style="normal" fo:font-weight="normal" officeooo:paragraph-rsid="001a0ab2" style:font-weight-asian="bold" style:font-weight-complex="bold"/>
    </style:style>
    <style:style style:name="P103" style:family="paragraph" style:parent-style-name="Heading_20_2">
      <style:paragraph-properties fo:margin-left="0cm" fo:margin-right="0cm" fo:line-height="100%" fo:text-align="start" style:justify-single-word="false" fo:orphans="2" fo:widows="2" fo:text-indent="0cm" style:auto-text-indent="false" fo:padding-left="0cm" fo:padding-right="0cm" fo:padding-top="0.049cm" fo:padding-bottom="0cm" fo:border-left="none" fo:border-right="none" fo:border-top="0.06pt solid #c0c0c0" fo:border-bottom="none"/>
      <style:text-properties fo:font-variant="normal" fo:text-transform="none" fo:color="#555555" style:font-name="EquityCapsB" fo:font-style="normal" fo:font-weight="normal"/>
    </style:style>
    <style:style style:name="P104" style:family="paragraph" style:parent-style-name="Heading_20_2">
      <style:paragraph-properties fo:margin-left="0cm" fo:margin-right="0cm" fo:margin-top="0.661cm" fo:margin-bottom="0.265cm" loext:contextual-spacing="false" fo:orphans="2" fo:widows="2" fo:text-indent="0cm" style:auto-text-indent="false" fo:padding="0cm" fo:border="none"/>
      <style:text-properties fo:font-variant="normal" fo:text-transform="none" fo:color="#333333" style:font-name="Helvetica" fo:font-size="22.5pt" fo:letter-spacing="normal" fo:font-style="normal" fo:font-weight="normal"/>
    </style:style>
    <style:style style:name="P105"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Roboto Condensed" fo:font-size="15pt" fo:letter-spacing="normal" fo:font-style="normal" fo:font-weight="bold"/>
    </style:style>
    <style:style style:name="P106" style:family="paragraph" style:parent-style-name="Standard_20__28_user_29_" style:master-page-name="Standard">
      <style:paragraph-properties style:page-number="auto"/>
      <style:text-properties style:font-name="Arial2" fo:font-size="12pt" fo:font-weight="bold" style:font-size-asian="12pt" style:font-weight-asian="bold" style:font-size-complex="12pt" style:font-weight-complex="bold"/>
    </style:style>
    <style:style style:name="P107" style:family="paragraph" style:parent-style-name="Standard_20__28_user_29_">
      <style:paragraph-properties fo:margin-left="0cm" fo:margin-right="0cm" fo:text-indent="0cm" style:auto-text-indent="false"/>
    </style:style>
    <style:style style:name="P108" style:family="paragraph" style:parent-style-name="Standard_20__28_user_29_">
      <style:paragraph-properties fo:margin-left="0cm" fo:margin-right="0cm" fo:text-indent="0cm" style:auto-text-indent="false"/>
      <style:text-properties style:font-name="Arial2" fo:font-weight="normal" officeooo:rsid="00342aae" officeooo:paragraph-rsid="0033ab7c" style:font-weight-asian="normal" style:font-weight-complex="normal"/>
    </style:style>
    <style:style style:name="P109" style:family="paragraph" style:parent-style-name="Standard_20__28_user_29_">
      <style:paragraph-properties fo:margin-left="0cm" fo:margin-right="0cm" fo:text-indent="0cm" style:auto-text-indent="false"/>
      <style:text-properties style:font-name="Arial2" fo:font-weight="normal" officeooo:rsid="004b30a2" officeooo:paragraph-rsid="004b30a2" style:font-weight-asian="normal" style:font-weight-complex="normal"/>
    </style:style>
    <style:style style:name="P110" style:family="paragraph" style:parent-style-name="Standard_20__28_user_29_">
      <style:paragraph-properties fo:margin-left="0cm" fo:margin-right="0cm" fo:text-indent="0cm" style:auto-text-indent="false"/>
      <style:text-properties style:font-name="Arial2" fo:font-weight="normal" officeooo:rsid="00499f7b" officeooo:paragraph-rsid="00499f7b" style:font-weight-asian="normal" style:font-weight-complex="normal"/>
    </style:style>
    <style:style style:name="P111" style:family="paragraph" style:parent-style-name="Standard_20__28_user_29_">
      <style:paragraph-properties fo:margin-left="0cm" fo:margin-right="0cm" fo:text-indent="0cm" style:auto-text-indent="false"/>
      <style:text-properties style:font-name="Arial2" fo:font-weight="normal" officeooo:rsid="002f2f15" officeooo:paragraph-rsid="002f2f15" style:font-weight-asian="normal" style:font-weight-complex="normal"/>
    </style:style>
    <style:style style:name="P112" style:family="paragraph" style:parent-style-name="Standard_20__28_user_29_">
      <style:paragraph-properties fo:margin-left="0cm" fo:margin-right="0cm" fo:text-indent="0cm" style:auto-text-indent="false"/>
      <style:text-properties style:font-name="Arial2" fo:font-weight="normal" officeooo:rsid="00532359" officeooo:paragraph-rsid="00532359" style:font-weight-asian="normal" style:font-weight-complex="normal"/>
    </style:style>
    <style:style style:name="P113"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font-weight-complex="bold"/>
    </style:style>
    <style:style style:name="P114" style:family="paragraph" style:parent-style-name="Standard_20__28_user_29_">
      <style:paragraph-properties fo:margin-left="0cm" fo:margin-right="0cm" fo:text-indent="0cm" style:auto-text-indent="false"/>
      <style:text-properties style:font-name="Arial2" fo:font-weight="bold" officeooo:paragraph-rsid="00532359" style:font-weight-asian="bold" style:font-weight-complex="bold"/>
    </style:style>
    <style:style style:name="P115" style:family="paragraph" style:parent-style-name="Standard_20__28_user_29_">
      <style:paragraph-properties fo:margin-left="0cm" fo:margin-right="0cm" fo:text-indent="0cm" style:auto-text-indent="false"/>
      <style:text-properties style:font-name="Arial2" fo:font-weight="bold" officeooo:rsid="00532359" officeooo:paragraph-rsid="00532359" style:font-weight-asian="bold" style:font-weight-complex="bold"/>
    </style:style>
    <style:style style:name="P116" style:family="paragraph" style:parent-style-name="Standard_20__28_user_29_">
      <style:paragraph-properties fo:margin-left="0cm" fo:margin-right="0cm" fo:text-indent="0cm" style:auto-text-indent="false"/>
      <style:text-properties style:font-name="Arial2" fo:font-weight="bold" officeooo:rsid="005494d1" officeooo:paragraph-rsid="005494d1" style:font-weight-asian="bold" style:font-weight-complex="bold"/>
    </style:style>
    <style:style style:name="P117" style:family="paragraph" style:parent-style-name="Standard_20__28_user_29_">
      <style:paragraph-properties fo:margin-left="0cm" fo:margin-right="0cm" fo:text-indent="0cm" style:auto-text-indent="false"/>
      <style:text-properties style:font-name="Arial2" fo:font-weight="bold" officeooo:rsid="000de8cf" officeooo:paragraph-rsid="001a0ab2" style:font-weight-asian="bold"/>
    </style:style>
    <style:style style:name="P118"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style>
    <style:style style:name="P119" style:family="paragraph" style:parent-style-name="Standard_20__28_user_29_">
      <style:paragraph-properties fo:margin-left="0cm" fo:margin-right="0cm" fo:text-indent="0cm" style:auto-text-indent="false"/>
      <style:text-properties style:font-name="Arial2" fo:font-weight="bold" officeooo:rsid="006ba9d9" officeooo:paragraph-rsid="006ba9d9" style:font-weight-asian="bold"/>
    </style:style>
    <style:style style:name="P120"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3ab7c" style:font-size-asian="12pt" style:font-style-asian="normal" style:font-weight-asian="normal" style:font-size-complex="12pt" style:font-weight-complex="bold"/>
    </style:style>
    <style:style style:name="P121"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342aae" officeooo:paragraph-rsid="00342aae" style:font-size-asian="12pt" style:font-style-asian="normal" style:font-weight-asian="normal" style:font-size-complex="12pt" style:font-weight-complex="bold"/>
    </style:style>
    <style:style style:name="P122"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123"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124"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99f7b" officeooo:paragraph-rsid="00499f7b" style:font-size-asian="12pt" style:font-style-asian="normal" style:font-weight-asian="normal" style:font-weight-complex="bold"/>
    </style:style>
    <style:style style:name="P125"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47aa44" style:font-size-asian="12pt" style:font-style-asian="normal" style:font-weight-asian="normal" style:font-size-complex="12pt" style:font-weight-complex="bold"/>
    </style:style>
    <style:style style:name="P126" style:family="paragraph" style:parent-style-name="Standard_20__28_user_29_">
      <style:text-properties style:font-name="Arial2" fo:font-size="14pt" fo:font-weight="bold" officeooo:paragraph-rsid="0056a8c2" style:font-size-asian="14pt" style:font-weight-asian="bold" style:font-size-complex="14pt" style:font-weight-complex="bold"/>
    </style:style>
    <style:style style:name="P127" style:family="paragraph" style:parent-style-name="Standard_20__28_user_29_">
      <style:text-properties style:font-name="Arial2" fo:font-size="14pt" fo:font-weight="bold" officeooo:paragraph-rsid="0056a8c2" style:font-size-asian="14pt" style:font-weight-asian="bold" style:font-size-complex="14pt"/>
    </style:style>
    <style:style style:name="P128" style:family="paragraph" style:parent-style-name="Standard_20__28_user_29_">
      <style:text-properties style:font-name="Arial2" fo:font-size="14pt" fo:font-weight="bold" officeooo:rsid="0056a8c2" officeooo:paragraph-rsid="0056a8c2" style:font-size-asian="14pt" style:font-weight-asian="bold" style:font-size-complex="14pt"/>
    </style:style>
    <style:style style:name="P129" style:family="paragraph" style:parent-style-name="Standard_20__28_user_29_">
      <style:text-properties style:font-name="Arial2" fo:font-size="14pt" officeooo:rsid="00705e17" officeooo:paragraph-rsid="00705e17" style:font-size-asian="14pt" style:font-size-complex="14pt"/>
    </style:style>
    <style:style style:name="P130" style:family="paragraph" style:parent-style-name="Standard_20__28_user_29_">
      <style:text-properties style:font-name="Arial2" fo:font-size="14pt" fo:language="en" fo:country="US" officeooo:paragraph-rsid="0056a8c2" style:font-size-asian="14pt" style:font-size-complex="14pt"/>
    </style:style>
    <style:style style:name="P131" style:family="paragraph" style:parent-style-name="Standard_20__28_user_29_">
      <style:text-properties style:font-name="Arial2" fo:font-weight="bold" officeooo:paragraph-rsid="00714f7b" style:font-weight-asian="bold" style:font-weight-complex="bold"/>
    </style:style>
    <style:style style:name="P132" style:family="paragraph" style:parent-style-name="Standard_20__28_user_29_">
      <style:text-properties style:font-name="Arial2" fo:font-size="12pt" fo:font-weight="normal" officeooo:rsid="0056a8c2" officeooo:paragraph-rsid="0056a8c2" style:font-size-asian="12pt" style:font-weight-asian="normal" style:font-size-complex="12pt" style:font-weight-complex="normal"/>
    </style:style>
    <style:style style:name="P133" style:family="paragraph" style:parent-style-name="Standard_20__28_user_29_">
      <style:text-properties style:font-name="Arial2" fo:font-size="12pt" officeooo:rsid="0076c3d0" officeooo:paragraph-rsid="0076c3d0" style:font-size-asian="12pt" style:font-size-complex="12pt"/>
    </style:style>
    <style:style style:name="P134" style:family="paragraph" style:parent-style-name="Standard_20__28_user_29_">
      <style:text-properties style:font-name="Arial2" officeooo:paragraph-rsid="00714f7b"/>
    </style:style>
    <style:style style:name="P135" style:family="paragraph" style:parent-style-name="Standard_20__28_user_29_">
      <style:text-properties style:font-name="Arial2" officeooo:rsid="00760e7f" officeooo:paragraph-rsid="00760e7f"/>
    </style:style>
    <style:style style:name="P136" style:family="paragraph" style:parent-style-name="Standard_20__28_user_29_">
      <style:text-properties style:font-name="Arial2" officeooo:rsid="00760e7f" officeooo:paragraph-rsid="0076c671"/>
    </style:style>
    <style:style style:name="P137" style:family="paragraph" style:parent-style-name="Standard_20__28_user_29_">
      <style:text-properties style:font-name="Arial2" officeooo:rsid="0076c671" officeooo:paragraph-rsid="0076c671"/>
    </style:style>
    <style:style style:name="P138" style:family="paragraph" style:parent-style-name="Standard_20__28_user_29_">
      <style:text-properties style:font-name="Arial2" officeooo:rsid="0076d51c" officeooo:paragraph-rsid="0076d51c"/>
    </style:style>
    <style:style style:name="P139" style:family="paragraph" style:parent-style-name="Standard_20__28_user_29_">
      <style:text-properties style:font-name="Arial2" officeooo:rsid="0078a43d" officeooo:paragraph-rsid="0078a43d"/>
    </style:style>
    <style:style style:name="P140" style:family="paragraph" style:parent-style-name="Standard_20__28_user_29_">
      <style:text-properties style:font-name="Arial2" officeooo:rsid="007a44bc" officeooo:paragraph-rsid="007a44bc"/>
    </style:style>
    <style:style style:name="P141" style:family="paragraph" style:parent-style-name="Standard_20__28_user_29_">
      <style:text-properties style:font-name="Arial2" officeooo:rsid="008bdec6" officeooo:paragraph-rsid="008bdec6"/>
    </style:style>
    <style:style style:name="P142" style:family="paragraph" style:parent-style-name="Standard_20__28_user_29_">
      <style:text-properties style:font-name="Arial2" officeooo:rsid="008d1863" officeooo:paragraph-rsid="008d1863"/>
    </style:style>
    <style:style style:name="P143" style:family="paragraph" style:parent-style-name="Standard_20__28_user_29_">
      <style:text-properties style:font-name="Arial2" officeooo:rsid="008e692b" officeooo:paragraph-rsid="008e692b"/>
    </style:style>
    <style:style style:name="P144" style:family="paragraph" style:parent-style-name="Standard_20__28_user_29_">
      <style:text-properties style:font-name="Arial2" officeooo:rsid="00912c49" officeooo:paragraph-rsid="00912c49"/>
    </style:style>
    <style:style style:name="P145" style:family="paragraph" style:parent-style-name="Standard_20__28_user_29_">
      <style:text-properties fo:font-size="14pt" officeooo:paragraph-rsid="0056a8c2" style:font-size-asian="14pt" style:font-size-complex="14pt"/>
    </style:style>
    <style:style style:name="P146" style:family="paragraph" style:parent-style-name="Standard_20__28_user_29_">
      <style:text-properties fo:font-size="14pt" officeooo:paragraph-rsid="00705e17" style:font-size-asian="14pt" style:font-size-complex="14pt"/>
    </style:style>
    <style:style style:name="P147" style:family="paragraph" style:parent-style-name="Standard_20__28_user_29_">
      <style:text-properties fo:font-size="12pt" fo:font-weight="normal" officeooo:paragraph-rsid="0056a8c2" style:font-size-asian="12pt" style:font-weight-asian="normal" style:font-size-complex="12pt" style:font-weight-complex="normal"/>
    </style:style>
    <style:style style:name="P148" style:family="paragraph" style:parent-style-name="Standard_20__28_user_29_">
      <style:text-properties fo:font-weight="bold" officeooo:paragraph-rsid="00714f7b" style:font-weight-asian="bold" style:font-weight-complex="bold"/>
    </style:style>
    <style:style style:name="P149" style:family="paragraph" style:parent-style-name="Standard_20__28_user_29_">
      <style:text-properties officeooo:paragraph-rsid="00714f7b"/>
    </style:style>
    <style:style style:name="P150" style:family="paragraph" style:parent-style-name="Standard_20__28_user_29_">
      <style:text-properties officeooo:rsid="007317f1" officeooo:paragraph-rsid="007317f1"/>
    </style:style>
    <style:style style:name="P151" style:family="paragraph" style:parent-style-name="Standard_20__28_user_29_">
      <style:paragraph-properties fo:margin-left="2.501cm" fo:margin-right="0cm" fo:text-indent="0cm" style:auto-text-indent="false"/>
      <style:text-properties style:font-name="Arial2" fo:font-weight="bold" officeooo:rsid="004f44bc" officeooo:paragraph-rsid="001a0ab2" style:font-weight-asian="bold"/>
    </style:style>
    <style:style style:name="P152" style:family="paragraph" style:parent-style-name="Standard_20__28_user_29_">
      <style:paragraph-properties fo:margin-left="2.501cm" fo:margin-right="0cm" fo:text-indent="0cm" style:auto-text-indent="false"/>
      <style:text-properties style:font-name="Arial2" fo:font-size="12pt" fo:font-weight="bold" officeooo:rsid="0008e0e9" officeooo:paragraph-rsid="0059878f" style:font-size-asian="12pt" style:font-weight-asian="bold" style:font-size-complex="12pt" style:font-weight-complex="bold"/>
    </style:style>
    <style:style style:name="P153" style:family="paragraph" style:parent-style-name="Standard_20__28_user_29_">
      <style:paragraph-properties fo:margin-left="2.501cm" fo:margin-right="0cm" fo:text-indent="0cm" style:auto-text-indent="false"/>
      <style:text-properties style:font-name="Arial2" fo:font-size="12pt" fo:font-weight="bold" officeooo:rsid="00096d44" officeooo:paragraph-rsid="0059878f" style:font-size-asian="12pt" style:font-weight-asian="bold" style:font-size-complex="12pt" style:font-weight-complex="bold"/>
    </style:style>
    <style:style style:name="P154" style:family="paragraph" style:parent-style-name="Standard_20__28_user_29_">
      <style:paragraph-properties fo:margin-left="2.501cm" fo:margin-right="0cm" fo:text-indent="0cm" style:auto-text-indent="false"/>
      <style:text-properties style:font-name="Arial2" fo:font-size="12pt" officeooo:rsid="0008e0e9" officeooo:paragraph-rsid="005c3dd7" style:font-size-asian="12pt" style:font-size-complex="12pt"/>
    </style:style>
    <style:style style:name="P155" style:family="paragraph" style:parent-style-name="Standard_20__28_user_29_">
      <style:paragraph-properties fo:margin-left="2.501cm" fo:margin-right="0cm" fo:text-indent="0cm" style:auto-text-indent="false"/>
      <style:text-properties style:font-name="Arial2" fo:font-size="12pt" fo:font-weight="normal" officeooo:rsid="00096d44" officeooo:paragraph-rsid="005c3dd7" style:font-size-asian="12pt" style:font-weight-asian="normal" style:font-size-complex="12pt" style:font-weight-complex="normal"/>
    </style:style>
    <style:style style:name="P156" style:family="paragraph" style:parent-style-name="Standard_20__28_user_29_">
      <style:paragraph-properties fo:margin-left="2.501cm" fo:margin-right="0cm" fo:text-indent="0cm" style:auto-text-indent="false"/>
      <style:text-properties style:font-name="Arial2" fo:font-size="12pt" fo:font-weight="normal" officeooo:rsid="0009c3ff" officeooo:paragraph-rsid="0059878f" style:font-size-asian="12pt" style:font-weight-asian="normal" style:font-size-complex="12pt" style:font-weight-complex="normal"/>
    </style:style>
    <style:style style:name="P157"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158"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b6184" style:font-size-asian="12pt" style:font-weight-asian="normal" style:font-size-complex="12pt" style:font-weight-complex="normal"/>
    </style:style>
    <style:style style:name="P159"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160"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59878f" style:font-size-asian="12pt" style:font-weight-asian="normal" style:font-size-complex="12pt" style:font-weight-complex="normal"/>
    </style:style>
    <style:style style:name="P161"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5b6184" style:font-size-asian="12pt" style:font-weight-asian="normal" style:font-size-complex="12pt" style:font-weight-complex="normal"/>
    </style:style>
    <style:style style:name="P162"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7faad2" style:font-size-asian="12pt" style:font-weight-asian="normal" style:font-size-complex="12pt" style:font-weight-complex="normal"/>
    </style:style>
    <style:style style:name="P163" style:family="paragraph" style:parent-style-name="Standard_20__28_user_29_">
      <style:paragraph-properties fo:margin-left="2.501cm" fo:margin-right="0cm" fo:text-indent="0cm" style:auto-text-indent="false"/>
      <style:text-properties style:font-name="Arial2" fo:font-size="12pt" fo:font-weight="normal" officeooo:rsid="000d0528" officeooo:paragraph-rsid="005b6184" style:font-size-asian="12pt" style:font-weight-asian="normal" style:font-size-complex="12pt" style:font-weight-complex="normal"/>
    </style:style>
    <style:style style:name="P164" style:family="paragraph" style:parent-style-name="Standard_20__28_user_29_">
      <style:paragraph-properties fo:margin-left="2.501cm" fo:margin-right="0cm" fo:text-indent="0cm" style:auto-text-indent="false"/>
      <style:text-properties style:font-name="Arial2" fo:font-size="12pt" fo:font-weight="normal" officeooo:rsid="000b7c06" officeooo:paragraph-rsid="005b6184" style:font-size-asian="12pt" style:font-weight-asian="normal" style:font-size-complex="12pt" style:font-weight-complex="normal"/>
    </style:style>
    <style:style style:name="P165" style:family="paragraph" style:parent-style-name="Standard_20__28_user_29_">
      <style:paragraph-properties fo:margin-left="2.501cm" fo:margin-right="0cm" fo:text-indent="0cm" style:auto-text-indent="false"/>
      <style:text-properties style:font-name="Arial2" fo:font-size="12pt" fo:font-weight="normal" officeooo:rsid="00711aa3" officeooo:paragraph-rsid="00711aa3" style:font-size-asian="12pt" style:font-weight-asian="normal" style:font-size-complex="12pt" style:font-weight-complex="normal"/>
    </style:style>
    <style:style style:name="P166" style:family="paragraph" style:parent-style-name="Standard_20__28_user_29_">
      <style:paragraph-properties fo:margin-left="2.501cm" fo:margin-right="0cm" fo:text-indent="0cm" style:auto-text-indent="false"/>
      <style:text-properties style:font-name="Arial2" fo:font-size="12pt" fo:font-weight="normal" officeooo:rsid="00714f7b" officeooo:paragraph-rsid="00714f7b" style:font-size-asian="12pt" style:font-weight-asian="normal" style:font-size-complex="12pt" style:font-weight-complex="normal"/>
    </style:style>
    <style:style style:name="P167" style:family="paragraph" style:parent-style-name="Standard_20__28_user_29_">
      <style:paragraph-properties fo:margin-left="2.501cm" fo:margin-right="0cm" fo:text-indent="0cm" style:auto-text-indent="false"/>
      <style:text-properties style:font-name="Arial2" fo:font-size="12pt" fo:font-weight="normal" officeooo:rsid="007f43af" officeooo:paragraph-rsid="007f43af" style:font-size-asian="12pt" style:font-weight-asian="normal" style:font-size-complex="12pt" style:font-weight-complex="normal"/>
    </style:style>
    <style:style style:name="P168" style:family="paragraph" style:parent-style-name="Standard_20__28_user_29_">
      <style:paragraph-properties fo:margin-left="2.501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169" style:family="paragraph" style:parent-style-name="Standard_20__28_user_29_">
      <style:paragraph-properties fo:margin-left="2.501cm" fo:margin-right="0cm" fo:text-indent="0cm" style:auto-text-indent="false"/>
      <style:text-properties style:font-name="Arial2" fo:font-size="14pt" fo:font-weight="normal" officeooo:rsid="0009c3ff" officeooo:paragraph-rsid="00711aa3" style:font-size-asian="14pt" style:font-weight-asian="normal" style:font-size-complex="14pt" style:font-weight-complex="normal"/>
    </style:style>
    <style:style style:name="P170" style:family="paragraph" style:parent-style-name="Standard_20__28_user_29_">
      <style:paragraph-properties fo:margin-left="2.501cm" fo:margin-right="0cm" fo:text-indent="0cm" style:auto-text-indent="false"/>
      <style:text-properties style:font-name="Arial2" fo:font-size="14pt" fo:font-weight="normal" officeooo:rsid="00711aa3" officeooo:paragraph-rsid="00711aa3" style:font-size-asian="14pt" style:font-weight-asian="normal" style:font-size-complex="14pt" style:font-weight-complex="normal"/>
    </style:style>
    <style:style style:name="P171" style:family="paragraph" style:parent-style-name="Standard_20__28_user_29_">
      <style:paragraph-properties fo:margin-left="2.501cm" fo:margin-right="0cm" fo:text-indent="0cm" style:auto-text-indent="false"/>
      <style:text-properties style:font-name="Arial2" fo:font-size="14pt" fo:font-weight="normal" officeooo:rsid="00714f7b" officeooo:paragraph-rsid="00714f7b" style:font-size-asian="14pt" style:font-weight-asian="normal" style:font-size-complex="14pt" style:font-weight-complex="normal"/>
    </style:style>
    <style:style style:name="P172" style:family="paragraph" style:parent-style-name="Standard_20__28_user_29_">
      <style:paragraph-properties fo:margin-left="2.501cm" fo:margin-right="0cm" fo:text-indent="0cm" style:auto-text-indent="false"/>
      <style:text-properties fo:font-size="12pt" fo:font-weight="normal" officeooo:rsid="000aa51e" officeooo:paragraph-rsid="007faad2" style:font-size-asian="12pt" style:font-weight-asian="normal" style:font-size-complex="12pt" style:font-weight-complex="normal"/>
    </style:style>
    <style:style style:name="P173" style:family="paragraph" style:parent-style-name="Standard_20__28_user_29_">
      <style:paragraph-properties fo:margin-left="0cm" fo:margin-right="0cm" fo:text-indent="0cm" style:auto-text-indent="false"/>
      <style:text-properties style:font-name="Arial2" fo:font-size="14pt" fo:font-weight="bold" officeooo:paragraph-rsid="0056a8c2" style:font-size-asian="14pt" style:font-weight-asian="bold" style:font-size-complex="14pt"/>
    </style:style>
    <style:style style:name="P174" style:family="paragraph" style:parent-style-name="Standard_20__28_user_29_">
      <style:paragraph-properties fo:margin-left="0cm" fo:margin-right="0cm" fo:text-indent="0cm" style:auto-text-indent="false"/>
      <style:text-properties style:font-name="Arial2" fo:font-size="14pt" fo:font-weight="bold" officeooo:rsid="005b6184" officeooo:paragraph-rsid="005b6184" style:font-size-asian="14pt" style:font-weight-asian="bold" style:font-size-complex="14pt" style:font-weight-complex="bold"/>
    </style:style>
    <style:style style:name="P175"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176"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19ea8" style:font-size-asian="14pt" style:font-weight-asian="bold" style:font-size-complex="14pt"/>
    </style:style>
    <style:style style:name="P177"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582df" style:font-size-asian="14pt" style:font-weight-asian="bold" style:font-size-complex="14pt"/>
    </style:style>
    <style:style style:name="P178" style:family="paragraph" style:parent-style-name="Standard_20__28_user_29_">
      <style:paragraph-properties fo:margin-left="0cm" fo:margin-right="0cm" fo:text-indent="0cm" style:auto-text-indent="false"/>
      <style:text-properties style:font-name="Arial2" fo:font-size="14pt" officeooo:paragraph-rsid="0056a8c2" style:font-size-asian="14pt" style:font-size-complex="14pt"/>
    </style:style>
    <style:style style:name="P179" style:family="paragraph" style:parent-style-name="Standard_20__28_user_29_">
      <style:paragraph-properties fo:margin-left="0cm" fo:margin-right="0cm" fo:text-indent="0cm" style:auto-text-indent="false"/>
      <style:text-properties style:font-name="Arial2" fo:font-size="12pt" fo:font-weight="bold" officeooo:rsid="0008e0e9" officeooo:paragraph-rsid="005c3dd7" style:font-size-asian="12pt" style:font-weight-asian="bold" style:font-size-complex="12pt" style:font-weight-complex="bold"/>
    </style:style>
    <style:style style:name="P180" style:family="paragraph" style:parent-style-name="Standard_20__28_user_29_">
      <style:paragraph-properties fo:margin-left="0cm" fo:margin-right="0cm" fo:text-indent="0cm" style:auto-text-indent="false"/>
      <style:text-properties style:font-name="Arial2" fo:font-size="12pt" fo:font-weight="bold" officeooo:paragraph-rsid="0056a8c2" style:font-size-asian="12pt" style:font-weight-asian="bold" style:font-size-complex="12pt" style:font-weight-complex="bold"/>
    </style:style>
    <style:style style:name="P181" style:family="paragraph" style:parent-style-name="Standard_20__28_user_29_">
      <style:paragraph-properties fo:margin-left="0cm" fo:margin-right="0cm" fo:text-indent="0cm" style:auto-text-indent="false"/>
      <style:text-properties style:font-name="Arial2" fo:font-size="12pt" fo:font-weight="bold" officeooo:rsid="0059878f" officeooo:paragraph-rsid="0059878f" style:font-size-asian="12pt" style:font-weight-asian="bold" style:font-size-complex="12pt" style:font-weight-complex="bold"/>
    </style:style>
    <style:style style:name="P182" style:family="paragraph" style:parent-style-name="Standard_20__28_user_29_">
      <style:paragraph-properties fo:margin-left="0cm" fo:margin-right="0cm" fo:text-indent="0cm" style:auto-text-indent="false"/>
      <style:text-properties style:font-name="Arial2" fo:font-size="12pt" fo:font-weight="bold" officeooo:rsid="00096d44" officeooo:paragraph-rsid="005e1c3f" style:font-size-asian="12pt" style:font-weight-asian="bold" style:font-size-complex="12pt" style:font-weight-complex="bold"/>
    </style:style>
    <style:style style:name="P183" style:family="paragraph" style:parent-style-name="Standard_20__28_user_29_">
      <style:paragraph-properties fo:margin-left="0cm" fo:margin-right="0cm" fo:text-indent="0cm" style:auto-text-indent="false"/>
      <style:text-properties style:font-name="Arial2" fo:font-size="12pt" fo:font-weight="bold" officeooo:rsid="005e1c3f" officeooo:paragraph-rsid="005e1c3f" style:font-size-asian="12pt" style:font-weight-asian="bold" style:font-size-complex="12pt" style:font-weight-complex="bold"/>
    </style:style>
    <style:style style:name="P184" style:family="paragraph" style:parent-style-name="Standard_20__28_user_29_">
      <style:paragraph-properties fo:margin-left="0cm" fo:margin-right="0cm" fo:text-indent="0cm" style:auto-text-indent="false"/>
      <style:text-properties style:font-name="Arial2" fo:font-size="12pt" fo:font-weight="bold" officeooo:paragraph-rsid="006344c1" style:font-size-asian="12pt" style:font-weight-asian="bold" style:font-size-complex="12pt" style:font-weight-complex="bold"/>
    </style:style>
    <style:style style:name="P185"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714f7b" style:font-size-asian="12pt" style:font-weight-asian="bold" style:font-size-complex="12pt" style:font-weight-complex="bold"/>
    </style:style>
    <style:style style:name="P186" style:family="paragraph" style:parent-style-name="Standard_20__28_user_29_">
      <style:paragraph-properties fo:margin-left="0cm" fo:margin-right="0cm" fo:text-indent="0cm" style:auto-text-indent="false"/>
      <style:text-properties style:font-name="Arial2" fo:font-size="12pt" officeooo:paragraph-rsid="0056a8c2" style:font-size-asian="12pt" style:font-size-complex="12pt"/>
    </style:style>
    <style:style style:name="P187" style:family="paragraph" style:parent-style-name="Standard_20__28_user_29_">
      <style:paragraph-properties fo:margin-left="0cm" fo:margin-right="0cm" fo:text-indent="0cm" style:auto-text-indent="false"/>
      <style:text-properties style:font-name="Arial2" fo:font-size="12pt" officeooo:rsid="0059878f" officeooo:paragraph-rsid="0059878f" style:font-size-asian="12pt" style:font-size-complex="12pt"/>
    </style:style>
    <style:style style:name="P188" style:family="paragraph" style:parent-style-name="Standard_20__28_user_29_">
      <style:paragraph-properties fo:margin-left="0cm" fo:margin-right="0cm" fo:text-indent="0cm" style:auto-text-indent="false"/>
      <style:text-properties style:font-name="Arial2" fo:font-size="12pt" officeooo:rsid="005e1c3f" officeooo:paragraph-rsid="005e1c3f" style:font-size-asian="12pt" style:font-size-complex="12pt"/>
    </style:style>
    <style:style style:name="P189" style:family="paragraph" style:parent-style-name="Standard_20__28_user_29_">
      <style:paragraph-properties fo:margin-left="0cm" fo:margin-right="0cm" fo:text-indent="0cm" style:auto-text-indent="false"/>
      <style:text-properties style:font-name="Arial2" fo:font-size="12pt" officeooo:rsid="005e1c3f" officeooo:paragraph-rsid="005fd1c7" style:font-size-asian="12pt" style:font-size-complex="12pt"/>
    </style:style>
    <style:style style:name="P190" style:family="paragraph" style:parent-style-name="Standard_20__28_user_29_">
      <style:paragraph-properties fo:margin-left="0cm" fo:margin-right="0cm" fo:text-indent="0cm" style:auto-text-indent="false"/>
      <style:text-properties style:font-name="Arial2" fo:font-size="12pt" officeooo:rsid="005fd1c7" officeooo:paragraph-rsid="005fd1c7" style:font-size-asian="12pt" style:font-size-complex="12pt"/>
    </style:style>
    <style:style style:name="P191" style:family="paragraph" style:parent-style-name="Standard_20__28_user_29_">
      <style:paragraph-properties fo:margin-left="0cm" fo:margin-right="0cm" fo:text-indent="0cm" style:auto-text-indent="false"/>
      <style:text-properties style:font-name="Arial2" fo:font-size="12pt" officeooo:rsid="005fd1c7" officeooo:paragraph-rsid="006038f2" style:font-size-asian="12pt" style:font-size-complex="12pt"/>
    </style:style>
    <style:style style:name="P192" style:family="paragraph" style:parent-style-name="Standard_20__28_user_29_">
      <style:paragraph-properties fo:margin-left="0cm" fo:margin-right="0cm" fo:text-indent="0cm" style:auto-text-indent="false"/>
      <style:text-properties style:font-name="Arial2" fo:font-size="12pt" officeooo:rsid="005fd1c7" officeooo:paragraph-rsid="00610095" style:font-size-asian="12pt" style:font-size-complex="12pt"/>
    </style:style>
    <style:style style:name="P193" style:family="paragraph" style:parent-style-name="Standard_20__28_user_29_">
      <style:paragraph-properties fo:margin-left="0cm" fo:margin-right="0cm" fo:text-indent="0cm" style:auto-text-indent="false"/>
      <style:text-properties style:font-name="Arial2" fo:font-size="12pt" officeooo:rsid="006038f2" officeooo:paragraph-rsid="006038f2" style:font-size-asian="12pt" style:font-size-complex="12pt"/>
    </style:style>
    <style:style style:name="P194" style:family="paragraph" style:parent-style-name="Standard_20__28_user_29_">
      <style:paragraph-properties fo:margin-left="0cm" fo:margin-right="0cm" fo:text-indent="0cm" style:auto-text-indent="false"/>
      <style:text-properties style:font-name="Arial2" fo:font-size="12pt" officeooo:rsid="00610095" officeooo:paragraph-rsid="00610095" style:font-size-asian="12pt" style:font-size-complex="12pt"/>
    </style:style>
    <style:style style:name="P195" style:family="paragraph" style:parent-style-name="Standard_20__28_user_29_">
      <style:paragraph-properties fo:margin-left="0cm" fo:margin-right="0cm" fo:text-indent="0cm" style:auto-text-indent="false"/>
      <style:text-properties style:font-name="Arial2" fo:font-size="12pt" officeooo:rsid="00622263" officeooo:paragraph-rsid="00622263" style:font-size-asian="12pt" style:font-size-complex="12pt"/>
    </style:style>
    <style:style style:name="P196"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5e1c3f" style:font-size-asian="12pt" style:font-weight-asian="normal" style:font-size-complex="12pt" style:font-weight-complex="normal"/>
    </style:style>
    <style:style style:name="P197"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7192f" style:font-size-asian="12pt" style:font-weight-asian="normal" style:font-size-complex="12pt" style:font-weight-complex="normal"/>
    </style:style>
    <style:style style:name="P198"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9e6c8" style:font-size-asian="12pt" style:font-weight-asian="normal" style:font-size-complex="12pt" style:font-weight-complex="normal"/>
    </style:style>
    <style:style style:name="P199"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56a8c2" style:font-size-asian="12pt" style:font-weight-asian="normal" style:font-size-complex="12pt" style:font-weight-complex="normal"/>
    </style:style>
    <style:style style:name="P200"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6344c1" style:font-size-asian="12pt" style:font-weight-asian="normal" style:font-size-complex="12pt" style:font-weight-complex="normal"/>
    </style:style>
    <style:style style:name="P201"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64ecdc" style:font-size-asian="12pt" style:font-weight-asian="normal" style:font-size-complex="12pt" style:font-weight-complex="normal"/>
    </style:style>
    <style:style style:name="P202" style:family="paragraph" style:parent-style-name="Standard_20__28_user_29_">
      <style:paragraph-properties fo:margin-left="0cm" fo:margin-right="0cm" fo:text-indent="0cm" style:auto-text-indent="false"/>
      <style:text-properties style:font-name="Arial2" fo:font-size="12pt" fo:font-weight="normal" officeooo:rsid="00622263" officeooo:paragraph-rsid="00622263" style:font-size-asian="12pt" style:font-weight-asian="normal" style:font-size-complex="12pt" style:font-weight-complex="normal"/>
    </style:style>
    <style:style style:name="P203" style:family="paragraph" style:parent-style-name="Standard_20__28_user_29_">
      <style:paragraph-properties fo:margin-left="0cm" fo:margin-right="0cm" fo:text-indent="0cm" style:auto-text-indent="false"/>
      <style:text-properties style:font-name="Arial2" fo:font-size="12pt" fo:font-weight="normal" officeooo:rsid="0064ecdc" officeooo:paragraph-rsid="0064ecdc" style:font-size-asian="12pt" style:font-weight-asian="normal" style:font-size-complex="12pt" style:font-weight-complex="normal"/>
    </style:style>
    <style:style style:name="P204" style:family="paragraph" style:parent-style-name="Standard_20__28_user_29_">
      <style:paragraph-properties fo:margin-left="0cm" fo:margin-right="0cm" fo:text-indent="0cm" style:auto-text-indent="false"/>
      <style:text-properties style:font-name="Arial2" fo:font-size="12pt" fo:font-weight="normal" officeooo:rsid="00658a34" officeooo:paragraph-rsid="00658a34" style:font-size-asian="12pt" style:font-weight-asian="normal" style:font-size-complex="12pt" style:font-weight-complex="normal"/>
    </style:style>
    <style:style style:name="P205" style:family="paragraph" style:parent-style-name="Standard_20__28_user_29_">
      <style:paragraph-properties fo:margin-left="0cm" fo:margin-right="0cm" fo:text-indent="0cm" style:auto-text-indent="false"/>
      <style:text-properties style:font-name="Arial2" fo:font-size="12pt" fo:font-weight="normal" officeooo:rsid="0067192f" officeooo:paragraph-rsid="0067192f" style:font-size-asian="12pt" style:font-weight-asian="normal" style:font-size-complex="12pt" style:font-weight-complex="normal"/>
    </style:style>
    <style:style style:name="P206" style:family="paragraph" style:parent-style-name="Standard_20__28_user_29_">
      <style:paragraph-properties fo:margin-left="0cm" fo:margin-right="0cm" fo:text-indent="0cm" style:auto-text-indent="false"/>
      <style:text-properties style:font-name="Arial2" fo:font-size="12pt" fo:font-weight="normal" officeooo:rsid="006806dc" officeooo:paragraph-rsid="006806dc" style:font-size-asian="12pt" style:font-weight-asian="normal" style:font-size-complex="12pt" style:font-weight-complex="normal"/>
    </style:style>
    <style:style style:name="P207"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4f7b" style:font-size-asian="12pt" style:font-weight-asian="normal" style:font-size-complex="12pt" style:font-weight-complex="normal"/>
    </style:style>
    <style:style style:name="P208"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209"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210"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4d8f4" style:font-size-asian="12pt" style:font-weight-asian="normal" style:font-size-complex="12pt" style:font-weight-complex="normal"/>
    </style:style>
    <style:style style:name="P211" style:family="paragraph" style:parent-style-name="Standard_20__28_user_29_">
      <style:paragraph-properties fo:margin-left="0cm" fo:margin-right="0cm" fo:text-indent="0cm" style:auto-text-indent="false"/>
      <style:text-properties style:font-name="Arial2" fo:font-size="12pt" fo:font-weight="normal" officeooo:rsid="0074d8f4" officeooo:paragraph-rsid="0074d8f4" style:font-size-asian="12pt" style:font-weight-asian="normal" style:font-size-complex="12pt" style:font-weight-complex="normal"/>
    </style:style>
    <style:style style:name="P212" style:family="paragraph" style:parent-style-name="Standard_20__28_user_29_">
      <style:paragraph-properties fo:margin-left="0cm" fo:margin-right="0cm" fo:text-indent="0cm" style:auto-text-indent="false"/>
      <style:text-properties style:font-name="Arial2" fo:font-size="12pt" fo:font-weight="normal" officeooo:rsid="007c74b9" officeooo:paragraph-rsid="007c74b9" style:font-size-asian="12pt" style:font-weight-asian="normal" style:font-size-complex="12pt" style:font-weight-complex="normal"/>
    </style:style>
    <style:style style:name="P213" style:family="paragraph" style:parent-style-name="Standard_20__28_user_29_">
      <style:paragraph-properties fo:margin-left="0cm" fo:margin-right="0cm" fo:text-indent="0cm" style:auto-text-indent="false"/>
      <style:text-properties style:font-name="Arial2" fo:font-size="12pt" fo:font-weight="normal" officeooo:rsid="007f683c" officeooo:paragraph-rsid="007f683c" style:font-size-asian="12pt" style:font-weight-asian="normal" style:font-size-complex="12pt" style:font-weight-complex="normal"/>
    </style:style>
    <style:style style:name="P214" style:family="paragraph" style:parent-style-name="Standard_20__28_user_29_">
      <style:paragraph-properties fo:margin-left="0cm" fo:margin-right="0cm" fo:text-indent="0cm" style:auto-text-indent="false"/>
      <style:text-properties style:font-name="Arial2" fo:font-size="12pt" fo:font-weight="normal" officeooo:rsid="009015c4" officeooo:paragraph-rsid="009015c4" style:font-size-asian="12pt" style:font-weight-asian="normal" style:font-size-complex="12pt" style:font-weight-complex="normal"/>
    </style:style>
    <style:style style:name="P215" style:family="paragraph" style:parent-style-name="Standard_20__28_user_29_">
      <style:paragraph-properties fo:margin-left="0cm" fo:margin-right="0cm" fo:text-indent="0cm" style:auto-text-indent="false"/>
      <style:text-properties style:font-name="Arial2" fo:font-size="12pt" fo:font-weight="normal" officeooo:rsid="0092b9b3" officeooo:paragraph-rsid="0092b9b3" style:font-size-asian="12pt" style:font-weight-asian="normal" style:font-size-complex="12pt" style:font-weight-complex="normal"/>
    </style:style>
    <style:style style:name="P216" style:family="paragraph" style:parent-style-name="Standard_20__28_user_29_">
      <style:paragraph-properties fo:margin-left="0cm" fo:margin-right="0cm" fo:text-indent="0cm" style:auto-text-indent="false"/>
      <style:text-properties fo:color="#cc0000" style:font-name="Arial2" fo:font-weight="normal" officeooo:rsid="004f44bc" officeooo:paragraph-rsid="004f44bc" style:font-weight-asian="normal" style:font-weight-complex="normal"/>
    </style:style>
    <style:style style:name="P217" style:family="paragraph" style:parent-style-name="Standard_20__28_user_29_">
      <style:paragraph-properties fo:margin-left="0cm" fo:margin-right="0cm" fo:text-indent="0cm" style:auto-text-indent="false"/>
      <style:text-properties style:use-window-font-color="true" style:font-name="Arial2" fo:font-weight="normal" officeooo:rsid="006cb110" officeooo:paragraph-rsid="006cb110" style:font-weight-asian="normal" style:font-weight-complex="normal"/>
    </style:style>
    <style:style style:name="P218" style:family="paragraph" style:parent-style-name="Standard_20__28_user_29_">
      <style:paragraph-properties fo:margin-left="1.251cm" fo:margin-right="0cm" fo:text-indent="0cm" style:auto-text-indent="false"/>
      <style:text-properties style:font-name="Arial2" fo:font-weight="bold" style:font-weight-asian="bold"/>
    </style:style>
    <style:style style:name="P219" style:family="paragraph" style:parent-style-name="Standard_20__28_user_29_">
      <style:paragraph-properties fo:margin-left="0cm" fo:margin-right="0cm" fo:text-indent="1.249cm" style:auto-text-indent="false"/>
      <style:text-properties style:font-name="Arial2" fo:font-size="14pt" fo:font-weight="bold" officeooo:paragraph-rsid="0056a8c2" style:font-size-asian="14pt" style:font-weight-asian="bold" style:font-size-complex="14pt"/>
    </style:style>
    <style:style style:name="P220" style:family="paragraph" style:parent-style-name="Standard_20__28_user_29_">
      <style:paragraph-properties fo:margin-left="0cm" fo:margin-right="0cm" fo:text-indent="1.249cm" style:auto-text-indent="false"/>
      <style:text-properties style:font-name="Arial2" fo:font-size="14pt" fo:language="en" fo:country="US" fo:font-weight="bold" officeooo:paragraph-rsid="0056a8c2" style:font-size-asian="14pt" style:font-weight-asian="bold" style:font-size-complex="14pt"/>
    </style:style>
    <style:style style:name="P221" style:family="paragraph" style:parent-style-name="Standard_20__28_user_29_">
      <style:paragraph-properties fo:margin-left="0cm" fo:margin-right="0cm" fo:text-indent="1.249cm" style:auto-text-indent="false"/>
      <style:text-properties style:font-name="Arial2" fo:font-size="12pt" fo:font-weight="normal" officeooo:rsid="0056a8c2" officeooo:paragraph-rsid="0056a8c2" style:font-size-asian="12pt" style:font-weight-asian="normal" style:font-size-complex="12pt" style:font-weight-complex="normal"/>
    </style:style>
    <style:style style:name="P222" style:family="paragraph" style:parent-style-name="Standard_20__28_user_29_">
      <style:paragraph-properties fo:margin-left="1.249cm" fo:margin-right="0cm" fo:text-indent="1.249cm" style:auto-text-indent="false"/>
      <style:text-properties style:font-name="Arial2" fo:font-size="14pt" officeooo:rsid="0056a8c2" officeooo:paragraph-rsid="0056a8c2" style:font-size-asian="14pt" style:font-size-complex="14pt" style:font-weight-complex="bold"/>
    </style:style>
    <style:style style:name="P223" style:family="paragraph" style:parent-style-name="Standard_20__28_user_29_">
      <style:paragraph-properties fo:margin-left="1.249cm" fo:margin-right="0cm" fo:text-indent="1.249cm" style:auto-text-indent="false"/>
      <style:text-properties style:font-name="Arial2" fo:font-size="14pt" officeooo:paragraph-rsid="0056a8c2" style:font-size-asian="14pt" style:font-size-complex="14pt"/>
    </style:style>
    <style:style style:name="P224" style:family="paragraph" style:parent-style-name="Standard_20__28_user_29_">
      <style:paragraph-properties fo:margin-left="1.249cm" fo:margin-right="0cm" fo:text-indent="1.249cm" style:auto-text-indent="false"/>
      <style:text-properties style:font-name="Arial2" fo:font-size="14pt" fo:font-weight="bold" officeooo:paragraph-rsid="0056a8c2" style:font-size-asian="14pt" style:font-weight-asian="bold" style:font-size-complex="14pt" style:font-weight-complex="bold"/>
    </style:style>
    <style:style style:name="P225" style:family="paragraph" style:parent-style-name="Standard_20__28_user_29_">
      <style:paragraph-properties fo:margin-left="1.249cm" fo:margin-right="0cm" fo:text-indent="1.249cm" style:auto-text-indent="false"/>
      <style:text-properties style:font-name="Arial2" fo:font-size="12pt" officeooo:rsid="0056a8c2" officeooo:paragraph-rsid="0056a8c2" style:font-size-asian="12pt" style:font-size-complex="12pt" style:font-weight-complex="bold"/>
    </style:style>
    <style:style style:name="P226" style:family="paragraph" style:parent-style-name="Standard_20__28_user_29_">
      <style:paragraph-properties fo:margin-left="3.747cm" fo:margin-right="0cm" fo:text-indent="0cm" style:auto-text-indent="false"/>
      <style:text-properties style:font-name="Arial2" fo:font-size="14pt" officeooo:paragraph-rsid="0056a8c2" style:font-size-asian="14pt" style:font-size-complex="14pt"/>
    </style:style>
    <style:style style:name="P227" style:family="paragraph" style:parent-style-name="Standard_20__28_user_29_">
      <style:paragraph-properties fo:margin-left="3.747cm" fo:margin-right="0cm" fo:text-indent="0cm" style:auto-text-indent="false"/>
      <style:text-properties style:font-name="Arial2" fo:font-size="14pt" officeooo:paragraph-rsid="007e7639" style:font-size-asian="14pt" style:font-size-complex="14pt"/>
    </style:style>
    <style:style style:name="P228" style:family="paragraph" style:parent-style-name="Standard_20__28_user_29_">
      <style:paragraph-properties fo:margin-left="3.747cm" fo:margin-right="0cm" fo:text-indent="0cm" style:auto-text-indent="false"/>
      <style:text-properties style:font-name="Arial2" fo:font-size="14pt" fo:language="en" fo:country="US" officeooo:paragraph-rsid="0056a8c2" style:font-size-asian="14pt" style:font-size-complex="14pt"/>
    </style:style>
    <style:style style:name="P229" style:family="paragraph" style:parent-style-name="Standard_20__28_user_29_">
      <style:paragraph-properties fo:margin-left="3.747cm" fo:margin-right="0cm" fo:text-indent="0cm" style:auto-text-indent="false"/>
      <style:text-properties style:font-name="Arial2" fo:font-size="14pt" fo:language="en" fo:country="US" officeooo:rsid="00705e17" officeooo:paragraph-rsid="00705e17" style:font-size-asian="14pt" style:font-size-complex="14pt"/>
    </style:style>
    <style:style style:name="P230" style:family="paragraph" style:parent-style-name="Standard_20__28_user_29_">
      <style:paragraph-properties fo:margin-left="2.498cm" fo:margin-right="0cm" fo:text-indent="1.249cm" style:auto-text-indent="false"/>
      <style:text-properties style:font-name="Arial2" fo:font-size="14pt" officeooo:paragraph-rsid="0056a8c2" style:font-size-asian="14pt" style:font-size-complex="14pt"/>
    </style:style>
    <style:style style:name="P231" style:family="paragraph" style:parent-style-name="Standard_20__28_user_29_">
      <style:paragraph-properties fo:margin-left="2.498cm" fo:margin-right="0cm" fo:text-indent="1.249cm" style:auto-text-indent="false"/>
      <style:text-properties style:font-name="Arial2" fo:font-size="14pt" fo:language="en" fo:country="US" officeooo:paragraph-rsid="0056a8c2" style:font-size-asian="14pt" style:font-size-complex="14pt"/>
    </style:style>
    <style:style style:name="P232" style:family="paragraph" style:parent-style-name="Standard_20__28_user_29_">
      <style:paragraph-properties fo:margin-left="2.498cm" fo:margin-right="0cm" fo:text-indent="1.249cm" style:auto-text-indent="false"/>
      <style:text-properties style:font-name="Arial2" fo:font-size="14pt" fo:language="en" fo:country="US" officeooo:rsid="0067192f" officeooo:paragraph-rsid="0067192f" style:font-size-asian="14pt" style:font-size-complex="14pt"/>
    </style:style>
    <style:style style:name="P233" style:family="paragraph" style:parent-style-name="Standard_20__28_user_29_">
      <style:paragraph-properties fo:margin-left="2.501cm" fo:margin-right="0cm" fo:text-indent="1.251cm" style:auto-text-indent="false"/>
      <style:text-properties style:font-name="Arial2" fo:font-size="14pt" officeooo:paragraph-rsid="0056a8c2" style:font-size-asian="14pt" style:font-size-complex="14pt"/>
    </style:style>
    <style:style style:name="P234" style:family="paragraph" style:parent-style-name="Standard_20__28_user_29_">
      <style:paragraph-properties fo:margin-left="2.501cm" fo:margin-right="0cm" fo:text-indent="1.251cm" style:auto-text-indent="false"/>
      <style:text-properties style:font-name="Arial2" fo:font-size="14pt" fo:language="en" fo:country="US" officeooo:paragraph-rsid="0056a8c2" style:font-size-asian="14pt" style:font-size-complex="14pt"/>
    </style:style>
    <style:style style:name="P2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2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23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2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578bd" style:font-size-asian="13pt" style:font-style-asian="normal" style:font-weight-asian="normal"/>
    </style:style>
    <style:style style:name="P2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rsid="00081767" officeooo:paragraph-rsid="00239a6c" style:font-size-asian="13pt" style:font-style-asian="normal" style:font-weight-asian="normal" style:font-weight-complex="bold"/>
    </style:style>
    <style:style style:name="P240" style:family="paragraph" style:parent-style-name="Text_20_body" style:list-style-name="WWNum2">
      <style:paragraph-properties fo:margin-left="0cm" fo:margin-right="0cm" fo:margin-top="0cm" fo:margin-bottom="0cm" loext:contextual-spacing="false" style:line-height-at-least="0.344cm"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41" style:family="paragraph" style:parent-style-name="Text_20_body" style:list-style-name="WWNum2">
      <style:paragraph-properties fo:margin-left="0cm" fo:margin-right="0cm" fo:margin-top="0cm" fo:margin-bottom="0cm" loext:contextual-spacing="false"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rsid="0039f84e" officeooo:paragraph-rsid="0039f84e" style:font-size-asian="12pt" style:font-style-asian="normal" style:font-weight-asian="normal" style:font-size-complex="12pt" style:font-weight-complex="normal"/>
    </style:style>
    <style:style style:name="P2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paragraph-rsid="0039f84e" style:font-size-asian="12pt" style:font-style-asian="normal" style:font-weight-asian="normal" style:font-size-complex="12pt" style:font-weight-complex="normal"/>
    </style:style>
    <style:style style:name="P244"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666666" style:font-name="Whitney SSm A" fo:font-size="12pt" fo:letter-spacing="normal" fo:font-style="normal" fo:font-weight="normal" officeooo:paragraph-rsid="002c1f09" style:font-size-asian="12pt" style:font-style-asian="normal" style:font-weight-asian="normal" style:font-weight-complex="bold"/>
    </style:style>
    <style:style style:name="P245"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ced80" officeooo:paragraph-rsid="00513cb8" style:font-size-asian="12pt" style:font-weight-asian="bold" style:font-size-complex="12pt" style:font-weight-complex="normal"/>
    </style:style>
    <style:style style:name="P24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24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Droid Sans" fo:font-size="9.75pt" fo:letter-spacing="normal" fo:font-style="normal" fo:font-weight="normal"/>
    </style:style>
    <style:style style:name="P24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49"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1a0edf" officeooo:paragraph-rsid="0020abc2" style:font-size-asian="12pt" style:font-weight-asian="normal" style:font-size-complex="12pt" style:font-weight-complex="normal"/>
    </style:style>
    <style:style style:name="P25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51"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bold"/>
    </style:style>
    <style:style style:name="P252"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officeooo:paragraph-rsid="002c1f09" style:font-size-asian="12pt" style:font-style-asian="normal" style:font-weight-asian="normal" style:font-weight-complex="bold"/>
    </style:style>
    <style:style style:name="P253" style:family="paragraph" style:parent-style-name="Text_20_body">
      <style:paragraph-properties fo:margin-left="0cm" fo:margin-right="0cm" fo:orphans="2" fo:widows="2" fo:text-indent="0cm" style:auto-text-indent="false"/>
      <style:text-properties fo:font-variant="normal" fo:text-transform="none" fo:color="#07486c" style:font-name="EquityTextB" fo:font-size="18pt" fo:letter-spacing="normal" fo:font-style="normal" fo:font-weight="normal"/>
    </style:style>
    <style:style style:name="P254" style:family="paragraph" style:parent-style-name="Text_20_body">
      <style:paragraph-properties fo:margin-left="0cm" fo:margin-right="0cm" fo:text-indent="0cm" style:auto-text-indent="false"/>
      <style:text-properties fo:font-variant="normal" fo:text-transform="none" fo:color="#333333" style:font-name="Droid Sans" fo:font-size="9.75pt" fo:letter-spacing="normal" fo:font-style="normal" fo:font-weight="normal" officeooo:paragraph-rsid="001a0ab2" style:font-weight-asian="bold" style:font-weight-complex="bold"/>
    </style:style>
    <style:style style:name="P255" style:family="paragraph" style:parent-style-name="Text_20_body">
      <style:paragraph-properties fo:margin-left="0cm" fo:margin-right="0cm" fo:orphans="2" fo:widows="2" fo:text-indent="0cm" style:auto-text-indent="false"/>
    </style:style>
    <style:style style:name="P256" style:family="paragraph" style:parent-style-name="Text_20_body">
      <style:paragraph-properties fo:margin-left="0cm" fo:margin-right="0cm" fo:orphans="2" fo:widows="2" fo:text-indent="0cm" style:auto-text-indent="false"/>
      <style:text-properties officeooo:paragraph-rsid="002c1f09"/>
    </style:style>
    <style:style style:name="P257" style:family="paragraph" style:parent-style-name="Text_20_body">
      <style:paragraph-properties fo:margin-left="0cm" fo:margin-right="0cm" fo:orphans="2" fo:widows="2" fo:text-indent="0cm" style:auto-text-indent="false"/>
      <style:text-properties style:use-window-font-color="true" style:font-name="Arial3" officeooo:paragraph-rsid="002c1f09"/>
    </style:style>
    <style:style style:name="P258" style:family="paragraph" style:parent-style-name="Text_20_body">
      <style:paragraph-properties fo:margin-left="0cm" fo:margin-right="0cm" fo:text-indent="0cm" style:auto-text-indent="false"/>
      <style:text-properties style:font-name="Arial2" fo:font-weight="bold" officeooo:rsid="000afeb8" officeooo:paragraph-rsid="0018d240" style:font-weight-asian="bold"/>
    </style:style>
    <style:style style:name="P259"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0342aae" style:font-size-asian="12pt" style:font-style-asian="normal" style:font-weight-asian="normal" style:font-size-complex="12pt"/>
    </style:style>
    <style:style style:name="P260"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rsid="003b7fcc" officeooo:paragraph-rsid="00406e1d" style:font-size-asian="12pt" style:font-style-asian="normal" style:font-weight-asian="normal" style:font-size-complex="12pt" style:font-weight-complex="normal"/>
    </style:style>
    <style:style style:name="P261"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rsid="003b7fcc" officeooo:paragraph-rsid="003b7fcc" style:font-size-asian="12pt" style:font-style-asian="normal" style:font-weight-asian="normal" style:font-size-complex="12pt" style:font-weight-complex="normal"/>
    </style:style>
    <style:style style:name="P262"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03b7fcc" style:font-size-asian="12pt" style:font-style-asian="normal" style:font-weight-asian="normal" style:font-size-complex="12pt" style:font-weight-complex="normal"/>
    </style:style>
    <style:style style:name="P263" style:family="paragraph" style:parent-style-name="Text_20_body">
      <style:paragraph-properties fo:margin-left="0cm" fo:margin-right="0cm" fo:margin-top="0.265cm" fo:margin-bottom="0.265cm" loext:contextual-spacing="false" fo:orphans="2" fo:widows="2" fo:text-indent="0cm" style:auto-text-indent="false"/>
    </style:style>
    <style:style style:name="P264" style:family="paragraph" style:parent-style-name="Text_20_body">
      <style:text-properties style:use-window-font-color="true" style:font-name="Arial3" fo:font-size="12pt" style:font-size-asian="12pt" style:font-size-complex="12pt"/>
    </style:style>
    <style:style style:name="P265" style:family="paragraph" style:parent-style-name="Text_20_body" style:list-style-name="L3"/>
    <style:style style:name="P266" style:family="paragraph" style:parent-style-name="Text_20_body" style:list-style-name="L1">
      <style:paragraph-properties fo:margin-top="0cm" fo:margin-bottom="0cm" loext:contextual-spacing="false" fo:orphans="2" fo:widows="2"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267"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444444" style:font-name="apple-system" fo:font-size="12pt" fo:letter-spacing="normal" fo:font-style="normal" fo:font-weight="normal" officeooo:paragraph-rsid="002578bd"/>
    </style:style>
    <style:style style:name="P268" style:family="paragraph" style:parent-style-name="Text_20_body" style:list-style-name="L1">
      <style:paragraph-properties fo:margin-top="0cm" fo:margin-bottom="0cm" loext:contextual-spacing="false" fo:orphans="2" fo:widows="2" fo:padding="0cm" fo:border="none"/>
    </style:style>
    <style:style style:name="P269" style:family="paragraph" style:parent-style-name="Text_20_body" style:list-style-name="L3">
      <style:paragraph-properties fo:margin-top="0cm" fo:margin-bottom="0cm" loext:contextual-spacing="false"/>
    </style:style>
    <style:style style:name="P270" style:family="paragraph" style:parent-style-name="Txt">
      <style:text-properties officeooo:paragraph-rsid="0052cdb6"/>
    </style:style>
    <style:style style:name="P271" style:family="paragraph">
      <loext:graphic-properties draw:fill="none"/>
      <style:paragraph-properties fo:text-align="start"/>
      <style:text-properties fo:font-size="18pt"/>
    </style:style>
    <style:style style:name="T1" style:family="text">
      <style:text-properties style:font-name="Arial2"/>
    </style:style>
    <style:style style:name="T2" style:family="text">
      <style:text-properties style:font-name="Arial2" fo:font-weight="bold" style:font-weight-asian="bold"/>
    </style:style>
    <style:style style:name="T3" style:family="text">
      <style:text-properties style:font-name="Arial2" fo:font-weight="bold" style:font-weight-asian="bold" style:font-weight-complex="bold"/>
    </style:style>
    <style:style style:name="T4" style:family="text">
      <style:text-properties style:font-name="Arial2" fo:font-weight="bold" officeooo:rsid="004b30a2" style:font-weight-asian="bold" style:font-weight-complex="bold"/>
    </style:style>
    <style:style style:name="T5" style:family="text">
      <style:text-properties style:font-name="Arial2" fo:font-weight="bold" officeooo:rsid="0056a8c2" style:font-weight-asian="bold" style:font-weight-complex="bold"/>
    </style:style>
    <style:style style:name="T6" style:family="text">
      <style:text-properties style:font-name="Arial2" fo:font-weight="bold" officeooo:rsid="005736e8" style:font-weight-asian="bold"/>
    </style:style>
    <style:style style:name="T7" style:family="text">
      <style:text-properties style:font-name="Arial2" fo:font-weight="bold" officeooo:rsid="0059878f" style:font-weight-asian="bold"/>
    </style:style>
    <style:style style:name="T8" style:family="text">
      <style:text-properties style:font-name="Arial2" fo:font-weight="bold" officeooo:rsid="006ef82b" style:font-weight-asian="bold"/>
    </style:style>
    <style:style style:name="T9" style:family="text">
      <style:text-properties style:font-name="Arial2" fo:language="en" fo:country="US" fo:font-weight="bold" style:font-weight-asian="bold"/>
    </style:style>
    <style:style style:name="T10" style:family="text">
      <style:text-properties style:font-name="Arial2" officeooo:rsid="000dc695"/>
    </style:style>
    <style:style style:name="T11" style:family="text">
      <style:text-properties style:font-name="Arial2" officeooo:rsid="007317f1"/>
    </style:style>
    <style:style style:name="T12" style:family="text">
      <style:text-properties style:font-name="Arial2" officeooo:rsid="0074d8f4"/>
    </style:style>
    <style:style style:name="T13" style:family="text">
      <style:text-properties style:font-name="Arial2" officeooo:rsid="007cca49"/>
    </style:style>
    <style:style style:name="T14" style:family="text">
      <style:text-properties style:font-name="Arial2" officeooo:rsid="008257eb"/>
    </style:style>
    <style:style style:name="T15" style:family="text">
      <style:text-properties style:font-name="Arial2" officeooo:rsid="00827943"/>
    </style:style>
    <style:style style:name="T16" style:family="text">
      <style:text-properties style:font-name="Arial2" officeooo:rsid="0088e3b6"/>
    </style:style>
    <style:style style:name="T17" style:family="text">
      <style:text-properties style:font-name="Arial2" officeooo:rsid="00930a90"/>
    </style:style>
    <style:style style:name="T18" style:family="text">
      <style:text-properties fo:font-variant="normal" fo:text-transform="none" fo:color="#222222" style:font-name="Droid Serif" fo:font-size="13pt" fo:letter-spacing="normal" fo:font-style="normal" fo:font-weight="normal" style:font-size-asian="13pt" style:font-style-asian="normal" style:font-weight-asian="normal"/>
    </style:style>
    <style:style style:name="T19" style:family="text">
      <style:text-properties fo:font-variant="normal" fo:text-transform="none" fo:color="#222222" style:font-name="Droid Serif" fo:font-size="13pt" fo:letter-spacing="normal" fo:font-style="normal" fo:font-weight="normal" officeooo:rsid="0006f64f" style:font-size-asian="13pt" style:font-style-asian="normal" style:font-weight-asian="normal"/>
    </style:style>
    <style:style style:name="T20" style:family="text">
      <style:text-properties fo:font-variant="normal" fo:text-transform="none" fo:color="#222222" style:font-name="Droid Serif" fo:font-size="13pt" fo:letter-spacing="normal" fo:font-style="normal" fo:font-weight="normal" officeooo:rsid="000a3115" style:font-size-asian="13pt" style:font-style-asian="normal" style:font-weight-asian="normal"/>
    </style:style>
    <style:style style:name="T21" style:family="text">
      <style:text-properties fo:font-variant="normal" fo:text-transform="none" fo:color="#222222" style:font-name="Droid Serif" fo:font-size="13pt" fo:letter-spacing="normal" fo:font-style="normal" fo:font-weight="normal" officeooo:rsid="000afeb8" style:font-size-asian="13pt" style:font-style-asian="normal" style:font-weight-asian="normal"/>
    </style:style>
    <style:style style:name="T22" style:family="text">
      <style:text-properties fo:font-variant="normal" fo:text-transform="none" fo:color="#222222" style:font-name="inherit" fo:font-size="13pt" fo:letter-spacing="normal" fo:font-style="normal" fo:font-weight="bold" style:font-size-asian="13pt" style:font-style-asian="normal" style:font-weight-asian="bold"/>
    </style:style>
    <style:style style:name="T23" style:family="text">
      <style:text-properties fo:font-variant="normal" fo:text-transform="none" fo:color="#222222" style:font-name="inherit" fo:font-size="13pt" fo:letter-spacing="normal" fo:font-style="normal" fo:font-weight="bold" officeooo:rsid="0006f64f" style:font-size-asian="13pt" style:font-style-asian="normal" style:font-weight-asian="bold"/>
    </style:style>
    <style:style style:name="T24" style:family="text">
      <style:text-properties fo:font-variant="normal" fo:text-transform="none" fo:color="#222222" style:font-name="Arial3" fo:letter-spacing="normal" fo:font-style="normal" fo:font-weight="normal" style:font-style-asian="normal" style:font-weight-asian="normal"/>
    </style:style>
    <style:style style:name="T25" style:family="text">
      <style:text-properties fo:font-variant="normal" fo:text-transform="none" fo:color="#222222" style:font-name="Arial3" fo:letter-spacing="normal" fo:font-style="normal" fo:font-weight="normal" officeooo:rsid="001eec22" style:font-style-asian="normal" style:font-weight-asian="normal"/>
    </style:style>
    <style:style style:name="T26"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7" style:family="text">
      <style:text-properties fo:font-variant="normal" fo:text-transform="none" fo:color="#222222" style:font-name="Arial3" fo:letter-spacing="normal" fo:font-style="normal" style:font-style-asian="normal"/>
    </style:style>
    <style:style style:name="T28" style:family="text">
      <style:text-properties fo:font-variant="normal" fo:text-transform="none" fo:color="#222222" style:font-name="Arial3" fo:letter-spacing="normal" fo:font-style="normal" officeooo:rsid="0006f64f" style:font-style-asian="normal"/>
    </style:style>
    <style:style style:name="T29"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0"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1" style:family="text">
      <style:text-properties fo:font-variant="normal" fo:text-transform="none" fo:color="#222222" style:font-name="Arial3" fo:font-size="12pt" fo:letter-spacing="normal" fo:font-style="normal" fo:font-weight="normal" officeooo:rsid="0006f64f" style:font-size-asian="12pt" style:font-style-asian="normal" style:font-weight-asian="normal" style:font-size-complex="12pt" style:font-weight-complex="normal"/>
    </style:style>
    <style:style style:name="T32" style:family="text">
      <style:text-properties fo:font-variant="normal" fo:text-transform="none" fo:color="#000000" style:text-line-through-style="none" style:text-line-through-type="none" style:font-name="inherit" fo:font-size="13pt" fo:letter-spacing="normal" fo:font-style="normal" style:text-underline-style="none" fo:font-weight="normal" style:text-blinking="false" style:font-size-asian="13pt" style:font-style-asian="normal" style:font-weight-asian="normal"/>
    </style:style>
    <style:style style:name="T33"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34"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35"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36" style:family="text">
      <style:text-properties fo:font-variant="normal" fo:text-transform="none" fo:color="#444444" style:font-name="apple-system1" fo:font-size="12pt" fo:letter-spacing="normal" fo:font-style="normal" fo:font-weight="normal" style:font-size-asian="12pt" style:font-style-asian="normal" style:font-weight-asian="normal"/>
    </style:style>
    <style:style style:name="T37" style:family="text">
      <style:text-properties fo:font-variant="normal" fo:text-transform="none" fo:color="#444444" style:text-line-through-style="none" style:text-line-through-type="none" style:font-name="Droid Sans" fo:font-size="9.75pt" fo:letter-spacing="normal" fo:font-style="normal" style:text-underline-style="none" fo:font-weight="normal" style:text-blinking="false" loext:padding="0cm" loext:border="none"/>
    </style:style>
    <style:style style:name="T38"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weight-complex="normal"/>
    </style:style>
    <style:style style:name="T39"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weight-complex="normal"/>
    </style:style>
    <style:style style:name="T40"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1"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size-complex="12pt" style:font-weight-complex="normal"/>
    </style:style>
    <style:style style:name="T42" style:family="text">
      <style:text-properties fo:font-variant="normal" fo:text-transform="none" style:use-window-font-color="true" style:font-name="Arial3" fo:font-size="12pt" fo:letter-spacing="normal" fo:font-style="normal" fo:font-weight="normal" officeooo:rsid="0035a79a" style:font-size-asian="12pt" style:font-style-asian="normal" style:font-weight-asian="normal" style:font-size-complex="12pt" style:font-weight-complex="normal"/>
    </style:style>
    <style:style style:name="T43"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4"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5"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47" style:family="text">
      <style:text-properties fo:font-variant="normal" fo:text-transform="none" style:use-window-font-color="true" style:font-name="Arial3" fo:font-size="12pt" fo:letter-spacing="normal" fo:font-style="normal" fo:font-weight="normal" officeooo:rsid="00448619" style:font-size-asian="12pt" style:font-style-asian="normal" style:font-weight-asian="normal"/>
    </style:style>
    <style:style style:name="T48" style:family="text">
      <style:text-properties fo:font-variant="normal" fo:text-transform="none" style:use-window-font-color="true" style:font-name="Arial3" fo:font-size="12pt" fo:letter-spacing="normal" fo:font-style="normal" fo:font-weight="normal" officeooo:rsid="004669a9" style:font-size-asian="12pt" style:font-style-asian="normal" style:font-weight-asian="normal"/>
    </style:style>
    <style:style style:name="T49" style:family="text">
      <style:text-properties fo:font-variant="normal" fo:text-transform="none" style:use-window-font-color="true" style:font-name="Arial3" fo:font-size="12pt" fo:letter-spacing="normal" fo:font-style="normal" fo:font-weight="normal" officeooo:rsid="00431271" style:font-size-asian="12pt" style:font-style-asian="normal" style:font-weight-asian="normal"/>
    </style:style>
    <style:style style:name="T50" style:family="text">
      <style:text-properties fo:font-variant="normal" fo:text-transform="none" style:use-window-font-color="true" style:font-name="Arial3" fo:font-size="12pt" fo:letter-spacing="normal" fo:font-style="normal" fo:font-weight="normal" style:font-size-asian="12pt" style:font-size-complex="12pt"/>
    </style:style>
    <style:style style:name="T51"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style:text-underline-style="none" fo:font-weight="normal" officeooo:rsid="0039f84e"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54"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T55" style:family="text">
      <style:text-properties fo:font-variant="normal" fo:text-transform="none" style:use-window-font-color="true" fo:font-size="12pt" fo:letter-spacing="normal" fo:font-style="normal" fo:font-weight="normal" officeooo:rsid="003b7fcc" style:font-size-asian="12pt" style:font-style-asian="normal" style:font-weight-asian="normal" style:font-size-complex="12pt" style:font-weight-complex="normal"/>
    </style:style>
    <style:style style:name="T56" style:family="text">
      <style:text-properties fo:font-variant="normal" fo:text-transform="none" style:use-window-font-color="true" fo:font-size="12pt" fo:letter-spacing="normal" fo:font-style="normal" fo:font-weight="normal" officeooo:rsid="003cbf4c" style:font-size-asian="12pt" style:font-style-asian="normal" style:font-weight-asian="normal" style:font-size-complex="12pt" style:font-weight-complex="normal"/>
    </style:style>
    <style:style style:name="T5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5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5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style:use-window-font-color="true" style:font-name="Arial3" fo:font-size="12pt" fo:letter-spacing="normal" fo:font-style="normal" fo:font-weight="normal" style:font-size-asian="12pt" style:font-size-complex="12pt"/>
    </style:style>
    <style:style style:name="T61" style:family="text">
      <style:text-properties fo:font-variant="normal" fo:text-transform="none" style:use-window-font-color="true" style:font-name="Arial3" fo:font-size="12pt" fo:letter-spacing="normal" fo:font-style="normal" style:font-size-asian="12pt" style:font-size-complex="12pt"/>
    </style:style>
    <style:style style:name="T62" style:family="text">
      <style:text-properties fo:font-variant="normal" fo:text-transform="none" style:use-window-font-color="true" style:font-name="Arial3" fo:font-size="12pt" fo:letter-spacing="normal" style:font-size-asian="12pt" style:font-size-complex="12pt"/>
    </style:style>
    <style:style style:name="T63" style:family="text">
      <style:text-properties fo:font-variant="normal" fo:text-transform="none" style:font-name="Arial3" fo:font-size="12pt" fo:letter-spacing="normal" fo:font-style="normal" fo:font-weight="normal" officeooo:rsid="00448619" style:font-size-asian="12pt" style:font-style-asian="normal" style:font-weight-asian="normal"/>
    </style:style>
    <style:style style:name="T64" style:family="text">
      <style:text-properties fo:font-variant="normal" fo:text-transform="none" style:font-name="Arial3" fo:font-size="12pt" fo:letter-spacing="normal" fo:font-style="normal" fo:font-weight="normal" officeooo:rsid="0046ded6" style:font-size-asian="12pt" style:font-style-asian="normal" style:font-weight-asian="normal"/>
    </style:style>
    <style:style style:name="T65" style:family="text">
      <style:text-properties fo:font-variant="normal" fo:text-transform="none" fo:letter-spacing="normal"/>
    </style:style>
    <style:style style:name="T66" style:family="text">
      <style:text-properties fo:font-variant="normal" fo:text-transform="none" fo:letter-spacing="normal" fo:font-style="normal" style:font-style-asian="normal"/>
    </style:style>
    <style:style style:name="T67" style:family="text">
      <style:text-properties fo:font-variant="normal" fo:text-transform="none" fo:letter-spacing="normal" fo:font-style="normal" officeooo:rsid="0039f84e" style:font-style-asian="normal"/>
    </style:style>
    <style:style style:name="T68" style:family="text">
      <style:text-properties fo:font-variant="normal" fo:text-transform="none" fo:font-size="12pt" fo:letter-spacing="normal" fo:font-style="normal" fo:font-weight="normal" style:font-size-asian="12pt" style:font-style-asian="normal" style:font-weight-asian="normal"/>
    </style:style>
    <style:style style:name="T69"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70"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71" style:family="text">
      <style:text-properties fo:font-variant="normal" fo:text-transform="none" fo:color="#07486c" style:font-name="EquityTextB" fo:font-size="18pt" fo:letter-spacing="normal" fo:font-style="normal" fo:font-weight="bold"/>
    </style:style>
    <style:style style:name="T72" style:family="text">
      <style:text-properties fo:font-variant="normal" fo:text-transform="none" fo:color="#333333" style:font-name="Droid Sans" fo:font-size="9.75pt" fo:letter-spacing="normal" fo:font-style="normal" fo:font-weight="normal"/>
    </style:style>
    <style:style style:name="T73" style:family="text">
      <style:text-properties fo:font-variant="normal" fo:text-transform="none" fo:color="#333333" style:font-name="Droid Sans" fo:font-size="9.75pt" fo:letter-spacing="normal" fo:font-style="normal" fo:font-weight="normal" loext:padding="0cm" loext:border="none"/>
    </style:style>
    <style:style style:name="T74" style:family="text">
      <style:text-properties fo:font-variant="normal" fo:text-transform="none" fo:color="#333333" style:font-name="Roboto Condensed" fo:font-size="10.5pt" fo:letter-spacing="normal" fo:font-style="normal"/>
    </style:style>
    <style:style style:name="T75" style:family="text">
      <style:text-properties fo:font-variant="normal" fo:text-transform="none" fo:color="#333333" style:font-name="Roboto Condensed" fo:font-size="10.5pt" fo:letter-spacing="normal" fo:font-style="normal" fo:font-weight="bold"/>
    </style:style>
    <style:style style:name="T76" style:family="text">
      <style:text-properties fo:font-variant="normal" fo:text-transform="none" style:font-name="Source Sans Pro" fo:font-size="11.25pt" fo:letter-spacing="normal" fo:font-style="normal"/>
    </style:style>
    <style:style style:name="T77" style:family="text">
      <style:text-properties fo:font-variant="normal" fo:text-transform="none" style:font-name="Source Sans Pro" fo:font-size="11.25pt" fo:letter-spacing="normal" fo:font-style="normal" fo:font-weight="normal"/>
    </style:style>
    <style:style style:name="T78" style:family="text">
      <style:text-properties fo:font-variant="normal" fo:text-transform="none" fo:color="#5d5085" style:font-name="Roboto Condensed" fo:font-size="10.5pt" fo:letter-spacing="normal" fo:font-style="normal" style:text-underline-style="solid" style:text-underline-width="auto" style:text-underline-color="font-color" fo:font-weight="bold" fo:background-color="transparent" loext:char-shading-value="0"/>
    </style:style>
    <style:style style:name="T79" style:family="text">
      <style:text-properties fo:font-variant="normal" fo:text-transform="none" fo:color="#5d5085" style:font-name="Roboto Condensed" fo:font-size="10.5pt" fo:letter-spacing="normal" fo:font-style="normal" style:text-underline-style="solid" style:text-underline-width="auto" style:text-underline-color="font-color" fo:background-color="transparent" loext:char-shading-value="0"/>
    </style:style>
    <style:style style:name="T80" style:family="text">
      <style:text-properties officeooo:rsid="000b2bf6"/>
    </style:style>
    <style:style style:name="T81" style:family="text">
      <style:text-properties officeooo:rsid="0011f83c"/>
    </style:style>
    <style:style style:name="T82" style:family="text">
      <style:text-properties officeooo:rsid="00138bd4"/>
    </style:style>
    <style:style style:name="T83" style:family="text">
      <style:text-properties officeooo:rsid="001409d6"/>
    </style:style>
    <style:style style:name="T84" style:family="text">
      <style:text-properties officeooo:rsid="0015572a"/>
    </style:style>
    <style:style style:name="T85" style:family="text">
      <style:text-properties officeooo:rsid="001a0edf"/>
    </style:style>
    <style:style style:name="T86" style:family="text">
      <style:text-properties fo:font-weight="bold"/>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weight="bold" officeooo:rsid="0059878f" style:font-weight-asian="bold"/>
    </style:style>
    <style:style style:name="T90" style:family="text">
      <style:text-properties officeooo:rsid="001a679a"/>
    </style:style>
    <style:style style:name="T91" style:family="text">
      <style:text-properties officeooo:rsid="001c2943"/>
    </style:style>
    <style:style style:name="T92" style:family="text">
      <style:text-properties officeooo:rsid="001d616c"/>
    </style:style>
    <style:style style:name="T93" style:family="text">
      <style:text-properties officeooo:rsid="001eec22"/>
    </style:style>
    <style:style style:name="T94" style:family="text">
      <style:text-properties fo:font-weight="normal" officeooo:rsid="001d616c" style:font-weight-asian="normal"/>
    </style:style>
    <style:style style:name="T95" style:family="text">
      <style:text-properties fo:font-weight="normal" officeooo:rsid="00513cb8" style:font-weight-asian="normal"/>
    </style:style>
    <style:style style:name="T96" style:family="text">
      <style:text-properties officeooo:rsid="0006f64f"/>
    </style:style>
    <style:style style:name="T97" style:family="text">
      <style:text-properties officeooo:rsid="0030a40c"/>
    </style:style>
    <style:style style:name="T98" style:family="text">
      <style:text-properties style:font-weight-asian="normal" style:font-weight-complex="normal"/>
    </style:style>
    <style:style style:name="T99" style:family="text">
      <style:text-properties officeooo:rsid="00342aae"/>
    </style:style>
    <style:style style:name="T100"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101" style:family="text">
      <style:text-properties style:use-window-font-color="true" style:font-name="Arial3" fo:font-size="12pt" style:font-size-asian="12pt" style:font-size-complex="12pt"/>
    </style:style>
    <style:style style:name="T102" style:family="text">
      <style:text-properties style:use-window-font-color="true" style:font-name="Arial3" fo:font-size="12pt" officeooo:rsid="00827943" style:font-size-asian="12pt" style:font-size-complex="12pt"/>
    </style:style>
    <style:style style:name="T103" style:family="text">
      <style:text-properties style:use-window-font-color="true" style:font-name="Arial3" fo:font-size="12pt" officeooo:rsid="0083996a" style:font-size-asian="12pt" style:font-size-complex="12pt"/>
    </style:style>
    <style:style style:name="T104" style:family="text">
      <style:text-properties style:use-window-font-color="true" style:font-name="Arial3" fo:font-size="12pt" officeooo:rsid="00949a98" style:font-size-asian="12pt" style:font-size-complex="12pt"/>
    </style:style>
    <style:style style:name="T105" style:family="text">
      <style:text-properties style:use-window-font-color="true" style:font-name="Arial2" fo:font-size="12pt" officeooo:rsid="00827943" style:font-size-asian="12pt" style:font-size-complex="12pt"/>
    </style:style>
    <style:style style:name="T106" style:family="text">
      <style:text-properties officeooo:rsid="003e7fcd"/>
    </style:style>
    <style:style style:name="T107" style:family="text">
      <style:text-properties officeooo:rsid="0047aa44"/>
    </style:style>
    <style:style style:name="T108" style:family="text">
      <style:text-properties officeooo:rsid="00513cb8"/>
    </style:style>
    <style:style style:name="T109" style:family="text">
      <style:text-properties officeooo:rsid="0056a8c2"/>
    </style:style>
    <style:style style:name="T110" style:family="text">
      <style:text-properties officeooo:rsid="005736e8"/>
    </style:style>
    <style:style style:name="T111" style:family="text">
      <style:text-properties officeooo:rsid="0013bf95"/>
    </style:style>
    <style:style style:name="T112" style:family="text">
      <style:text-properties officeooo:rsid="005c3dd7"/>
    </style:style>
    <style:style style:name="T113" style:family="text">
      <style:text-properties officeooo:rsid="005e1c3f"/>
    </style:style>
    <style:style style:name="T114" style:family="text">
      <style:text-properties officeooo:rsid="005fd1c7"/>
    </style:style>
    <style:style style:name="T115" style:family="text">
      <style:text-properties officeooo:rsid="006038f2"/>
    </style:style>
    <style:style style:name="T116" style:family="text">
      <style:text-properties officeooo:rsid="00610095"/>
    </style:style>
    <style:style style:name="T117" style:family="text">
      <style:text-properties officeooo:rsid="0061b234"/>
    </style:style>
    <style:style style:name="T118" style:family="text">
      <style:text-properties officeooo:rsid="00622263"/>
    </style:style>
    <style:style style:name="T119" style:family="text">
      <style:text-properties officeooo:rsid="0062d628"/>
    </style:style>
    <style:style style:name="T120" style:family="text">
      <style:text-properties officeooo:rsid="006806dc"/>
    </style:style>
    <style:style style:name="T121" style:family="text">
      <style:text-properties fo:font-size="14pt" fo:font-weight="bold" style:font-size-asian="14pt" style:font-weight-asian="bold" style:font-size-complex="14pt" style:font-weight-complex="bold"/>
    </style:style>
    <style:style style:name="T122" style:family="text">
      <style:text-properties officeooo:rsid="00711aa3"/>
    </style:style>
    <style:style style:name="T123" style:family="text">
      <style:text-properties officeooo:rsid="0076d51c"/>
    </style:style>
    <style:style style:name="T124" style:family="text">
      <style:text-properties officeooo:rsid="00779306"/>
    </style:style>
    <style:style style:name="T125" style:family="text">
      <style:text-properties officeooo:rsid="007a44bc"/>
    </style:style>
    <style:style style:name="T126" style:family="text">
      <style:text-properties officeooo:rsid="007e7639"/>
    </style:style>
    <style:style style:name="T127" style:family="text">
      <style:text-properties officeooo:rsid="007faad2"/>
    </style:style>
    <style:style style:name="T128" style:family="text">
      <style:text-properties officeooo:rsid="008f2bb1"/>
    </style:style>
    <style:style style:name="T129" style:family="text">
      <style:text-properties officeooo:rsid="008f84d3"/>
    </style:style>
    <style:style style:name="T130" style:family="text">
      <style:text-properties officeooo:rsid="00949a9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06">Avant-propos</text:p>
        <text:p text:style-name="P5"/>
        <text:p text:style-name="P3">Qui suis-je ?</text:p>
        <text:p text:style-name="P3"/>
        <text:p text:style-name="P2">intérêt informatique</text:p>
        <text:p text:style-name="P2">graphiste print</text:p>
        <text:p text:style-name="P2">formation</text:p>
        <text:p text:style-name="P4"/>
        <text:p text:style-name="P7">Passionné depuis toujours par les sciences en général et l’informatique en particulier, j’ai décidé depuis maintenant presque un an d’explorer plus avant cette discipline, qui restait pour moi assez obscure malgré des lectures et des recherches quasi permanentes. </text:p>
        <text:p text:style-name="P7"/>
        <text:p text:style-name="P9"><text:span text:style-name="T80">M</text:span>aquettiste print <text:span text:style-name="T80">de formation</text:span>, j’ai eu l’opportunité <text:span text:style-name="T80">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7"/>
        <text:p text:style-name="P7">J’ai donc débuté une formation de développeur d’applications Front-End avec OpenClassRooms. J’ai énormément appris durant cette année, en plus de toutes les recherches nécessaires à la bonne compréhension globale du sujet : le web.</text:p>
        <text:p text:style-name="P7"/>
        <text:p text:style-name="P5"/>
        <text:p text:style-name="P4">Pourquoi un stage</text:p>
        <text:p text:style-name="P4"/>
        <text:p text:style-name="P8">théorie</text:p>
        <text:p text:style-name="P8">pratique</text:p>
        <text:p text:style-name="P8">expérience</text:p>
        <text:p text:style-name="P6"/>
        <text:p text:style-name="P7">La théorie, c’est comme le solfège, c’est un passage difficile et obligatoire pour exceller par la suite dans la pratique de son « art ».</text:p>
        <text:p text:style-name="P7"/>
        <text:p text:style-name="P7">Rien ne vaut la pratique, encore la pratique, toujours la pratique. Les bas<text:span text:style-name="T81">e</text:span>s doivent être assimilé<text:span text:style-name="T81">e</text:span>s <text:span text:style-name="T82">parfaitement</text:span> afin de pouvoir faire face à toutes les difficultés que l’on ne manquent pas de rencontrer à chaque nouveau projet.</text:p>
        <text:p text:style-name="P7"/>
        <text:p text:style-name="P7">L’expérience permet de monter en compétences en gravissant chaque marche de l’apprentissage une à une, parfois dans la douleur, mais toujours dans la satisfaction du travail accompli.</text:p>
        <text:p text:style-name="P7">Un stage permet donc de passer de la théorie à la pratique, d’<text:span text:style-name="T83">une </text:span>idée du métier à la réalisation de projets concrets.</text:p>
        <text:p text:style-name="P7">Ce stage m’a permis de gagner en autonomie, en compréhension, en rapidité, et de mieux assimiler l’ensemble des process nécessaires à la création d’<text:span text:style-name="T84">un</text:span> site internet.</text:p>
        <text:p text:style-name="P7"/>
        <text:p text:style-name="P7"/>
        <text:p text:style-name="P4"/>
        <text:p text:style-name="P4">Remerciements</text:p>
        <text:p text:style-name="P1">Je tiens à remercier toutes les personnes qui ont contribué au succès de mon stage et qui m'ont aidé lors de la rédaction de ce rapport. </text:p>
        <text:p text:style-name="P1"/>
        <text:p text:style-name="P1">Tout d’abord, je tiens à remercier FB Digital pour avoir accepté ma demande de stage. Merci à l’ensemble de l’équipe pour l’accueil, la bonne humeur, l’humour qui a toujours été <text:soft-page-break/>présent qui m’a permis de m’intégrer très facilement à l’entreprise. Et je remercie principalement, Alexandre Nozière, mon maître de stage, et Julien Jacquin pour leur aide tout au long du stage. Leur expérience et leur expertise m’ont permis d’avancer dans les moments les plus délicats. </text:p>
        <text:p text:style-name="P1">Je remercie encore Mr Alexandre Nozière pour la confiance dont il a fait preuve qui m’a permis d’accomplir les tâches qu’il me confiait. </text:p>
        <text:p text:style-name="P1"><text:s/></text:p>
        <text:p text:style-name="P1">J’adresse également mes remerciements à mon tuteur de stage, Stéphane Nédélec qui a su me conseiller et m’aiguiller. <text:s/></text:p>
        <text:p text:style-name="P1"><text:s/></text:p>
        <text:p text:style-name="P1">Je remercie également les personnes qui m’ont conseillé et relu lors de la rédaction de ce rapport de stage : ma famille et mes amis. </text:p>
        <text:p text:style-name="P1"/>
        <text:p text:style-name="P1"/>
        <text:p text:style-name="P1"/>
        <text:p text:style-name="P10">Introduction</text:p>
        <text:p text:style-name="P11"/>
        <text:p text:style-name="P44">Problématique</text:p>
        <text:p text:style-name="P47">Comment réussir une intégration web ?</text:p>
        <text:p text:style-name="P82"/>
        <text:p text:style-name="P44">Objectifs du stage</text:p>
        <text:h text:style-name="P35" text:outline-level="1">Petite histoire illustrée du web design</text:h>
        <text:p text:style-name="P16"><text:bookmark text:name="more-9828"/>De 1989 à 2014, revivez les grandes étapes du design web, avec ses grandeurs et ses décadences. Une série d’illustrations retrace de manière saisissante les modes adulées puis souvent délaissées par les web designers.</text:p>
        <text:p text:style-name="P25"><text:span text:style-name="Strong_20_Emphasis"><text:span text:style-name="T34">La préhistoire – 1989</text:span></text:span><text:span text:style-name="T35"><text:line-break/>Le web n’existe pas, les écrans sont noirs avec quelques pixels monochromes.</text:span></text:p>
        <text:p text:style-name="P17"/>
        <text:p text:style-name="P25"><text:span text:style-name="Strong_20_Emphasis"><text:span text:style-name="T34">Les tableaux – 1995</text:span></text:span><text:span text:style-name="T35"><text:line-break/>Si vous codiez à l’époque des premiers navigateurs (web), vous mettiez des tableaux dans des tableaux, eux-mêmes imbriqués dans d’autres tableaux.</text:span></text:p>
        <text:p text:style-name="P17"/>
        <text:p text:style-name="P25"><text:span text:style-name="Strong_20_Emphasis"><text:span text:style-name="T34">Le JavaScript – 1995</text:span></text:span><text:span text:style-name="T35"><text:line-break/>Il dynamise le html mais on lui doit notamment les pop-ups. Un bilan contrasté donc, même si le JavaScript s’est réinventé avec jQuery et Node.js</text:span></text:p>
        <text:p text:style-name="P17"/>
        <text:p text:style-name="P25"><text:span text:style-name="Strong_20_Emphasis"><text:span text:style-name="T34">Le Flash – 1996</text:span></text:span><text:span text:style-name="T35"><text:line-break/>Symbole de liberté, il autorise toutes les formes, toutes les polices, toutes les animations. Apple signera son arrêt de mort en le rendant incompatible avec son iPhone (2007). RIP.</text:span></text:p>
        <text:p text:style-name="P25"><text:span text:style-name="Strong_20_Emphasis"><text:span text:style-name="T34">Les CSS – 1998</text:span></text:span><text:span text:style-name="T35"><text:line-break/>Séparer le contenu et sa mise en forme, une bonne idée mais des web designers ont perdu quelques cheveux pour assurer la compatibilité sur les différents navigateurs.</text:span></text:p>
        <text:p text:style-name="P17"/>
        <text:p text:style-name="P25"><text:span text:style-name="Strong_20_Emphasis"><text:span text:style-name="T34">Grilles et Frameworks – 2007</text:span></text:span></text:p>
        <text:p text:style-name="P16"><text:soft-page-break/>Les grilles et les colonnes répondent au besoin de s’adapter aux écrans. Les frameworks tels que Boostrap industrialisent le développemet en standardisant certains éléments (navigation, boutons, formulaires…).</text:p>
        <text:p text:style-name="P17"/>
        <text:p text:style-name="P25"><text:span text:style-name="Strong_20_Emphasis"><text:span text:style-name="T34">Le responsive web design – 2010</text:span></text:span><text:span text:style-name="T35"><text:line-break/>L’idée est de proposer les mêmes contenus en adaptant l’affichage aux écrans. Ce que les clients (qui ne comprennent rien à rien, vous le savez) réduisent à un affichage correct sur smartphone.</text:span></text:p>
        <text:p text:style-name="P17"/>
        <text:p text:style-name="P25"><text:span text:style-name="Strong_20_Emphasis"><text:span text:style-name="T34">Le flat – 2010</text:span></text:span><text:span text:style-name="T35"><text:line-break/>La simplification des éléments graphiques correspond à la volonté d’une meilleure hiérarchie visuelle et de concentrer l’effort sur la qualité du contenu.</text:span></text:p>
        <text:p text:style-name="P17"/>
        <text:p text:style-name="P24"><text:span text:style-name="Strong_20_Emphasis"><text:span text:style-name="T34">Le futur – 2014</text:span></text:span><text:span text:style-name="T35"><text:line-break/>Le graal des web designers serait de pouvoir s’affranchir du code et des problèmes de compatibilité, pour manipuler les éléments visuels en toute liberté.</text:span></text:p>
        <text:p text:style-name="P16"/>
        <text:p text:style-name="P16"/>
        <text:p text:style-name="P42"><text:span text:style-name="T88">Le processus de création d’un site internet</text:span> </text:p>
        <text:p text:style-name="P43"/>
        <text:p text:style-name="P42">Le web designer <text:span text:style-name="T85">r</text:span>éalis<text:span text:style-name="T85">e le</text:span> design <text:span text:style-name="T90">et les maquettes au format psd</text:span></text:p>
        <text:p text:style-name="P42">L’intégrateur <text:span text:style-name="T91">crée une maquette fonctionnelle à partir du design</text:span> </text:p>
        <text:p text:style-name="P42">Le développeur <text:span text:style-name="T91">code</text:span> <text:span text:style-name="T91">les fonctionnalités du programme</text:span>. </text:p>
        <text:p text:style-name="P42"/>
        <text:p text:style-name="P15"><text:span text:style-name="T70">L</text:span><text:span text:style-name="T69">'ensemble de ces trois compétences permettra d'obtenir un site internet fonctionnel et interactif. <text:s/></text:span></text:p>
        <text:p text:style-name="P13"/>
        <text:p text:style-name="P13"/>
        <text:p text:style-name="P13"/>
        <text:p text:style-name="P45">Qu’est-ce qu’un intégrateur ?</text:p>
        <text:p text:style-name="P58"/>
        <text:p text:style-name="P18"><text:span text:style-name="T30">Un intégrateur, aussi appelé développeur Front-End, doit</text:span><text:span text:style-name="T29"> avoir de solides connaissances en programmation </text:span><text:span text:style-name="T30">lié au </text:span><text:span text:style-name="T29">web. Le </text:span><text:span text:style-name="Strong_20_Emphasis"><text:span text:style-name="T29">HTML5 et le CSS3</text:span></text:span><text:span text:style-name="T29">  n'ont (presque) pas de secret pour lui. Il maîtrise également le </text:span><text:span text:style-name="Strong_20_Emphasis"><text:span text:style-name="T29">javascript </text:span></text:span><text:span text:style-name="T29">permettant d'amener des animations et fonctionnalités complémentaires au site. Il </text:span><text:span text:style-name="Strong_20_Emphasis"><text:span text:style-name="T29">suit activement les dernières évolutions et tendances</text:span></text:span><text:span text:style-name="T29"> en matière de programmation et design web. Il est curieux, autonome et il est capable de définir les contraintes technique liés à un projet qu'on lui soumet. </text:span></text:p>
        <text:p text:style-name="P30"/>
        <text:p text:style-name="P258"><text:span text:style-name="T74">Un développeur front-end est un professionnel de l’informatique et/ou du web design capable de produire des sites web en utilisant ses connaissances en </text:span><text:a xlink:type="simple" xlink:href="https://www.1min30.com/dictionnaire-du-web/html/" text:style-name="Internet_20_link" text:visited-style-name="Visited_20_Internet_20_Link"><text:span text:style-name="T79">HTML</text:span></text:a><text:span text:style-name="T74">, </text:span><text:a xlink:type="simple" xlink:href="https://www.1min30.com/dictionnaire-du-web/css/" text:style-name="Internet_20_link" text:visited-style-name="Visited_20_Internet_20_Link"><text:span text:style-name="T79">CSS</text:span></text:a><text:span text:style-name="T74"> et javascript, éventuellement couplées à des compétences dans le domaines d’un ou de plusieurs </text:span><text:a xlink:type="simple" xlink:href="https://www.1min30.com/dictionnaire-du-web/gestionnaire-de-contenu-cms/" text:style-name="Internet_20_link" text:visited-style-name="Visited_20_Internet_20_Link"><text:span text:style-name="T79">gestionnaires de contenus</text:span></text:a><text:span text:style-name="T74"> (CMS).</text:span><text:bookmark text:name="more-83346"/></text:p>
        <text:h text:style-name="P105" text:outline-level="2"><text:soft-page-break/>Avant, on disait webmasters</text:h>
        <text:p text:style-name="P263"><text:span text:style-name="T75">Dans les premiers temps du web, développer un site Internet nécessitait des compétences informatiques somme toute assez limitées. Il “suffisait” de connaitre le HTML, le CSS et de savoir manier un client FTP pour mettre en ligne un site faisant l’admiration du public, le simple fait d’avoir une page en ligne étant alors un signe extérieur de </text:span><text:a xlink:type="simple" xlink:href="https://www.1min30.com/dictionnaire-du-web/geek/" text:style-name="Internet_20_link" text:visited-style-name="Visited_20_Internet_20_Link"><text:span text:style-name="T78">geek</text:span></text:a><text:span text:style-name="T75">-attitude. Les gestionnaires des sites étaient alors appelés </text:span><text:a xlink:type="simple" xlink:href="https://www.1min30.com/dictionnaire-du-web/webmaster/" text:style-name="Internet_20_link" text:visited-style-name="Visited_20_Internet_20_Link"><text:span text:style-name="T78">webmasters</text:span></text:a><text:span text:style-name="T75">, les maîtres du web.</text:span></text:p>
        <text:h text:style-name="P105" text:outline-level="2">Le développeur web aujourd’hui</text:h>
        <text:p text:style-name="P263"><text:span text:style-name="T75">Désormais, la majorité des sites web est réalisée à partir de </text:span><text:a xlink:type="simple" xlink:href="https://www.1min30.com/dictionnaire-du-web/framework/" text:style-name="Internet_20_link" text:visited-style-name="Visited_20_Internet_20_Link"><text:span text:style-name="T78">framework</text:span></text:a><text:span text:style-name="T75"> plus ou moins complexes (dont les CMS font partie). Même la conception graphique des sites est facilitée par l’utilisation de canevas et de thèmes.Il y a donc des spécialistes dans chaque domaine : la simple “personnalisation” du framework ou du CMS est réalisée par les développeurs Front-End, et les modifications fonctionnelles importantes et autres développements de </text:span><text:a xlink:type="simple" xlink:href="https://www.1min30.com/dictionnaire-du-web/plugin/" text:style-name="Internet_20_link" text:visited-style-name="Visited_20_Internet_20_Link"><text:span text:style-name="T78">plugins</text:span></text:a><text:span text:style-name="T75"> spécifiques sont réalisés par d’autres développeurs dits “Back Office” ou “Back End”.</text:span></text:p>
        <text:p text:style-name="P119">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36"/>
        <text:p text:style-name="P38"><text:span text:style-name="T85">Les grandes m</text:span>issions <text:span text:style-name="T85">de l’intégrateur</text:span></text:p>
        <text:p text:style-name="P52"/>
        <text:p text:style-name="P53">La découpe :</text:p>
        <text:p text:style-name="P245"><text:span text:style-name="T25">D</text:span><text:span text:style-name="T24">écouper des </text:span><text:span text:style-name="Strong_20_Emphasis"><text:span text:style-name="T26">maquettes graphiques via Photoshop</text:span></text:span></text:p>
        <text:p text:style-name="P245"><text:span text:style-name="T94">Consiste à reproduire le design dans un fichier </text:span><text:span text:style-name="T95">H</text:span><text:span text:style-name="T94">tml</text:span></text:p>
        <text:p text:style-name="P54">Mettre en page <text:span text:style-name="T93">l</text:span>e fichier avec les feuilles de styles <text:span text:style-name="T108">C</text:span>ss</text:p>
        <text:p text:style-name="P52"/>
        <text:p text:style-name="P54">L’intégration :</text:p>
        <text:p text:style-name="P55">Nourrit la page</text:p>
        <text:p text:style-name="P22"><text:span text:style-name="T24">La plupart du temps, il sait manipuler au moins un </text:span><text:span text:style-name="Strong_20_Emphasis"><text:span text:style-name="T26">CMS comme WordPress</text:span></text:span></text:p>
        <text:p text:style-name="P52"/>
        <text:p text:style-name="P54">Les tests :</text:p>
        <text:p text:style-name="P52">Teste la compatibilité avec les <text:span text:style-name="T92">différents </text:span>navigateurs <text:span text:style-name="T92">sur tous les </text:span>supports.</text:p>
        <text:p text:style-name="P52"/>
        <text:p text:style-name="P61">--------</text:p>
        <text:p text:style-name="P61"/>
        <text:p text:style-name="P26"><text:span text:style-name="Strong_20_Emphasis"><text:span text:style-name="T31">C</text:span></text:span><text:span text:style-name="Strong_20_Emphasis"><text:span text:style-name="T29">réer les pages au format HTML5</text:span></text:span><text:span text:style-name="T29"> </text:span></text:p>
        <text:p text:style-name="P26"><text:span text:style-name="T31">F</text:span><text:span text:style-name="T29">euilles de style au format </text:span><text:a xlink:type="simple" xlink:href="https://www.alticreation.com/8-regles-organiser-code-css/" text:style-name="Internet_20_link" text:visited-style-name="Visited_20_Internet_20_Link"><text:span text:style-name="Strong_20_Emphasis"><text:span text:style-name="T33">CSS3</text:span></text:span></text:a></text:p>
        <text:p text:style-name="P23"><text:span text:style-name="T28">Intera</text:span><text:span text:style-name="T27">ctions ou effets visuels avec du </text:span><text:span text:style-name="Strong_20_Emphasis"><text:span text:style-name="T26">Javascript</text:span></text:span></text:p>
        <text:p text:style-name="P23"><text:span text:style-name="Strong_20_Emphasis"><text:span text:style-name="T29"/></text:span></text:p>
        <text:p text:style-name="P14"><text:span text:style-name="T29">La </text:span><text:span text:style-name="Strong_20_Emphasis"><text:span text:style-name="T29">maquette fonctionnelle produite</text:span></text:span><text:span text:style-name="T29"> est lisible dans un </text:span><text:span text:style-name="Strong_20_Emphasis"><text:span text:style-name="T29">navigateur web</text:span></text:span><text:span text:style-name="T29"> (comme Firefox, Internet Explorer ou Chrome). Mais cette maquette ne contient </text:span><text:span text:style-name="Strong_20_Emphasis"><text:span text:style-name="T29">que des données factices</text:span></text:span><text:span text:style-name="T29">.</text:span></text:p>
        <text:p text:style-name="P236"/>
        <text:p text:style-name="P23"><text:span text:style-name="Strong_20_Emphasis"><text:span text:style-name="T26">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62"><text:soft-page-break/></text:p>
        <text:p text:style-name="P57"/>
        <text:p text:style-name="P37"/>
        <text:p text:style-name="P46">Les bonnes pratiques</text:p>
        <text:p text:style-name="P151"/>
        <text:p text:style-name="P81"/>
        <text:p text:style-name="P37">Principes généraux</text:p>
        <text:p text:style-name="P37"/>
        <text:p text:style-name="P270"><text:span text:style-name="T50">Le </text:span><text:span text:style-name="T61">World Wide Web Consortium</text:span><text:span text:style-name="T50">, abrégé par le </text:span><text:a xlink:type="simple" xlink:href="https://fr.wikipedia.org/wiki/Sigle" text:style-name="Internet_20_link" text:visited-style-name="Visited_20_Internet_20_Link"><text:span text:style-name="T59">sigle</text:span></text:a><text:span text:style-name="T62"> </text:span><text:span text:style-name="T61">W3C</text:span><text:span text:style-name="T50">, est un </text:span><text:a xlink:type="simple" xlink:href="https://fr.wikipedia.org/wiki/Organisme_de_normalisation" text:style-name="Internet_20_link" text:visited-style-name="Visited_20_Internet_20_Link"><text:span text:style-name="T59">organisme de standardisation</text:span></text:a><text:span text:style-name="T62"> </text:span><text:span text:style-name="T50">à but non lucratif, fondé en </text:span><text:a xlink:type="simple" xlink:href="https://fr.wikipedia.org/wiki/Octobre_1994" text:style-name="Internet_20_link" text:visited-style-name="Visited_20_Internet_20_Link"><text:span text:style-name="T100">octobre</text:span></text:a><text:span text:style-name="T101"> </text:span><text:a xlink:type="simple" xlink:href="https://fr.wikipedia.org/wiki/1994_en_informatique" text:style-name="Internet_20_link" text:visited-style-name="Visited_20_Internet_20_Link"><text:span text:style-name="T100">1994</text:span></text:a><text:span text:style-name="T62"> </text:span><text:span text:style-name="T50">chargé de promouvoir la compatibilité des technologies du </text:span><text:a xlink:type="simple" xlink:href="https://fr.wikipedia.org/wiki/World_Wide_Web" text:style-name="Internet_20_link" text:visited-style-name="Visited_20_Internet_20_Link">World Wide Web</text:a><text:span text:style-name="T59">.</text:span></text:p>
        <text:p text:style-name="P270"><text:span text:style-name="T50">Fonctionnant comme un </text:span><text:a xlink:type="simple" xlink:href="https://fr.wikipedia.org/wiki/Consortium" text:style-name="Internet_20_link" text:visited-style-name="Visited_20_Internet_20_Link"><text:span text:style-name="T59">consortium</text:span></text:a><text:span text:style-name="T62"> </text:span><text:span text:style-name="T50">international, il regroupe au 26 février 2013, 383 entreprises partenaires.</text:span><text:span text:style-name="T101"> </text:span></text:p>
        <text:p text:style-name="P37"/>
        <text:p text:style-name="P59">Respecter les normes W3C permet de :</text:p>
        <text:p text:style-name="P60"/>
        <text:p text:style-name="P249">L’évolutivité ou la séparation du fond et de la forme qui permet d’agir indépendamment l’un de l’autre,</text:p>
        <text:p text:style-name="P71">La portabilité ou l’utilisation sur de nombreux supports et plateformes,</text:p>
        <text:p text:style-name="P70"><text:span text:style-name="T98">La visibilité, influence </text:span>la présence sur les moteurs de recherche en aidant les robots à bien comprendre le contenu.</text:p>
        <text:p text:style-name="P70"/>
        <text:p text:style-name="P70"/>
        <text:p text:style-name="P70"/>
        <text:p text:style-name="P115">Structure sa pensée</text:p>
        <text:p text:style-name="P112">xxx</text:p>
        <text:p text:style-name="P114"/>
        <text:p text:style-name="P114"/>
        <text:p text:style-name="P39">Séparer le <text:span text:style-name="T97">contenu</text:span> et le design</text:p>
        <text:p text:style-name="P216">qu est ce que c’est</text:p>
        <text:p text:style-name="P216">ce que ça permet de faire</text:p>
        <text:p text:style-name="P216">façon de faire</text:p>
        <text:p text:style-name="P111"/>
        <text:p text:style-name="P111"/>
        <text:p text:style-name="P50"/>
        <text:p text:style-name="P49">Devant la possibilité grandissante d’exploiter un <text:span text:style-name="T106">nombre important </text:span>de données au sein d’un même site web, <text:span text:style-name="T99">séparer le design et contenu en deux entités bien distinctes </text:span>s’est imposé au fil du temps comme une bonne pratique incontournable<text:span text:style-name="T99">.</text:span></text:p>
        <text:p text:style-name="P108">Un fichier Html qui donne un sens au contenu présent dans la page et un fichier Css qui s’occupe de mettre en forme le contenu.</text:p>
        <text:p text:style-name="P120"/>
        <text:p text:style-name="P120"/>
        <text:p text:style-name="P121">Suivre ce principe permet d’avoir un code clair et sémantiquement correct facile à maintenir.</text:p>
        <text:p text:style-name="P121"/>
        <text:p text:style-name="P73"><text:soft-page-break/><text:span text:style-name="Strong_20_Emphasis"><text:span text:style-name="T39">La première attente d’un utilisateur est de trouver un </text:span></text:span><text:span text:style-name="Strong_20_Emphasis"><text:span text:style-name="T38">contenu pertinent, </text:span></text:span><text:span text:style-name="T38">en rapport avec </text:span><text:span text:style-name="T39">sa demande. L</text:span><text:span text:style-name="Strong_20_Emphasis"><text:span text:style-name="T41">e design, </text:span></text:span><text:span text:style-name="Strong_20_Emphasis"><text:span text:style-name="T42">quant à lui,</text:span></text:span><text:span text:style-name="Strong_20_Emphasis"><text:span text:style-name="T41"> revêt une importance capitale </text:span></text:span><text:span text:style-name="T41">dans la satisfaction de l'utilisateur d'un site web, a condition d'être au service du contenu.</text:span></text:p>
        <text:p text:style-name="P259"><draw:custom-shape text:anchor-type="paragraph" draw:z-index="0" draw:name="Cadre3" draw:style-name="gr1" draw:text-style-name="P271"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a présentation du contenu est déterminée par le design du site. Alors que le contenu fait référence à des données structurées, le design, lui, fait référence à la façon dont ces données seront représentées visuellement. Le design comprend les éléments qui constituent une interface Web : HTML, feuilles de style (CSS), des images qui ne font pas partie du contenu, typographie, fonte et ainsi de suite.</text:p>
        <text:p text:style-name="P264"/>
        <text:p text:style-name="P40">Un code organisé et réutilisable</text:p>
        <text:p text:style-name="P216">qu est ce que c’est</text:p>
        <text:p text:style-name="P216">ce que ça permet de faire</text:p>
        <text:p text:style-name="P216">façon de faire</text:p>
        <text:p text:style-name="P56"/>
        <text:p text:style-name="P237"/>
        <text:p text:style-name="P29"><text:span text:style-name="T40">L'intégrateur web devra créer un </text:span><text:span text:style-name="Strong_20_Emphasis"><text:span text:style-name="T40">code propre, organisé et réutilisable</text:span></text:span><text:span text:style-name="T40">. </text:span></text:p>
        <text:p text:style-name="P29"><text:span text:style-name="T40">Ceci afin de pouvoir </text:span><text:span text:style-name="T44">être</text:span><text:span text:style-name="T40"> modifier facilement par un autre intervenant, </text:span><text:span text:style-name="T44">c</text:span><text:span text:style-name="T40">ar il est rare qu'un site internet ne subisse pas d'évolution au cours de son existence. </text:span></text:p>
        <text:p text:style-name="P242"/>
        <text:p text:style-name="P28"><text:span text:style-name="T43">Cette démarche </text:span><text:span text:style-name="T40">commence dès la conception en répondant aux besoins de l'utilisateur et uniquement aux besoins de l'utilisateur.</text:span></text:p>
        <text:p text:style-name="P243"/>
        <text:p text:style-name="P260">Les Méthodes agiles</text:p>
        <text:p text:style-name="P75"><text:span text:style-name="T45">Les méthodes agiles se veulent plus pragmatiques que les méthodes traditionnelles. </text:span><text:span text:style-name="T46">Elles </text:span><text:span text:style-name="T45">impliquent au maximum le client et permettent une grande réactivité à ses demandes. Elles reposent sur un </text:span><text:span text:style-name="T58">cycle de développement </text:span><text:span text:style-name="T45">itératif, incrémental et adaptatif et doivent respecter quatre valeurs fondamentales déclinées en douze principes desquels découlent une base de pratiques, soit communes, soit complémentaires.</text:span></text:p>
        <text:p text:style-name="P79"><text:span text:style-name="T55">S</text:span><text:span text:style-name="T54">éparer le développement du projet en plusieurs parties plus petites, plus facile à maîtriser et à contrôler. </text:span><text:span text:style-name="T55">Gérer le client un suivi plus efficace une remise en question des besoins permanentes un ajustement <text:s text:c="4"/>une fléxibilité.</text:span></text:p>
        <text:p text:style-name="P77"><text:span text:style-name="T67">Le</text:span><text:span text:style-name="T66"> développe</text:span><text:span text:style-name="T67">ment</text:span><text:span text:style-name="T66"> par module.</text:span></text:p>
        <text:p text:style-name="P78"><text:span text:style-name="T56">Permettra de</text:span><text:span text:style-name="T54"> livrer au client un premier module dont il pourra se servir pendant que vous écrirez les suivants. Par exemple, il pourra commencer à remplir la base de données pendant que vous travaillerez sur la suite. Ce qui vous permettra d'avoir d'un jeu d'essais plus proche du réel. De plus, un module bien conçu pourra être réutilisé dans d'autres projets.</text:span></text:p>
        <text:p text:style-name="P262">Les outils de versionning</text:p>
        <text:p text:style-name="P76"><text:soft-page-break/><text:span text:style-name="T43">Git, </text:span><text:span text:style-name="Internet_20_link"><text:span text:style-name="T51">Subversion </text:span></text:span><text:span text:style-name="T51">ou </text:span><text:span text:style-name="T52">encore Mercurial</text:span><text:span text:style-name="Internet_20_link"><text:span text:style-name="T51"> </text:span></text:span><text:span text:style-name="T51">sont des logiciels vous permettant de sauvegarder votre travail sur un serveur distant, mais aussi de garder les informations liées à chaque modification du code et ainsi de pouvoir travailler à plusieurs sur le même projet.</text:span></text:p>
        <text:p text:style-name="P261"/>
        <text:p text:style-name="P48"/>
        <text:p text:style-name="P46">Principes spécifiques</text:p>
        <text:p text:style-name="P46"/>
        <text:p text:style-name="P66"><text:span text:style-name="T3">Html : </text:span><text:span text:style-name="T4">D</text:span><text:span text:style-name="T3">escription </text:span><text:span text:style-name="T4">et s</text:span><text:span text:style-name="T3">émantique</text:span></text:p>
        <text:p text:style-name="P216">qu est ce que c’est</text:p>
        <text:p text:style-name="P216">ce que ça permet de faire</text:p>
        <text:p text:style-name="P216">façon de faire</text:p>
        <text:p text:style-name="P109">Décrire la page</text:p>
        <text:p text:style-name="P109">Structurer la page</text:p>
        <text:p text:style-name="P109">Donner du sens et de la valeur aux informations</text:p>
        <text:p text:style-name="P123"/>
        <text:p text:style-name="P124"/>
        <text:p text:style-name="P65"><text:span text:style-name="T49">Le Html est un langage de programmation descriptif, il est destiné à décrire le contenu, les informations </text:span><text:span text:style-name="T47">au sein de</text:span><text:span text:style-name="T49"> la page. La sémantique permet de donner du sens </text:span><text:span text:style-name="T47">et une structure à la page en utilisant les éléments appropriés. La sémantique décrit la valeur du contenu de la page, sans tenir compte de l’apparence ou de la mise en forme des informations. </text:span></text:p>
        <text:p text:style-name="P83"><text:span text:style-name="T64">Ceci permet</text:span><text:span text:style-name="T63"> </text:span><text:span text:style-name="T64">à tous les utilisateurs, y compris les ordinateurs, les lecteurs d’écrans, les moteurs de recherches, ainsi que tous types de supports de lire et comprendre la même information. Il est également beaucoup plus simple de travailler et de maintenir un code Html sémantiquement correct puisque le document est découpé en parties claires et logiques.</text:span></text:p>
        <text:p text:style-name="P84"><text:span text:style-name="T47">L</text:span><text:span text:style-name="T48">es balises div et span n’ont actuellement aucune valeur sémantique, elles permettent simplement de mettre en forme le document.</text:span></text:p>
        <text:p text:style-name="P244"/>
        <text:p text:style-name="P39"/>
        <text:p text:style-name="P39"/>
        <text:p text:style-name="P39"/>
        <text:p text:style-name="P39"/>
        <text:p text:style-name="P39"/>
        <text:p text:style-name="P39"/>
        <text:p text:style-name="P41">Css :</text:p>
        <text:p text:style-name="P216">qu est ce que c’est</text:p>
        <text:p text:style-name="P216">ce que ça permet de faire</text:p>
        <text:p text:style-name="P216">façon de faire</text:p>
        <text:p text:style-name="P51">Description de la présentation du document</text:p>
        <text:p text:style-name="P51">Concepts fondamentaux : boîte et flux</text:p>
        <text:p text:style-name="P51">Propriétés et valeurs </text:p>
        <text:p text:style-name="P41"/>
        <text:p text:style-name="P110"/>
        <text:p text:style-name="P122"/>
        <text:h text:style-name="P100" text:outline-level="4"><text:bookmark text:name="S.C3.A9paration_entre_la_structure_et_la_pr.C3.A9sentation"/><text:soft-page-break/>Séparation entre la structure et la présentation</text:h>
        <text:p text:style-name="P72"><text:span text:style-name="T50">L'un des objectifs majeurs des CSS est de permettre la mise en forme hors des documents. Il est par exemple possible de ne décrire que la structure d'un document en </text:span><text:a xlink:type="simple" xlink:href="https://fr.wikipedia.org/wiki/HTML" text:style-name="Internet_20_link" text:visited-style-name="Visited_20_Internet_20_Link"><text:span text:style-name="T57">HTML</text:span></text:a><text:span text:style-name="T50">, et de décrire toute la présentation dans une feuille de style CSS séparée. Les styles sont appliqués au dernier moment, dans le navigateur web des visiteurs qui consultent le document. Cette séparation fournit un certain nombre de bénéfices, permettant d'améliorer l'</text:span><text:a xlink:type="simple" xlink:href="https://fr.wikipedia.org/wiki/Accessibilité_du_Web" text:style-name="Internet_20_link" text:visited-style-name="Visited_20_Internet_20_Link"><text:span text:style-name="T57">accessibilité</text:span></text:a><text:span text:style-name="T50">, de changer plus facilement de présentation, et de réduire la complexité de l'architecture d'un document.</text:span></text:p>
        <text:p text:style-name="P69">Ainsi, les avantages des feuilles de style sont multiples :</text:p>
        <text:list xml:id="list641471946548805456" text:style-name="L1">
          <text:list-item>
            <text:p text:style-name="P246">La structure du document et la présentation peuvent être gérées dans des fichiers séparés ;</text:p>
          </text:list-item>
          <text:list-item>
            <text:p text:style-name="P266">La conception d'un document se fait dans un premier temps sans se soucier de la présentation, ce qui permet d'être plus efficace ;</text:p>
          </text:list-item>
          <text:list-item>
            <text:p text:style-name="P268"><text:span text:style-name="T50">Dans le cas d'un </text:span><text:a xlink:type="simple" xlink:href="https://fr.wikipedia.org/wiki/Site_web" text:style-name="Internet_20_link" text:visited-style-name="Visited_20_Internet_20_Link"><text:span text:style-name="T57">site web</text:span></text:a><text:span text:style-name="T50">, la présentation est uniformisée : les documents (pages HTML) font référence aux mêmes feuilles de styles. Cette caractéristique permet de plus une remise en forme rapide de l'aspect visuel ;</text:span></text:p>
          </text:list-item>
          <text:list-item>
            <text:p text:style-name="P268"><text:span text:style-name="T50">Un même document peut donner le choix entre plusieurs feuilles de style, par exemple une pour l'impression et une pour la lecture à l'écran. Certains </text:span><text:a xlink:type="simple" xlink:href="https://fr.wikipedia.org/wiki/Navigateur_web" text:style-name="Internet_20_link" text:visited-style-name="Visited_20_Internet_20_Link"><text:span text:style-name="T57">navigateurs web</text:span></text:a><text:span text:style-name="T50"> permettent au visiteur de choisir un style parmi plusieurs ;</text:span></text:p>
          </text:list-item>
          <text:list-item>
            <text:p text:style-name="P266">Le code HTML est considérablement réduit en taille et en complexité, puisqu'il ne contient plus de balises ni d'attributs de présentation.</text:p>
          </text:list-item>
        </text:list>
        <text:p text:style-name="P122"/>
        <text:p text:style-name="P64"/>
        <text:p text:style-name="P64"/>
        <text:p text:style-name="P63"><text:span text:style-name="T107">Approche : </text:span>OOCSS ou BEM</text:p>
        <text:h text:style-name="P34" text:outline-level="4"><text:bookmark text:name="CSSOO"/>CSSOO</text:h>
        <text:p text:style-name="P74"><text:span text:style-name="T50">Le CSS orienté-objet (en anglais </text:span><text:span text:style-name="T53">OOCSS</text:span><text:span text:style-name="T50">), est une méthode crée en 2009 sur le modèle de la </text:span><text:a xlink:type="simple" xlink:href="https://fr.wikipedia.org/wiki/Programmation_orientée_objet" text:style-name="Internet_20_link" text:visited-style-name="Visited_20_Internet_20_Link"><text:span text:style-name="T57">programmation orientée objet</text:span></text:a><text:span text:style-name="T50">, permettant de réutiliser ses styles dans plusieurs contextes</text:span><text:bookmark text:name="cite_ref-44"/><text:span text:style-name="T50">.</text:span></text:p>
        <text:h text:style-name="P34" text:outline-level="4"><text:bookmark text:name="BEM"/>BEM</text:h>
        <text:p text:style-name="P250">Le BEM (Block, element, modifier) est une technique d'écriture du CSS inventée en 2010, consistant à déclarer les styles sous forme d'arborescence pour en améliorer la performance</text:p>
        <text:p text:style-name="P125"/>
        <text:p text:style-name="P39"/>
        <text:p text:style-name="P39"/>
        <text:p text:style-name="P39">JS : Utilisation et contexte</text:p>
        <text:p text:style-name="P216">qu est ce que c’est</text:p>
        <text:p text:style-name="P216">ce que ça permet de faire</text:p>
        <text:p text:style-name="P216">façon de faire</text:p>
        <text:p text:style-name="P256"><text:span text:style-name="T36"/></text:p>
        <text:p text:style-name="P257"><text:span text:style-name="T68">Javascript est principalement utile lorsqu'il s'agit d'améliorer et d'étendre le comportement de vos pages.</text:span></text:p>
        <text:p text:style-name="P252"><text:soft-page-break/>Cela veut donc dire que vous ne disposez pas forcément de toutes les fonctionnalités de votre page si ce langage est indisponible. En revanche, chacun des éléments présents dans votre page fonctionne (liens, boutons, etc...). </text:p>
        <text:p text:style-name="P39"/>
        <text:p text:style-name="P39"><text:span text:style-name="Strong_20_Emphasis"><text:span text:style-name="T76">JavaScript</text:span></text:span><text:span text:style-name="T65"> </text:span><text:span text:style-name="T77">est un </text:span><text:span text:style-name="Strong_20_Emphasis"><text:span text:style-name="T76">langage de programmation</text:span></text:span><text:span text:style-name="T65"> </text:span><text:span text:style-name="T77">inventé par Brendan Eich en 1995, et </text:span><text:span text:style-name="Strong_20_Emphasis"><text:span text:style-name="T76">jQuery</text:span></text:span><text:span text:style-name="T65"> </text:span><text:span text:style-name="T77">est une bibliothèque </text:span><text:span text:style-name="Strong_20_Emphasis"><text:span text:style-name="T76">JavaScript</text:span></text:span><text:span text:style-name="T65"> </text:span><text:span text:style-name="T77">open-source</text:span> </text:p>
        <text:p text:style-name="P39"/>
        <text:p text:style-name="P39"><text:span text:style-name="T65"> </text:span><text:span text:style-name="T77">Insérer du JavaScript pur (le langage de programmation) dans vos projets web peut changer le comportement de vos pages. Ce langage vient compléter le HTML et le CSS de votre site, qui déterminent le contenu et l'apparence de votre page, en y ajoutant une couche d'interactivité.</text:span> </text:p>
        <text:p text:style-name="P39"/>
        <text:p text:style-name="P39"/>
        <text:p text:style-name="P39"><text:span text:style-name="T77">Par ailleurs, utiliser jQuery vous permet de profiter d'une plus grande </text:span><text:span text:style-name="Strong_20_Emphasis"><text:span text:style-name="T76">compatibilité avec les différents navigateurs</text:span></text:span><text:span text:style-name="T77">. Le JavaScript pur est réputé pour avoir des spécificités dans chaque navigateur comme Internet Explorer, Chrome, Safari, etc, qui vont potentiellement exécuter votre code JavaScript différemment les uns des autres. jQuery vous évite cette prise de tête, car il est conçu dans un esprit de compatibilité maximale.</text:span> </text:p>
        <text:p text:style-name="P39"/>
        <text:p text:style-name="P116">Jquery</text:p>
        <text:p text:style-name="P116"/>
        <text:p text:style-name="P116"/>
        <text:p text:style-name="P39"/>
        <text:p text:style-name="P39">Frameworks<text:tab/>: Productivité et maintenance</text:p>
        <text:p text:style-name="P216">qu est ce que c’est</text:p>
        <text:p text:style-name="P216">ce que ça permet de faire</text:p>
        <text:p text:style-name="P216">façon de faire</text:p>
        <text:p text:style-name="P216"/>
        <text:p text:style-name="P217">faciliter ainsi le développement d’un site internet</text:p>
        <text:p text:style-name="P216"/>
        <text:p text:style-name="P216"/>
        <text:p text:style-name="P20"><text:span text:style-name="T18">L'intégrateur pourra décider de démarrer un projet avec un </text:span><text:a xlink:type="simple" xlink:href="https://www.alticreation.com/bootstrap-foundation-frameworks-front-end/" text:style-name="Internet_20_link" text:visited-style-name="Visited_20_Internet_20_Link"><text:span text:style-name="Internet_20_link"><text:span text:style-name="T32">framework front-end comme Bootstrap ou Foundation</text:span></text:span></text:a><text:span text:style-name="T18">.</text:span></text:p>
        <text:h text:style-name="P102" text:outline-level="2">Définition d'un framework web</text:h>
        <text:p text:style-name="P253">L'objectif est de faire un bon gâteau. Généralement, les personnes qui ne savent pas cuisiner ou qui aiment particulièrement une recette très connue choisissent un gâteau tout prêt qui est vendu dans un sachet qu'il suffit de mettre au four, c'est ce que l'on appelle en développement web un CMS ou Système de Gestion de Contenu. C'est très pratique et on y a tous goûté un jour mais il est quasi-impossible de changer la recette, au mieux vous pouvez rajouter un peu de nappage sur le dessus mais ça reste succinct... et frustrant. De plus, avouons-le, c'est loin d'être de la grande <text:soft-page-break/>cuisine, c'est correct mais ça en reste là. Enfin, et c'est souvent le plus gênant, les sachets vendus sont pour 4 et comment faire lorsque vous êtes 6 ou 2 ?</text:p>
        <text:p text:style-name="P253">Heureusement tout ces inconvénients disparaissent lorsque l'on sait cuisiner. On choisit la recette qui nous plaît, les ingrédients parmi les meilleurs et on fait un bon gâteau. Le problème de cette méthode est qu'elle prend du temps. Or, il y a des combinaisons d'ingrédients que l'on retrouve tout le temps comme mélanger des œufs et de la farine ou monter des blancs en neige. Si seulement on pouvait directement avoir accès à ces ingrédients tout prêts !</text:p>
        <text:p text:style-name="P253">En cuisine, ce n'est pas évident et cela demanderait un frigo énorme, mais en développement web on a trouvé la parade : les frameworks web.</text:p>
        <text:p text:style-name="P72"><text:span text:style-name="Strong_20_Emphasis"><text:span text:style-name="T71">Un framework web est donc un regroupement de macro-ingrédients qui forment un tout cohérent et que l'on a juste a assembler selon nos besoins pour faire un gâteau avec notre propre recette.</text:span></text:span></text:p>
        <text:h text:style-name="P103" text:outline-level="2">Avantages d'un framework web</text:h>
        <text:p text:style-name="P253">Liste non exhaustive :</text:p>
        <text:list xml:id="list4959401253917894486" text:style-name="L3">
          <text:list-item>
            <text:p text:style-name="P269"><text:span text:style-name="Strong_20_Emphasis"><text:span text:style-name="T86">Le premier avantage est la liberté</text:span></text:span> : c'est vous qui décidez de la recette pour arriver au gâteau souhaité et personne d'autre, si vous n'aimez pas le café il suffit de ne pas en mettre, c'est tout simple. Ce soir vous êtes 9 ? Une petite conversion et le tour est joué. Aïe, ce macro-ingrédient n'existe pas encore. Aucun problème il suffit de le créer vous-même ;</text:p>
          </text:list-item>
          <text:list-item>
            <text:p text:style-name="P269"><text:span text:style-name="Strong_20_Emphasis"><text:span text:style-name="T86">Le deuxième est la rapidité</text:span></text:span> : faire votre gâteau à partir des ingrédients de base prendrait trop de temps, l'objectif est quand même d'être rassasié rapidement . Les macro-ingrédients sont le compromis idéal ;</text:p>
          </text:list-item>
          <text:list-item>
            <text:p text:style-name="P269"><text:span text:style-name="Strong_20_Emphasis"><text:span text:style-name="T86">Le troisième est la qualité</text:span></text:span> : les macro-ingrédients ont été assemblés par des personnes très compétentes qui ont normalement envisagé toutes les possibilités d'assemblage. De plus, ceux-ci sont distincts donc vous pouvez facilement modifier/améliorer le vôtre pour ensuite éventuellement le partager ou directement récupérer celui d'un ami ;</text:p>
          </text:list-item>
          <text:list-item>
            <text:p text:style-name="P269"><text:soft-page-break/><text:span text:style-name="Strong_20_Emphasis"><text:span text:style-name="T86">Le quatrième est la cohérence</text:span></text:span> : pour éviter les fautes de goût, tous les macro-ingrédients ont été assemblés dans un but commun qui est de faire de bons gâteau ;</text:p>
          </text:list-item>
          <text:list-item>
            <text:p text:style-name="P265"><text:span text:style-name="Strong_20_Emphasis"><text:span text:style-name="T86">Le cinquième est la pérennité</text:span></text:span> : tout le monde peut monter des blancs en neige, mais il faut toujours retenir ce qu'il faut mettre à la bonne température, combien de temps tourner dans un sens,... le macro-ingrédients « blancs en neige » est toujours fait de la même manière, la meilleure. Et si jamais un jour il en existe un nouvelle encore meilleure, elle sera utilisée sans même que vous le sachiez.</text:p>
          </text:list-item>
        </text:list>
        <text:p text:style-name="P254">Le mot Framework est un mot anglais composé de deux mots « frame » et « work » et que l’on peut traduire en français comme « un cadre de travail ». En d’autres termes, un framework est un cadre de travail et de programmation pour les programmeurs informatiques. Dans cet article, nous verrons ensemble comment fonctionne un Framework, ses avantages et ses inconvénients.</text:p>
        <text:h text:style-name="P104" text:outline-level="2">La fonction première d’un framework</text:h>
        <text:p text:style-name="P247">Il y a quelques années, pour concevoir un logiciel ou développer un site web,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p>
        <text:p text:style-name="P248"><text:span text:style-name="T72">Il y a quelques années, pour </text:span><text:span text:style-name="Strong_20_Emphasis"><text:span text:style-name="T73">concevoir un logiciel ou développer un site web</text:span></text:span><text:span text:style-name="T72">,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line-break/>La fonction première d’un framework est donc de </text:span><text:span text:style-name="Strong_20_Emphasis"><text:span text:style-name="T73">concevoir un logiciel ou encore à développer un site web</text:span></text:span><text:span text:style-name="T72">. Il s’agit d’un outil qui</text:span><text:span text:style-name="Strong_20_Emphasis"><text:span text:style-name="T73"> facilite la tâche au programmeur informatique</text:span></text:span><text:span text:style-name="T72"> dans sa programmation en lui donnant une fondation, un plan ou une structure de son projet.<text:line-break/>Tout cela lui permet de se concentrer sur l’essentiel. Autrement dit, un Framework est pour un logiciel ou un site web ce qu’est une fondation est pour une maison.<text:line-break/>Il s’agit en quelque sorte d’une boîte à outils qui a été conçu par d’autres programmeurs qui ont déjà travaille sur des projets similaires, en vue de faciliter la tâche aux autres programmeurs.</text:span></text:p>
        <text:p text:style-name="P248"><text:span text:style-name="T72">Par exemple pour intégrer mon design de site en </text:span><text:a xlink:type="simple" xlink:href="http://www.sekai-web.fr/css3-adaptation-mobile-site-web/" text:style-name="Internet_20_link" text:visited-style-name="Visited_20_Internet_20_Link"><text:span text:style-name="T37">responsive design</text:span></text:a><text:span text:style-name="T72">, j’utilise </text:span><text:a xlink:type="simple" xlink:href="http://getbootstrap.com/" text:style-name="Internet_20_link" text:visited-style-name="Visited_20_Internet_20_Link"><text:span text:style-name="T37">Bootstrap</text:span></text:a><text:span text:style-name="T72"> car il permet grâce à un système de grille et sa batterie de classe de gérer aisément les modules du site.</text:span></text:p>
        <text:p text:style-name="P39"/>
        <text:p text:style-name="P39"/>
        <text:p text:style-name="P39">Compatibilité cross-browser</text:p>
        <text:p text:style-name="P216">qu est ce que c’est</text:p>
        <text:p text:style-name="P216">ce que ça permet de faire</text:p>
        <text:p text:style-name="P216">façon de faire</text:p>
        <text:h text:style-name="P33" text:outline-level="4"><text:span text:style-name="T96">L</text:span>a contrainte multi-navigateur</text:h>
        <text:p text:style-name="P26"><text:span text:style-name="T19">P</text:span><text:span text:style-name="T18">roduire un site qui soit </text:span><text:span text:style-name="Strong_20_Emphasis"><text:span text:style-name="T22">identique visuellement</text:span></text:span><text:span text:style-name="T18"> et qui propose une expérience utilisateur égale </text:span><text:span text:style-name="T19">sur tous les</text:span><text:span text:style-name="T18"> navigateurs. Il faut donc tester et créer des </text:span><text:span text:style-name="Strong_20_Emphasis"><text:span text:style-name="T22">correctifs </text:span></text:span><text:span text:style-name="Strong_20_Emphasis"><text:span text:style-name="T23">si besoin</text:span></text:span><text:span text:style-name="T18">. </text:span></text:p>
        <text:p text:style-name="P239">Navigateurs trop anciens non pris en compte &lt; IE9</text:p>
        <text:p text:style-name="P39"/>
        <text:p text:style-name="P39">Responsive</text:p>
        <text:p text:style-name="P216">qu est ce que c’est</text:p>
        <text:p text:style-name="P216">ce que ça permet de faire</text:p>
        <text:p text:style-name="P216"><text:soft-page-break/>façon de faire</text:p>
        <text:h text:style-name="P33" text:outline-level="4">La contrainte multi-plateforme</text:h>
        <text:p text:style-name="P67">On entend par multi-plateforme une multitude de terminaux pour consulter le site. Aujourd'hui, il en existe trois principaux :</text:p>
        <text:list xml:id="list3157876382349379313" text:style-name="WWNum2">
          <text:list-header>
            <text:p text:style-name="P240">L'ordinateur de bureau classique</text:p>
            <text:p text:style-name="P240">La tablette mobile</text:p>
            <text:p text:style-name="P241">Le smartphone</text:p>
            <text:p text:style-name="P241"/>
          </text:list-header>
        </text:list>
        <text:p text:style-name="P19"><text:span text:style-name="T20">C</text:span><text:span text:style-name="T18">réer un code et une structure de site qui puissent </text:span><text:span text:style-name="Strong_20_Emphasis"><text:span text:style-name="T22">s'adapter au terminal</text:span></text:span><text:span text:style-name="T18"> du client. </text:span><text:span text:style-name="T20">O</text:span><text:span text:style-name="T18">n peut choisir de créer une </text:span><text:span text:style-name="Strong_20_Emphasis"><text:span text:style-name="T22">version unique</text:span></text:span><text:span text:style-name="T18"> d</text:span><text:span text:style-name="T20">u</text:span><text:span text:style-name="T18"> site ayant la </text:span><text:span text:style-name="T20">capacit</text:span><text:span text:style-name="T18">é de s'adapter à la taille de l'écran du terminal. On appelle cela du «</text:span><text:span text:style-name="Strong_20_Emphasis"><text:span text:style-name="T22">responsive design</text:span></text:span><text:span text:style-name="T18">».<text:line-break/>Ou alors, une </text:span><text:span text:style-name="Strong_20_Emphasis"><text:span text:style-name="T22">version complémentaire dédiée</text:span></text:span><text:span text:style-name="T18"> au mobile ou tablette sera déclinée. Dans ce dernier cas, le site aura un modèle standard (pour grand écran) et un modèle alternatif pour tablette et/ou mobile.</text:span></text:p>
        <text:p text:style-name="P39"/>
        <text:p text:style-name="P39">Accessibilité</text:p>
        <text:p text:style-name="P216">qu est ce que c’est</text:p>
        <text:p text:style-name="P216">ce que ça permet de faire</text:p>
        <text:p text:style-name="P216">façon de faire</text:p>
        <text:h text:style-name="P31" text:outline-level="3">Rendre le site accessible ou l'accessibilité</text:h>
        <text:p text:style-name="P27"><text:span text:style-name="T18">Le code</text:span><text:span text:style-name="T21">doit</text:span><text:span text:style-name="T18"> être </text:span><text:span text:style-name="Strong_20_Emphasis"><text:span text:style-name="T22">lisible et accessible</text:span></text:span><text:span text:style-name="T18"> par les personnes utilisant des dispositifs spécifiques pour consulter le site, notamment pour les non voyants. Il existe des normes à respecter, mais d'une façon générale, l'intégrateur devra </text:span><text:span text:style-name="Strong_20_Emphasis"><text:span text:style-name="T22">séparer techniquement l'aspect visuel et le contenu l'un de l'autre</text:span></text:span><text:span text:style-name="T18">. Pour se faire, l'aspect visuel devra entièrement être pris en charge par les feuilles de styles au format CSS3 et le contenu devra être «balisé» par du code HTML5. Cette simple procédure permet de rendre le site plus facilement accessible.</text:span></text:p>
        <text:p text:style-name="P238">L'accessibilité :</text:p>
        <text:list xml:id="list2875040397738030449" text:style-name="L2">
          <text:list-item>
            <text:p text:style-name="P267">C'est faire en sorte que ma cousine Clotilde en Corrèze, qui ne dispose pas encore d'une liaison à haut débit, puisse accéder aux données de mon site Internet sans attendre une heure le chargement d'une page trop lourde.</text:p>
          </text:list-item>
          <text:list-item>
            <text:p text:style-name="P267">C'est rédiger mes textes en bon français, en utilisant des termes simples et compréhensibles par tous ou si certains termes ne peuvent pas être remplacés, d'en donner une explication claire.</text:p>
          </text:list-item>
          <text:list-item>
            <text:p text:style-name="P267"><text:soft-page-break/>C'est autoriser tonton Albert, qui n'a pas opté pour le navigateur de monsieur tout le monde, de pouvoir naviguer sur mes pages sans devoir changer son logiciel préféré.</text:p>
          </text:list-item>
          <text:list-item>
            <text:p text:style-name="P267">C'est mettre en place des systèmes alternatifs si j'utilise des scripts particuliers, qui nécessitent l'installation de logiciels complémentaires pour être exécutés et ainsi permettre la visite de mes pages.</text:p>
          </text:list-item>
          <text:list-item>
            <text:p text:style-name="P267">C'est traduire les acronymes et abréviations en langage clair et compréhensible par tous.</text:p>
          </text:list-item>
          <text:list-item>
            <text:p text:style-name="P267">C'est un site bien pensé et bien agencé (ergonomie générale) afin de pouvoir offrir une navigation simple et cohérente.</text:p>
          </text:list-item>
          <text:list-item>
            <text:p text:style-name="P267">C'est faire plaisir à ma mamie Marcelle, dont la vue baisse, en lui permettant d'utiliser le grossissement des textes de son navigateur.</text:p>
          </text:list-item>
        </text:list>
        <text:p text:style-name="P68">En résumé, c'est permettre au public ciblé par le site, quel que soit son matériel, ses logiciels, ses équipements particuliers, son handicap, de profiter du résultat des heures passées à créer et à maintenir le site.</text:p>
        <text:p text:style-name="P39"/>
        <text:p text:style-name="P117">Ref</text:p>
        <text:p text:style-name="P216">qu est ce que c’est</text:p>
        <text:p text:style-name="P216">ce que ça permet de faire</text:p>
        <text:p text:style-name="P216">façon de faire</text:p>
        <text:h text:style-name="P32" text:outline-level="3">Être trouver facilement : le référencement ou être «SEO friendly»</text:h>
        <text:p text:style-name="P21"><text:span text:style-name="T18">L'intégrateur web devra également produire un code qui puisse être</text:span><text:span text:style-name="Strong_20_Emphasis"><text:span text:style-name="T18"> </text:span></text:span><text:span text:style-name="Strong_20_Emphasis"><text:span text:style-name="T22">parcouru par les moteurs de recherche</text:span></text:span><text:span text:style-name="T18"> de façon optimale. Pour cela, il devra respecter un certain nombre de protocoles permettant de décrire au mieux le contenu et de le parcourir dans son intégralité avec facilité. On appelle cela de</text:span><text:span text:style-name="Strong_20_Emphasis"><text:span text:style-name="T18"> </text:span></text:span><text:span text:style-name="Strong_20_Emphasis"><text:span text:style-name="T22">l'optimisation SEO</text:span></text:span><text:span text:style-name="T18"> (Search Engine Optimization). Ce travail spécifique est parfois réalisé par une personne spécialisée en SEO.</text:span></text:p>
        <text:p text:style-name="P80"/>
        <text:p text:style-name="P80"/>
        <text:p text:style-name="P12"/>
        <text:p text:style-name="P126">Présentation de l'entreprise</text:p>
        <text:p text:style-name="P126"/>
        <text:p text:style-name="P147"><text:span text:style-name="T1"><text:tab/>L’équipe - L’organisation (Illustration timeline évolutions agence)</text:span></text:p>
        <text:p text:style-name="P221">Nexxpix a été co-fondée en 2009 par Frank Bonnet, dirigeant d’agence web depuis 1996 et Bastien Veysseyre, développeur et référenceur depuis 2001. Implantée à Brioude, en Auvergne, l’entreprise réalise des prestations de création de sites, sites e-commerce et référencement. En tant qu'agence web en Auvergne, l’entreprise suit deux lignes conductrices, l'une ne pouvant exister sans l'autre : un périmètre de clientèle restreint n'excédant pas 150 km et des stratégies claires et adaptables aux problématiques de chacun, servies par des compétences pointues et complémentaires. La proximité géographique permet alors de l'échange qualitatif avec nos clients, et en découle une capacité renforcée à comprendre les besoins et donner une réponse pertinente. Forte de <text:soft-page-break/>l'expérience de ses fondateurs et de ses cadres, l’agence a acquise et continue d'acquérir des savoir-faire multiples dont découle une capacité à être force de proposition et d'anticipation. Leurs actions sont pérennes et évolutives, ils apportent à leurs clients des bénéfices à court et moyen terme. </text:p>
        <text:p text:style-name="P221"><text:s/></text:p>
        <text:p text:style-name="P221">Mais en 2016, l’entreprise connait un tournant dans son histoire. En effet, le 1er juillet de cette année, Nexxpix fusionne avec FBtech et ByOne, deux autres agences web. C’est une alliance forte qui naît de ces trois entreprises puisqu’elles rassemblent à elles trois plus de vingt ans d’expérience dans le web marketing. </text:p>
        <text:p text:style-name="P221"><text:s/></text:p>
        <text:p text:style-name="P221">FB Digital partage ses locaux avec une autre entreprise du nom de Beestick. Ils sont spécialisés dans la création et la fabrication de stickers décoratifs.</text:p>
        <text:p text:style-name="P219"/>
        <text:p text:style-name="P219">La stratégie</text:p>
        <text:p text:style-name="P224">Ensemble des services proposés par l’agence</text:p>
        <text:p text:style-name="P225">La création de site internet professionnel : Il est nécessaire pour toute entreprise, association ou autre d’avoir un site internet de nos jours. Il permet ainsi d’exposer ses compétences et ses services aux yeux du public. Lorsqu’une entreprise commande un site internet à FB Digital, un cahier des charges est mis en place par les deux partis. Cela permet d’assurer un accompagnement sur toute la durée du projet. Pour créer les sites internet selon le choix du client, FB Digital propose soit des solutions open-source à partir de logiciels de mise en ligne de contenu comme Wordpress ou Modx. </text:p>
        <text:p text:style-name="P225"><text:s/></text:p>
        <text:p text:style-name="P225"> La création de site internet Ecommerce : La question est la même que pour une entreprise normale mais elle est d’autant plus importante. Une entreprise faisant du commerce se doit maintenant de faire de la vente de produits par Internet. La solution est donc d’avoir un site Ecommerce pour pouvoir présenter sa gamme de produits au public. FB Digital propose des sites internet Ecommerce en travaillant sur des solutions open-source comme Thelia, Prestashop ou OsCommerce. </text:p>
        <text:p text:style-name="P225"><text:s/></text:p>
        <text:p text:style-name="P225"> La partie marketing digital : Avoir un site c’est bien ; mais encore faut-il le rendre visible. FB Digital propose des solutions de promotion et d’optimisation adaptées aux objectifs de leurs clients. Cela passe par le référencement naturel, les achats de mots-clés, les campagnes de pub sur les réseaux sociaux, la promotion par le mail… </text:p>
        <text:p text:style-name="P225"><text:s/></text:p>
        <text:p text:style-name="P225"> L’hébergement : FB Digital met à disposition des serveurs afin de stocker dans des espaces dédiés les informations relatives au site internet du client. <text:s/>Il existe la même option mais pour l’hébergement complet et sécurisé de boîtes-mails afin d’éviter les spams. </text:p>
        <text:p text:style-name="P225"><text:s/></text:p>
        <text:p text:style-name="P225"> Le développement spécifique : Selon les besoins de leurs clients, l’équipe de développement peut se voir amener à développer des addons ou des plugins pour faciliter la demande du client. <text:s/></text:p>
        <text:p text:style-name="P225"><text:s/></text:p>
        <text:p text:style-name="P225"> La formation : FB Digital accompagne ses clients jusqu’au bout de leur projet en organisant des formations. Cela passe par savoir utiliser les administrations des logiciels open-source afin que le client soit capable de publier en parfaite autonomie sur son site, des formations sur comment améliorer sa visibilité sur Google, les réseaux sociaux, … </text:p>
        <text:p text:style-name="P222"><text:soft-page-break/></text:p>
        <text:p text:style-name="P222"/>
        <text:p text:style-name="P145"><text:span text:style-name="T2"><text:tab/></text:span><text:span text:style-name="T3">Conc</text:span><text:span text:style-name="T5">u</text:span><text:span text:style-name="T3">rrence dans le secteur / Différents types d’agence</text:span></text:p>
        <text:p text:style-name="P127"/>
        <text:p text:style-name="P132">Agence 1 :</text:p>
        <text:p text:style-name="P132">Agence 2 :</text:p>
        <text:p text:style-name="P132">Agence 3 :</text:p>
        <text:p text:style-name="P128">etc,,,,</text:p>
        <text:p text:style-name="P127"/>
        <text:p text:style-name="P127"/>
        <text:p text:style-name="P219">Workflow</text:p>
        <text:p text:style-name="P219"/>
        <text:p text:style-name="P173">Fonctionnement</text:p>
        <text:p text:style-name="P178"/>
        <text:p text:style-name="P180">Briefs et rendez-vous clients</text:p>
        <text:p text:style-name="P188">Trouver des clients / partie commerciale</text:p>
        <text:p text:style-name="P188"><text:span text:style-name="T118">C</text:span>ompréhension globale des besoins du clients</text:p>
        <text:p text:style-name="P186"/>
        <text:p text:style-name="P183">Réflexion globale sur le projet</text:p>
        <text:p text:style-name="P189"><text:span text:style-name="T114">Mise en place de la stratégie à adopter afin de porter le projet du mieux possible</text:span></text:p>
        <text:p text:style-name="P190">Evaluation des besoins du client</text:p>
        <text:p text:style-name="P193">De quelles fonctionnalités générales et / ou particulières le client a t-il besoins</text:p>
        <text:p text:style-name="P193">Ebauche d’un cahier des charges</text:p>
        <text:p text:style-name="P190">Charte graphique Design → Graphiste</text:p>
        <text:p text:style-name="P191">Choix techniques <text:s/>→ Quel <text:span text:style-name="T116">solution techniques retenir</text:span> </text:p>
        <text:p text:style-name="P192">(</text:p>
        <text:p text:style-name="P192"><text:span text:style-name="T116">Solution CMS</text:span></text:p>
        <text:p text:style-name="P191"><text:span text:style-name="T115">Site classique </text:span>Worpress, </text:p>
        <text:p text:style-name="P191"><text:span text:style-name="T115">Site e-commerce </text:span>Thélia, Prestashop</text:p>
        <text:p text:style-name="P191"/>
        <text:p text:style-name="P194">Solution sur mesure</text:p>
        <text:p text:style-name="P191"><text:span text:style-name="T115">Site avec des fonctionnalités bien spécifiques</text:span> → Symfony</text:p>
        <text:p text:style-name="P191">)</text:p>
        <text:p text:style-name="P191"/>
        <text:p text:style-name="P190">Gestion du projet <text:span text:style-name="T116">SVN </text:span></text:p>
        <text:p text:style-name="P190"><text:span text:style-name="T116">Mise en place </text:span>Délais - Planning</text:p>
        <text:p text:style-name="P190">Etapes <text:span text:style-name="T117">Itérations Premier développement</text:span></text:p>
        <text:p text:style-name="P193">Validation du cahier des charges par le client</text:p>
        <text:p text:style-name="P189"/>
        <text:p text:style-name="P186"/>
        <text:p text:style-name="P181">Maquette</text:p>
        <text:p text:style-name="P187">web designer <text:span text:style-name="T113">graphisme appel à un / des prestataires extérieurs</text:span></text:p>
        <text:p text:style-name="P188">Création ou reprise d’une charte graphique pertinente</text:p>
        <text:p text:style-name="P188">retranscrire visuellement les demandes du client avec Photoshop fichier livrable au format psd</text:p>
        <text:p text:style-name="P186"/>
        <text:p text:style-name="P180"><text:span text:style-name="T118">Découpe</text:span> html / <text:span text:style-name="T112">css</text:span></text:p>
        <text:p text:style-name="P202">intégrateur html / css Alexandre Julien Damien </text:p>
        <text:p text:style-name="P188"><text:soft-page-break/>A partir des maquettes du web designer, découper les maquettes et reproduire le design en Html dans un premier temps, puis appliquer la mise en forme et la stylisation du document via <text:span text:style-name="T118">d</text:span>es feuilles de styles Css.</text:p>
        <text:p text:style-name="P188">L’entreprise utilise le préprocesseur css Less </text:p>
        <text:p text:style-name="P186"/>
        <text:p text:style-name="P186"/>
        <text:p text:style-name="P179"><text:span text:style-name="T112">D</text:span>ynamiser les pages</text:p>
        <text:p text:style-name="P202">Intégration d<text:span text:style-name="T119">es pages</text:span> html dans l<text:span text:style-name="T120">e CMS ou la solution retenue</text:span></text:p>
        <text:p text:style-name="P154"/>
        <text:p text:style-name="P180">Développement <text:span text:style-name="T118">des fonctionnalités</text:span></text:p>
        <text:p text:style-name="P195">Développeur php <text:s/>Alexandre <text:s/>Julien</text:p>
        <text:p text:style-name="P195">Le développeur code et implémente les fonctionnalités demandées <text:span text:style-name="T119">pour le site</text:span></text:p>
        <text:p text:style-name="P186"/>
        <text:p text:style-name="P199"/>
        <text:p text:style-name="P196"/>
        <text:p text:style-name="P182"><text:span text:style-name="T113">T</text:span>ravailler par briques <text:span text:style-name="T113">et</text:span> <text:span text:style-name="T113">itérations</text:span></text:p>
        <text:p text:style-name="P200"/>
        <text:p text:style-name="P203">fabrique une brique</text:p>
        <text:p text:style-name="P203">vérifie que ça fonctionne</text:p>
        <text:p text:style-name="P203">envoi sur la préprod pour le client</text:p>
        <text:p text:style-name="P204">retour client → modif ou pas</text:p>
        <text:p text:style-name="P201"/>
        <text:p text:style-name="P205">Sauvegarde du projet en local et sur Git</text:p>
        <text:p text:style-name="P152"/>
        <text:p text:style-name="P180">Tests ? Recettes ?</text:p>
        <text:p text:style-name="P201">W3C valide <text:s text:c="2"/>ref nat <text:s/>vitesse chargement</text:p>
        <text:p text:style-name="P197">Recettes chaque fonctionnalité validé <text:s/>ok pas ok</text:p>
        <text:p text:style-name="P197">Test unitaire <text:s/>test toutes les fonctions</text:p>
        <text:p text:style-name="P180"/>
        <text:p text:style-name="P184">Serveur preprod</text:p>
        <text:p text:style-name="P206">Mise en place d’un environnement de développement accessible à tous les intervenants, du développeur au client, afin d’avoir un échange permanent et des retours clients </text:p>
        <text:p text:style-name="P180"/>
        <text:p text:style-name="P198"><text:span text:style-name="T88">PV recette</text:span> <text:s/></text:p>
        <text:p text:style-name="P198">signer doc au client</text:p>
        <text:p text:style-name="P153"/>
        <text:p text:style-name="P180">Serveur prod Hébergement</text:p>
        <text:p text:style-name="P155">gros serveur mutualisé fb</text:p>
        <text:p text:style-name="P155">hébergement tiers ovh…</text:p>
        <text:p text:style-name="P223"/>
        <text:p text:style-name="P223"/>
        <text:p text:style-name="P223"/>
        <text:p text:style-name="P223"/>
        <text:p text:style-name="P223"/>
        <text:p text:style-name="P127"><text:tab/><text:tab/>Technologies <text:span text:style-name="T110">(listings + logo + une phrase)</text:span></text:p>
        <text:p text:style-name="P226">Html5</text:p>
        <text:p text:style-name="P228">Netbeans</text:p>
        <text:p text:style-name="P228">Css3</text:p>
        <text:p text:style-name="P228">Less Css Preprocessors</text:p>
        <text:p text:style-name="P228">Bootstrap Framework</text:p>
        <text:p text:style-name="P228"><text:soft-page-break/>Plug-ins Jquery</text:p>
        <text:p text:style-name="P228"/>
        <text:p text:style-name="P129"><text:span text:style-name="T89">O</text:span><text:span text:style-name="T87">utils / Logiciels de création de sites</text:span></text:p>
        <text:p text:style-name="P229"><text:span text:style-name="T87">Wordpress</text:span></text:p>
        <text:p text:style-name="P229"><text:span text:style-name="T87">etc,,,</text:span></text:p>
        <text:p text:style-name="P146"><text:span text:style-name="T1"><text:tab/><text:tab/></text:span></text:p>
        <text:p text:style-name="P146"><text:span text:style-name="T8">E</text:span><text:span text:style-name="T7">nvironnements</text:span><text:span text:style-name="T2"> de travail </text:span><text:span text:style-name="T6">(listings + logo + une phrase)</text:span></text:p>
        <text:p text:style-name="P230">SVN</text:p>
        <text:p text:style-name="P233">Skype </text:p>
        <text:p text:style-name="P234">NetBeans</text:p>
        <text:p text:style-name="P231">Photoshop </text:p>
        <text:p text:style-name="P231">Chrome</text:p>
        <text:p text:style-name="P227">Bower </text:p>
        <text:p text:style-name="P227"><text:span text:style-name="T126">Grunt</text:span></text:p>
        <text:p text:style-name="P231">MySqlWorkBench</text:p>
        <text:p text:style-name="P232">Git TortoiseGit</text:p>
        <text:p text:style-name="P130"/>
        <text:p text:style-name="P220"/>
        <text:p text:style-name="P145"><text:span text:style-name="T9"><text:tab/></text:span><text:span text:style-name="T2">Mon rôle dans l’entreprise</text:span></text:p>
        <text:p text:style-name="P145"><text:span text:style-name="T2"/></text:p>
        <text:p text:style-name="P145"><text:span text:style-name="T2"><text:tab/><text:tab/></text:span><text:span text:style-name="T1">Intégrateur web</text:span></text:p>
        <text:p text:style-name="P145"><text:span text:style-name="T1"/></text:p>
        <text:p text:style-name="P156"><text:span text:style-name="T109">Client <text:s/>problématique <text:s/>qu’est-ce qu’ils attendaient au niveau entreprise au niveau fb <text:s/>au mien</text:span></text:p>
        <text:p text:style-name="P156">Rôle dans le processus <text:s/>intégration / découpe <text:s/>html</text:p>
        <text:p text:style-name="P156"/>
        <text:p text:style-name="P156">plus de détails / à mo<text:span text:style-name="T111">i</text:span></text:p>
        <text:p text:style-name="P156"><text:span text:style-name="T109">cas concrets</text:span></text:p>
        <text:p text:style-name="P156"/>
        <text:p text:style-name="P165">Compréhension de la demande du client</text:p>
        <text:p text:style-name="P165">Compréhension de la problématiques</text:p>
        <text:p text:style-name="P169"><text:span text:style-name="T122">Découpe html</text:span></text:p>
        <text:p text:style-name="P169">Intégrat<text:span text:style-name="T122">ion</text:span> <text:span text:style-name="T122">wordpress</text:span></text:p>
        <text:p text:style-name="P170">Modifications de thèmes</text:p>
        <text:p text:style-name="P170">Ajout de contenu wordpress</text:p>
        <text:p text:style-name="P170">Modifications maquettes Html</text:p>
        <text:p text:style-name="P170">Utilisation de plugIn Jquery</text:p>
        <text:p text:style-name="P170"/>
        <text:p text:style-name="P171">A mon arrivée :</text:p>
        <text:p text:style-name="P166">Mise en place d’une boîte mail</text:p>
        <text:p text:style-name="P166">D’un compte skype pour échanger avec, notamment, un membre de l’équipe basé à Perpignan</text:p>
        <text:p text:style-name="P166">Mise en place et description de l’environnement de travail</text:p>
        <text:p text:style-name="P166">NetBeans Skype Gmail Photoshop</text:p>
        <text:p text:style-name="P167">Compilation automatique de Less par NetBeans</text:p>
        <text:p text:style-name="P166"/>
        <text:p text:style-name="P166"/>
        <text:p text:style-name="P156"><text:soft-page-break/></text:p>
        <text:p text:style-name="P156"/>
        <text:p text:style-name="P127"/>
        <text:p text:style-name="P173"><text:tab/>Réalisations de l’entreprise</text:p>
        <text:p text:style-name="P12"/>
        <text:p text:style-name="P12"/>
        <text:p text:style-name="P176">Projets</text:p>
        <text:p text:style-name="P177">Introduction</text:p>
        <text:p text:style-name="P177">éléments communs</text:p>
        <text:p text:style-name="P176"/>
        <text:p text:style-name="P93"><text:span text:style-name="T1">Configuration de l’environnement local </text:span><text:span text:style-name="T14">(wamp)</text:span></text:p>
        <text:p text:style-name="P93"><text:span text:style-name="T14"/></text:p>
        <text:p text:style-name="P95"><text:span text:style-name="T14">U</text:span><text:span text:style-name="T15">tilisation d’un vhost qui permet de simul</text:span><text:span text:style-name="T102">er </text:span><text:span text:style-name="T103">un environnement de production tout en travaillant en local. <text:s/></text:span><text:span text:style-name="T104">Expliquer apache vhost <text:s/>fichier apache……...</text:span></text:p>
        <text:p text:style-name="P95"><text:span text:style-name="T105"/></text:p>
        <text:p text:style-name="P94"><text:span text:style-name="T1">Accès Git aux différents projets</text:span></text:p>
        <text:p text:style-name="P96"><text:span text:style-name="T1">1 commit par demi-journées</text:span></text:p>
        <text:p text:style-name="P97"><text:span text:style-name="T1">1 push en fin de journée</text:span></text:p>
        <text:p text:style-name="P94"><text:span text:style-name="T1"/></text:p>
        <text:p text:style-name="P96"><text:span text:style-name="T1">Utilisation d’un thème WordPress maison basé sur Bootstrap</text:span></text:p>
        <text:p text:style-name="P96"><text:span text:style-name="T1"/></text:p>
        <text:p text:style-name="P98"><text:span text:style-name="T1">Utilisation de plugIns Chrome pour l’aide au développement</text:span></text:p>
        <text:p text:style-name="P98"><text:span text:style-name="T1">ClearCache xxxxxxxx</text:span></text:p>
        <text:p text:style-name="P98"><text:span text:style-name="T1">Web Developer xxxxx</text:span></text:p>
        <text:p text:style-name="P98"><text:span text:style-name="T1"/></text:p>
        <text:p text:style-name="P98"><text:span text:style-name="T1">Procédure pour l’écriture des Css</text:span></text:p>
        <text:p text:style-name="P98"><text:span text:style-name="T1">xs <text:s/>sm <text:s/>md <text:s/>lg <text:s/>→ styles.less</text:span></text:p>
        <text:p text:style-name="P99"><text:span text:style-name="T1">expliquer la pratique………….</text:span></text:p>
        <text:p text:style-name="P98"><text:span text:style-name="T1"/></text:p>
        <text:p text:style-name="P98"><text:span text:style-name="T1">Compilation via NetBeans à chaque enregistrement de fichier</text:span></text:p>
        <text:p text:style-name="P96"><text:span text:style-name="T1"/></text:p>
        <text:p text:style-name="P96"><text:span text:style-name="T1"/></text:p>
        <text:p text:style-name="P94"><text:span text:style-name="T1"/></text:p>
        <text:p text:style-name="P93"/>
        <text:p text:style-name="P107"/>
        <text:p text:style-name="P107"/>
        <text:p text:style-name="P107"/>
        <text:p text:style-name="P175">Cnesoa</text:p>
        <text:p text:style-name="P168"/>
        <text:p text:style-name="P89"><text:span text:style-name="T1">Thèmes abordés</text:span></text:p>
        <text:p text:style-name="P85"><text:span text:style-name="T1"/></text:p>
        <text:p text:style-name="P88"><text:span text:style-name="T11">Découpe Html</text:span></text:p>
        <text:p text:style-name="P86"><text:span text:style-name="T1">Utilisation de Bootstrap</text:span></text:p>
        <text:p text:style-name="P87"><text:span text:style-name="T1">Intégration Css</text:span></text:p>
        <text:p text:style-name="P87"><text:span text:style-name="T13">Installation de WordPress via la Quick Install <text:s text:c="3"/></text:span><text:span text:style-name="T17">explications</text:span><text:span text:style-name="T1"><text:line-break/>Intégration WordPress</text:span></text:p>
        <text:p text:style-name="P92"><text:span text:style-name="T1">Gestion </text:span><text:span text:style-name="T16">et création </text:span><text:span text:style-name="T1">de pages dans WordPress</text:span></text:p>
        <text:p text:style-name="P86"><text:span text:style-name="T1">Utilisation d’extensions WordPress</text:span></text:p>
        <text:p text:style-name="P91"><text:span text:style-name="T1">Création d’une base de données via PhpMyAdmin</text:span></text:p>
        <text:p text:style-name="P90"><text:span text:style-name="T1"/></text:p>
        <text:p text:style-name="P85"><text:span text:style-name="T1"/></text:p>
        <text:p text:style-name="P148"><text:soft-page-break/><text:span text:style-name="T1">Missions</text:span></text:p>
        <text:p text:style-name="P149"><text:span text:style-name="T1"/></text:p>
        <text:p text:style-name="P150"><text:span text:style-name="T1">Création d</text:span><text:span text:style-name="T12">e</text:span><text:span text:style-name="T1"> maquette</text:span><text:span text:style-name="T12">s</text:span><text:span text:style-name="T1"> html / css pour la page accueil et les pages intérieures à partir d’une maquette incomplète au format jpg.</text:span></text:p>
        <text:p text:style-name="P150"><text:span text:style-name="T1"/></text:p>
        <text:p text:style-name="P149"><text:span text:style-name="T1"/></text:p>
        <text:p text:style-name="P131">Travail</text:p>
        <text:p text:style-name="P134"/>
        <text:p text:style-name="P135">1 Page accueil</text:p>
        <text:p text:style-name="P135"/>
        <text:p text:style-name="P136">Croquis</text:p>
        <text:p text:style-name="P136"/>
        <text:p text:style-name="P135">Découpe de la maquette au format Html</text:p>
        <text:p text:style-name="P135"/>
        <text:p text:style-name="P139">Respect de la sémantique des b<text:span text:style-name="T125">al</text:span>ises</text:p>
        <text:p text:style-name="P139">header nav main section footer</text:p>
        <text:p text:style-name="P140"/>
        <text:p text:style-name="P135">Application de la grille <text:span text:style-name="T129">et des classes </text:span>Bootstrap</text:p>
        <text:p text:style-name="P135"/>
        <text:p text:style-name="P142">Ecriture de règles <text:span text:style-name="T130">Le</text:span>ss en conformité avec la pratique de l’entreprise</text:p>
        <text:p text:style-name="P143">Gestion des règles <text:span text:style-name="T130">Less</text:span> avec une approche par composants <text:span text:style-name="T128">et factorisation</text:span></text:p>
        <text:p text:style-name="P135"/>
        <text:p text:style-name="P135">Utilisation de composants Bootstrap</text:p>
        <text:p text:style-name="P137">Navbar –<text:span text:style-name="T123"> Dropdown-menu</text:span></text:p>
        <text:p text:style-name="P135">Carousel</text:p>
        <text:p text:style-name="P137">Accordion</text:p>
        <text:p text:style-name="P138">Affix</text:p>
        <text:p text:style-name="P135"/>
        <text:p text:style-name="P138">Background Full Size Utilisation <text:span text:style-name="T124">de FlexBox</text:span> </text:p>
        <text:p text:style-name="P138"/>
        <text:p text:style-name="P141">Utilisation et modification des variables internes de Bootstrap </text:p>
        <text:p text:style-name="P135"/>
        <text:p text:style-name="P135"/>
        <text:p text:style-name="P133">2 Page Intérieures</text:p>
        <text:p text:style-name="P134"/>
        <text:p text:style-name="P134"/>
        <text:p text:style-name="P134"/>
        <text:p text:style-name="P134"/>
        <text:p text:style-name="P162"><text:span text:style-name="T127">P</text:span>ost <text:span text:style-name="T127">T</text:span>ypes order</text:p>
        <text:p text:style-name="P172"><text:span text:style-name="T1">P</text:span><text:span text:style-name="T10">ost Category Widget</text:span></text:p>
        <text:p text:style-name="P162">Types → outils déjà uilisés dpar fb</text:p>
        <text:p text:style-name="P134"/>
        <text:p text:style-name="P144">Evolutions du projet itérative, avec l’équipe</text:p>
        <text:p text:style-name="P134"/>
        <text:p text:style-name="P134"/>
        <text:p text:style-name="P134"/>
        <text:p text:style-name="P185">Difficultés</text:p>
        <text:p text:style-name="P168"/>
        <text:p text:style-name="P211">Projet en sommeil depuis près d’un an</text:p>
        <text:p text:style-name="P211">Pertes et manques d’informations sur le projet <text:s/></text:p>
        <text:p text:style-name="P211">Indisponibilité du client <text:span text:style-name="T130">avec risques de remien cause</text:span></text:p>
        <text:p text:style-name="P211">Pas de design clair défini au départ du projet</text:p>
        <text:p text:style-name="P211"><text:soft-page-break/><text:span text:style-name="T130">Refonte</text:span> d’un projet </text:p>
        <text:p text:style-name="P211"/>
        <text:p text:style-name="P211">Nouvel environnement de travail</text:p>
        <text:p text:style-name="P213">Réfléchir au projet dans sa globalité avant de se lancer à coder</text:p>
        <text:p text:style-name="P211">Condensé de toute ma formation à ressortir d’un coup !</text:p>
        <text:p text:style-name="P213">Révisions et compréhension des techniques de positionnement Css</text:p>
        <text:p text:style-name="P213">Astuces et résolutions de problèmes Css</text:p>
        <text:p text:style-name="P211">Mise en place des process de développement spécifiques à l’entreprise</text:p>
        <text:p text:style-name="P212">Ajustements et corrections permanents</text:p>
        <text:p text:style-name="P212"/>
        <text:p text:style-name="P214">Création du background full-size dans le header</text:p>
        <text:p text:style-name="P215">Gérer tout le site en partant d’une grille avec un container-fluid</text:p>
        <text:p text:style-name="P210"/>
        <text:p text:style-name="P160"/>
        <text:p text:style-name="P162"/>
        <text:p text:style-name="P157"/>
        <text:p text:style-name="P157"/>
        <text:p text:style-name="P208"/>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75"/>
        <text:p text:style-name="P175">usb</text:p>
        <text:p text:style-name="P85"><text:span text:style-name="T1">Thèmes abordés</text:span></text:p>
        <text:p text:style-name="P149"><text:span text:style-name="T1">Missions</text:span></text:p>
        <text:p text:style-name="P134">Travail</text:p>
        <text:p text:style-name="P207">Difficultés</text:p>
        <text:p text:style-name="P157">ce que fait un client</text:p>
        <text:p text:style-name="P157">formation assistée wp</text:p>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209"><text:span text:style-name="T121">fil cuivré</text:span> </text:p>
        <text:p text:style-name="P85"><text:span text:style-name="T1">Thèmes abordés</text:span></text:p>
        <text:p text:style-name="P149"><text:span text:style-name="T1">Missions</text:span></text:p>
        <text:p text:style-name="P134">Travail</text:p>
        <text:p text:style-name="P207">Difficultés</text:p>
        <text:p text:style-name="P159">400 search</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7"/>
        <text:p text:style-name="P175">agi</text:p>
        <text:p text:style-name="P85"><text:span text:style-name="T1">Thèmes abordés</text:span></text:p>
        <text:p text:style-name="P149"><text:span text:style-name="T1">Missions</text:span></text:p>
        <text:p text:style-name="P134">Travail</text:p>
        <text:p text:style-name="P207">Difficultés</text:p>
        <text:p text:style-name="P157">inté <text:s/>reprise projet existant</text:p>
        <text:p text:style-name="P157"/>
        <text:p text:style-name="P157"/>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209"><text:span text:style-name="T121">AEEPS</text:span> <text:s/></text:p>
        <text:p text:style-name="P85"><text:span text:style-name="T1">Thèmes abordés</text:span></text:p>
        <text:p text:style-name="P149"><text:span text:style-name="T1">Missions</text:span></text:p>
        <text:p text:style-name="P134">Travail</text:p>
        <text:p text:style-name="P207">Difficultés</text:p>
        <text:p text:style-name="P159"><text:s/>découpe html css reprise code existant</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7"/>
        <text:p text:style-name="P157"/>
        <text:p text:style-name="P157"/>
        <text:p text:style-name="P157"/>
        <text:p text:style-name="P174">BILAN</text:p>
        <text:p text:style-name="P158">aurais du</text:p>
        <text:p text:style-name="P158"/>
        <text:p text:style-name="P158">git branch <text:s text:c="2"/>ma branch → <text:s text:c="2"/>merge vers master</text:p>
        <text:p text:style-name="P158"/>
        <text:p text:style-name="P158">avoir un serveur avec un accès à tout le monde</text:p>
        <text:p text:style-name="P158">procédure et échanges <text:s/>et outils</text:p>
        <text:p text:style-name="P158">less sass pourquoi less</text:p>
        <text:p text:style-name="P158"/>
        <text:p text:style-name="P158"/>
        <text:p text:style-name="P161">je sais intégrer ds wp mieux qu’avant</text:p>
        <text:p text:style-name="P161"/>
        <text:p text:style-name="P161"><text:soft-page-break/></text:p>
        <text:p text:style-name="P161">bonnes pratiques</text:p>
        <text:p text:style-name="P161">process <text:s/>outil de gestion de projet</text:p>
        <text:p text:style-name="P161">une doc pdf → fil conducteur <text:s/>style guide</text:p>
        <text:p text:style-name="P161">Définition des besoins pertinentes</text:p>
        <text:p text:style-name="P161">Que tout le monde utilisent les mêmes outils tout au long du projet</text:p>
        <text:p text:style-name="P161"/>
        <text:p text:style-name="P164">Redmine <text:s text:c="4"/>svn <text:s text:c="2"/>au départ <text:s/>suivi de bug <text:s text:c="3"/>et gestion de projet</text:p>
        <text:p text:style-name="P164">toutes les info centralisé sur une plateforme</text:p>
        <text:p text:style-name="P164"/>
        <text:p text:style-name="P164"/>
        <text:p text:style-name="P164"/>
        <text:p text:style-name="P163">factoriser le code</text:p>
        <text:p text:style-name="P163"/>
        <text:p text:style-name="P163">framework <text:s text:c="2"/>utilité <text:s text:c="2"/>le besoin <text:s text:c="2"/>landing page <text:s/>ou sites de plusieurs pages</text:p>
        <text:p text:style-name="P163"/>
        <text:p text:style-name="P163">Un choix techno maîtrisé</text:p>
        <text:p text:style-name="P163"/>
        <text:p text:style-name="P163">gestion de projets <text:s text:c="2"/>souplesse des process <text:s text:c="3"/>site 3 pages → Symfony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adornments="Normal" style:font-family-generic="roman" style:font-pitch="variable" style:font-charset="x-symbol"/>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Roboto Condensed" svg:font-family="'Roboto Condensed', sans-serif"/>
    <style:font-face style:name="Roboto" svg:font-family="Roboto, 'Open Sans', Helvetica, Arial, sans-serif"/>
    <style:font-face style:name="Source Sans Pro" svg:font-family="'Source Sans Pro', sans-serif"/>
    <style:font-face style:name="apple-system" svg:font-family="apple-system, BlinkMacSystemFont, 'Segoe UI', Roboto, Helvetica, Arial, sans-serif"/>
    <style:font-face style:name="sans-serif" svg:font-family="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Arial1" fo:font-family="Arial, sans-serif" style:font-family-generic="roman" style:font-pitch="variable" fo:font-size="12pt" fo:font-weight="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1-30T16:25:38.015000000</dc:date>
    <meta:editing-cycles>141</meta:editing-cycles>
    <meta:editing-duration>PT7H5M14S</meta:editing-duration>
    <meta:generator>LibreOffice/5.2.7.2$Windows_x86 LibreOffice_project/2b7f1e640c46ceb28adf43ee075a6e8b8439ed10</meta:generator>
    <meta:document-statistic meta:table-count="0" meta:image-count="0" meta:object-count="0" meta:page-count="23" meta:paragraph-count="432" meta:word-count="5734" meta:character-count="35802" meta:non-whitespace-character-count="30367"/>
  </office:meta>
</office:document-meta>
</file>